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4cm" fo:min-width="2.8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2.8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1pt" fo:font-style="italic"/>
    </style:style>
    <style:style style:name="P8" style:family="paragraph">
      <style:paragraph-properties fo:margin-left="0cm" fo:margin-right="0cm" fo:text-indent="0cm"/>
      <style:text-properties fo:font-size="11pt" fo:font-style="italic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1pt" fo:font-style="italic"/>
    </style:style>
    <style:style style:name="P11" style:family="paragraph">
      <style:text-properties fo:font-size="10pt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545cm" svg:height="2.621cm" svg:x="40.052cm" svg:y="-2.362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tekst: TEXT</text:span></text:p>
            <text:p text:style-name="P1"><text:span text:style-name="T1">vrijeme: TIMESTAMP</text:span></text:p>
            <text:p text:style-name="P1"><text:span text:style-name="T1">osoba: INT</text:span></text:p>
          </draw:text-box>
        </draw:frame>
        <draw:frame draw:style-name="gr2" draw:layer="layout" svg:width="4.003cm" svg:height="3.095cm" svg:x="13.072cm" svg:y="-6.315cm">
          <draw:text-box>
            <text:p text:style-name="P1"><text:span text:style-name="T1">id: INT</text:span></text:p>
            <text:p text:style-name="P1"><text:span text:style-name="T1">login: VARCHAR</text:span></text:p>
            <text:p text:style-name="P1"><text:span text:style-name="T1">password: VARCH</text:span></text:p>
            <text:p text:style-name="P1"><text:span text:style-name="T1">admin: TINYINT</text:span></text:p>
            <text:p text:style-name="P1"><text:span text:style-name="T1">external_id: INT</text:span></text:p>
            <text:p text:style-name="P1"><text:span text:style-name="T1">aktivan: TINYINT</text:span></text:p>
          </draw:text-box>
        </draw:frame>
        <draw:custom-shape draw:style-name="gr3" draw:text-style-name="P2" draw:layer="layout" svg:width="0.519cm" svg:height="2.973cm" svg:x="16.49cm" svg:y="-6.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416cm" svg:x="13.051cm" svg:y="-6.226cm" svg:viewBox="0 0 3773 3417" svg:d="m0 4c0 939 0 1877 0 2816 0 298 314 597 628 597 839 0 1677 0 2516 0 314 0 629-299 629-597 0-939 0-1877 0-2816 0-9-3772-1-3773 0z">
          <text:p/>
        </draw:path>
        <draw:path draw:style-name="gr5" draw:text-style-name="P5" draw:layer="layout" svg:width="3.773cm" svg:height="0.777cm" svg:x="13.05cm" svg:y="-7cm" svg:viewBox="0 0 3774 778" svg:d="m3774 778c0-389-315-778-629-778-839 0-1678 0-2517 0-314 0-628 389-628 778z">
          <text:p text:style-name="P4"><text:span text:style-name="T2">auth</text:span></text:p>
        </draw:path>
        <draw:frame draw:style-name="gr6" draw:text-style-name="P2" draw:layer="layout" svg:width="0.3cm" svg:height="0.3cm" svg:x="13.182cm" svg:y="-5.9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5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05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5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1.8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1cm" svg:height="6.887cm" svg:x="6.779cm" svg:y="0.314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treba_brisati: TINY</text:span></text:p>
          </draw:text-box>
        </draw:frame>
        <draw:custom-shape draw:style-name="gr3" draw:text-style-name="P2" draw:layer="layout" svg:width="0.519cm" svg:height="6.757cm" svg:x="10.161cm" svg:y="0.49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7.968cm" svg:x="6.55cm" svg:y="0.327cm" svg:viewBox="0 0 3750 7969" svg:d="m1 5c0 1269-1 5888-1 7157 0 403 312 807 624 807 834 0 1666 0 2500 0 312 0 626-407 626-811 0-1268 0-5884 0-7153 0-12-3749 0-3749 0z">
          <text:p/>
        </draw:path>
        <draw:path draw:style-name="gr5" draw:text-style-name="P5" draw:layer="layout" svg:width="3.761cm" svg:height="0.777cm" svg:x="6.55cm" svg:y="-0.448cm" svg:viewBox="0 0 3762 778" svg:d="m3762 778c0-389-314-778-627-778-836 0-1673 0-2509 0-313 0-626 389-626 778z">
          <text:p text:style-name="P4"><text:span text:style-name="T2">osoba</text:span></text:p>
        </draw:path>
        <draw:frame draw:style-name="gr6" draw:text-style-name="P2" draw:layer="layout" svg:width="0.3cm" svg:height="0.3cm" svg:x="6.67cm" svg:y="0.5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0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49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9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91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4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8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3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85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3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8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6.6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6.269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1.673cm" svg:x="13.164cm" svg:y="2.77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6.653cm" svg:y="2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13.051cm" svg:y="2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13.05cm" svg:y="2cm" svg:viewBox="0 0 3750 778" svg:d="m3750 778c0-389-313-778-625-778-834 0-1667 0-2501 0-312 0-624 389-624 778z">
          <text:p text:style-name="P4"><text:span text:style-name="T2">kanton</text:span></text:p>
        </draw:path>
        <draw:frame draw:style-name="gr6" draw:text-style-name="P2" draw:layer="layout" svg:width="0.3cm" svg:height="0.3cm" svg:x="13.182cm" svg:y="3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94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67cm" svg:height="0.687cm" svg:x="10.55cm" svg:y="4.25cm">
          <draw:text-box>
            <text:p text:style-name="P6"><text:span text:style-name="T3">kanton</text:span></text:p>
          </draw:text-box>
        </draw:frame>
        <draw:frame draw:style-name="gr2" draw:text-style-name="P7" draw:layer="layout" svg:width="0.803cm" svg:height="0.687cm" svg:x="12.3cm" svg:y="3.012cm">
          <draw:text-box>
            <text:p text:style-name="P6"><text:span text:style-name="T3">id</text:span></text:p>
          </draw:text-box>
        </draw:frame>
        <draw:line draw:style-name="gr7" draw:text-style-name="P2" draw:layer="layout" svg:x1="12.759cm" svg:y1="3.94cm" svg:x2="12.759cm" svg:y2="3.575cm">
          <text:p/>
        </draw:line>
        <draw:line draw:style-name="gr7" draw:text-style-name="P2" draw:layer="layout" svg:x1="10.526cm" svg:y1="4.444cm" svg:x2="10.526cm" svg:y2="4.079cm">
          <text:p/>
        </draw:line>
        <draw:line draw:style-name="gr7" draw:text-style-name="P2" draw:layer="layout" svg:x1="12.764cm" svg:y1="3.743cm" svg:x2="13.038cm" svg:y2="3.585cm">
          <text:p/>
        </draw:line>
        <draw:line draw:style-name="gr7" draw:text-style-name="P2" draw:layer="layout" svg:x1="12.759cm" svg:y1="3.748cm" svg:x2="13.047cm" svg:y2="3.902cm">
          <text:p/>
        </draw:line>
        <draw:frame draw:style-name="gr2" draw:layer="layout" svg:width="3.948cm" svg:height="1.199cm" svg:x="13.219cm" svg:y="7.825cm">
          <draw:text-box>
            <text:p text:style-name="P1"><text:span text:style-name="T1">osoba: INT</text:span></text:p>
            <text:p text:style-name="P1"><text:span text:style-name="T1">privilegija: VARCH</text:span></text:p>
          </draw:text-box>
        </draw:frame>
        <draw:custom-shape draw:style-name="gr3" draw:text-style-name="P2" draw:layer="layout" svg:width="0.519cm" svg:height="1.886cm" svg:x="16.637cm" svg:y="7.9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2.979cm" svg:y="7.837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78cm" svg:y="7.063cm" svg:viewBox="0 0 3774 778" svg:d="m3774 778c0-389-315-778-629-778-839 0-1678 0-2517 0-314 0-628 389-628 778z">
          <text:p text:style-name="P4"><text:span text:style-name="T2">privilegije</text:span></text:p>
        </draw:path>
        <draw:frame draw:style-name="gr6" draw:text-style-name="P2" draw:layer="layout" svg:width="0.3cm" svg:height="0.3cm" svg:x="13.11cm" svg:y="8.52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16cm" svg:y="8.088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05cm" svg:y1="9cm" svg:x2="11.3cm" svg:y2="9cm">
          <text:p/>
        </draw:line>
        <draw:line draw:style-name="gr7" draw:text-style-name="P2" draw:layer="layout" svg:x1="11.3cm" svg:y1="9cm" svg:x2="11.3cm" svg:y2="7.5cm">
          <text:p/>
        </draw:line>
        <draw:line draw:style-name="gr7" draw:text-style-name="P2" draw:layer="layout" svg:x1="11.3cm" svg:y1="7.5cm" svg:x2="10.3cm" svg:y2="7.5cm">
          <text:p/>
        </draw:line>
        <draw:frame draw:style-name="gr2" draw:text-style-name="P7" draw:layer="layout" svg:width="0.803cm" svg:height="0.687cm" svg:x="10.55cm" svg:y="7.5cm">
          <draw:text-box>
            <text:p text:style-name="P6"><text:span text:style-name="T3">id</text:span></text:p>
          </draw:text-box>
        </draw:frame>
        <draw:line draw:style-name="gr7" draw:text-style-name="P2" draw:layer="layout" svg:x1="10.597cm" svg:y1="7.689cm" svg:x2="10.597cm" svg:y2="7.324cm">
          <text:p/>
        </draw:line>
        <draw:line draw:style-name="gr7" draw:text-style-name="P2" draw:layer="layout" svg:x1="10.592cm" svg:y1="7.492cm" svg:x2="10.318cm" svg:y2="7.334cm">
          <text:p/>
        </draw:line>
        <draw:line draw:style-name="gr7" draw:text-style-name="P2" draw:layer="layout" svg:x1="10.597cm" svg:y1="7.497cm" svg:x2="10.309cm" svg:y2="7.651cm">
          <text:p/>
        </draw:line>
        <draw:frame draw:style-name="gr2" draw:layer="layout" svg:width="4.219cm" svg:height="4.043cm" svg:x="6.779cm" svg:y="13.414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obavezan: TINYINT</text:span></text:p>
            <text:p text:style-name="P1"><text:span text:style-name="T1">akademska_godina</text:span></text:p>
            <text:p text:style-name="P1"><text:span text:style-name="T1">tippredmeta: INT</text:span></text:p>
            <text:p text:style-name="P1"><text:span text:style-name="T1">ects: FLOAT</text:span></text:p>
          </draw:text-box>
        </draw:frame>
        <draw:custom-shape draw:style-name="gr3" draw:text-style-name="P2" draw:layer="layout" svg:width="0.543cm" svg:height="6.757cm" svg:x="10.197cm" svg:y="12.429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6.538cm" svg:y="12.652cm" svg:viewBox="0 0 3774 778" svg:d="m3774 778c0-389-315-778-629-778-839 0-1678 0-2517 0-314 0-628 389-628 778z">
          <text:p text:style-name="P4"><text:span text:style-name="T2">ponudakursa</text:span></text:p>
        </draw:path>
        <draw:frame draw:style-name="gr6" draw:text-style-name="P2" draw:layer="layout" svg:width="0.3cm" svg:height="0.3cm" svg:x="6.67cm" svg:y="13.6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0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5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6.9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1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59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03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51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53cm" svg:x="6.55cm" svg:y="13.446cm" svg:viewBox="0 0 3773 4554" svg:d="m0 5c0 1251 0 2502 0 3753 0 398 314 796 628 796 839 0 1677 0 2516 0 314 0 629-398 629-796 0-1251 0-2502 0-3753 0-11-3772-1-3773 0z">
          <text:p/>
        </draw:path>
        <draw:frame draw:style-name="gr2" draw:layer="layout" svg:width="4.117cm" svg:height="2.147cm" svg:x="13.691cm" svg:y="19.44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institucija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7.109cm" svg:y="19.5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1cm" svg:y="19.4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cm" svg:y="18.687cm" svg:viewBox="0 0 3774 778" svg:d="m3774 778c0-389-315-778-629-778-839 0-1678 0-2517 0-314 0-628 389-628 778z">
          <text:p text:style-name="P4"><text:span text:style-name="T2">predmet</text:span></text:p>
        </draw:path>
        <draw:frame draw:style-name="gr6" draw:text-style-name="P2" draw:layer="layout" svg:width="0.3cm" svg:height="0.3cm" svg:x="13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172cm" svg:y1="20.778cm" svg:x2="13.172cm" svg:y2="20.413cm">
          <text:p/>
        </draw:line>
        <draw:line draw:style-name="gr7" draw:text-style-name="P2" draw:layer="layout" svg:x1="13.177cm" svg:y1="20.581cm" svg:x2="13.451cm" svg:y2="20.423cm">
          <text:p/>
        </draw:line>
        <draw:line draw:style-name="gr7" draw:text-style-name="P2" draw:layer="layout" svg:x1="13.172cm" svg:y1="20.586cm" svg:x2="13.46cm" svg:y2="20.74cm">
          <text:p/>
        </draw:line>
        <draw:frame draw:style-name="gr6" draw:text-style-name="P2" draw:layer="layout" svg:width="0.3cm" svg:height="0.3cm" svg:x="13.592cm" svg:y="20.65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442cm" svg:y1="20.584cm" svg:x2="12.436cm" svg:y2="20.584cm">
          <text:p/>
        </draw:line>
        <draw:line draw:style-name="gr7" draw:text-style-name="P2" draw:layer="layout" svg:x1="12.436cm" svg:y1="20.584cm" svg:x2="12.441cm" svg:y2="17.362cm">
          <text:p/>
        </draw:line>
        <draw:line draw:style-name="gr7" draw:text-style-name="P2" draw:layer="layout" svg:x1="12.441cm" svg:y1="17.335cm" svg:x2="10.319cm" svg:y2="17.34cm">
          <text:p/>
        </draw:line>
        <draw:frame draw:style-name="gr2" draw:text-style-name="P7" draw:layer="layout" svg:width="1.56cm" svg:height="0.687cm" svg:x="11.49cm" svg:y="9.067cm">
          <draw:text-box>
            <text:p text:style-name="P6"><text:span text:style-name="T3">osoba</text:span></text:p>
          </draw:text-box>
        </draw:frame>
        <draw:frame draw:style-name="gr2" draw:text-style-name="P7" draw:layer="layout" svg:width="1.933cm" svg:height="0.687cm" svg:x="10.425cm" svg:y="17.301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12.41cm" svg:y="19.951cm">
          <draw:text-box>
            <text:p text:style-name="P6"><text:span text:style-name="T3">id</text:span></text:p>
          </draw:text-box>
        </draw:frame>
        <draw:custom-shape draw:style-name="gr3" draw:text-style-name="P2" draw:layer="layout" svg:width="0.519cm" svg:height="1.964cm" svg:x="23.109cm" svg:y="19.564cm">
          <text:p/>
          <draw:enhanced-geometry svg:viewBox="0 0 21600 21600" draw:type="rectangle" draw:enhanced-path="M 0 0 L 21600 0 21600 21600 0 21600 0 0 Z N"/>
        </draw:custom-shape>
        <draw:path draw:style-name="gr5" draw:text-style-name="P5" draw:id="id3" draw:layer="layout" svg:width="3.773cm" svg:height="0.777cm" svg:x="19.45cm" svg:y="18.687cm" svg:viewBox="0 0 3774 778" svg:d="m3774 778c0-389-315-778-629-778-839 0-1678 0-2517 0-314 0-628 389-628 778z">
          <text:p text:style-name="P4"><text:span text:style-name="T2">institucija</text:span></text:p>
        </draw:path>
        <draw:frame draw:style-name="gr6" draw:text-style-name="P2" draw:layer="layout" svg:width="0.3cm" svg:height="0.3cm" svg:x="19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9.172cm" svg:y1="20.778cm" svg:x2="19.172cm" svg:y2="20.413cm">
          <text:p/>
        </draw:line>
        <draw:line draw:style-name="gr7" draw:text-style-name="P2" draw:layer="layout" svg:x1="19.177cm" svg:y1="20.581cm" svg:x2="19.451cm" svg:y2="20.423cm">
          <text:p/>
        </draw:line>
        <draw:line draw:style-name="gr7" draw:text-style-name="P2" draw:layer="layout" svg:x1="19.172cm" svg:y1="20.586cm" svg:x2="19.46cm" svg:y2="20.74cm">
          <text:p/>
        </draw:line>
        <draw:frame draw:style-name="gr6" draw:text-style-name="P2" draw:layer="layout" svg:width="0.3cm" svg:height="0.3cm" svg:x="19.592cm" svg:y="20.65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2.147cm" svg:x="19.691cm" svg:y="19.4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roditelj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23.109cm" svg:y="19.5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9.451cm" svg:y="19.461cm" svg:viewBox="0 0 3773 2238" svg:d="m0 2c0 616 0 1230 0 1845 0 195 314 391 628 391 839 0 1677 0 2516 0 314 0 629-196 629-391 0-615 0-1229 0-1845 0-5-3772 0-3773 0z">
          <text:p/>
        </draw:path>
        <draw:line draw:style-name="gr7" draw:text-style-name="P2" draw:layer="layout" svg:x1="19.437cm" svg:y1="20.584cm" svg:x2="17.205cm" svg:y2="20.583cm">
          <text:p/>
        </draw:line>
        <draw:line draw:style-name="gr7" draw:text-style-name="P2" draw:layer="layout" svg:x1="23.716cm" svg:y1="20.99cm" svg:x2="23.223cm" svg:y2="20.99cm">
          <text:p/>
        </draw:line>
        <draw:line draw:style-name="gr7" draw:text-style-name="P2" draw:layer="layout" svg:x1="23.716cm" svg:y1="19.79cm" svg:x2="23.222cm" svg:y2="19.79cm">
          <text:p/>
        </draw:line>
        <draw:line draw:style-name="gr7" draw:text-style-name="P2" draw:layer="layout" svg:x1="23.716cm" svg:y1="19.79cm" svg:x2="23.716cm" svg:y2="20.99cm">
          <text:p/>
        </draw:line>
        <draw:frame draw:style-name="gr2" draw:text-style-name="P7" draw:layer="layout" svg:width="2.098cm" svg:height="0.687cm" svg:x="17.204cm" svg:y="20.491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18.511cm" svg:y="19.952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23.211cm" svg:y="19.1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645cm" svg:height="0.687cm" svg:x="23.211cm" svg:y="20.952cm">
          <draw:text-box>
            <text:p text:style-name="P6"><text:span text:style-name="T3">roditelj</text:span></text:p>
          </draw:text-box>
        </draw:frame>
        <draw:frame draw:style-name="gr2" draw:layer="layout" svg:width="3.952cm" svg:height="2.147cm" svg:x="13.192cm" svg:y="11.249cm">
          <draw:text-box>
            <text:p text:style-name="P1"><text:span text:style-name="T1">studen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akademska_godin</text:span></text:p>
          </draw:text-box>
        </draw:frame>
        <draw:custom-shape draw:style-name="gr3" draw:text-style-name="P2" draw:layer="layout" svg:width="0.519cm" svg:height="1.964cm" svg:x="16.61cm" svg:y="11.3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1" draw:layer="layout" svg:width="3.772cm" svg:height="2.237cm" svg:x="12.952cm" svg:y="11.2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51cm" svg:y="10.487cm" svg:viewBox="0 0 3774 778" svg:d="m3774 778c0-389-315-778-629-778-839 0-1678 0-2517 0-314 0-628 389-628 778z">
          <text:p text:style-name="P4"><text:span text:style-name="T2">student_studij</text:span></text:p>
        </draw:path>
        <draw:frame draw:style-name="gr6" draw:text-style-name="P2" draw:layer="layout" svg:width="0.3cm" svg:height="0.3cm" svg:x="13.083cm" svg:y="11.4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083cm" svg:y="1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074cm" svg:y="12.931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2.677cm" svg:y1="12.282cm" svg:x2="12.951cm" svg:y2="12.124cm">
          <text:p/>
        </draw:line>
        <draw:line draw:style-name="gr7" draw:text-style-name="P2" draw:layer="layout" svg:x1="12.672cm" svg:y1="12.287cm" svg:x2="12.96cm" svg:y2="12.441cm">
          <text:p/>
        </draw:line>
        <draw:line draw:style-name="gr7" draw:text-style-name="P2" draw:layer="layout" svg:x1="12.771cm" svg:y1="9.199cm" svg:x2="12.771cm" svg:y2="8.834cm">
          <text:p/>
        </draw:line>
        <draw:line draw:style-name="gr7" draw:text-style-name="P2" draw:layer="layout" svg:x1="10.471cm" svg:y1="17.519cm" svg:x2="10.471cm" svg:y2="17.154cm">
          <text:p/>
        </draw:line>
        <draw:frame draw:style-name="gr6" draw:text-style-name="P2" draw:layer="layout" svg:width="0.3cm" svg:height="0.3cm" svg:x="13.083cm" svg:y="11.9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9.836cm" svg:y1="8.612cm" svg:x2="9.539cm" svg:y2="8.612cm">
          <text:p/>
        </draw:line>
        <draw:line draw:style-name="gr7" draw:text-style-name="P2" draw:layer="layout" svg:x1="9.84cm" svg:y1="8.713cm" svg:x2="9.539cm" svg:y2="8.713cm">
          <text:p/>
        </draw:line>
        <draw:frame draw:style-name="gr2" draw:layer="layout" svg:width="4.185cm" svg:height="4.043cm" svg:x="19.326cm" svg:y="11.03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zavrsni_semestar:</text:span></text:p>
            <text:p text:style-name="P1"><text:span text:style-name="T1">institucija: INT</text:span></text:p>
            <text:p text:style-name="P1"><text:span text:style-name="T1">kratkinaziv: VARCH</text:span></text:p>
            <text:p text:style-name="P1"><text:span text:style-name="T1">moguc_upis: TINY</text:span></text:p>
            <text:p text:style-name="P1"><text:span text:style-name="T1">tipstudija: INT</text:span></text:p>
            <text:p text:style-name="P1"><text:span text:style-name="T1">preduslov: INT</text:span></text:p>
          </draw:text-box>
        </draw:frame>
        <draw:path draw:style-name="gr5" draw:text-style-name="P5" draw:layer="layout" svg:width="3.749cm" svg:height="0.777cm" svg:x="19.05cm" svg:y="10.25cm" svg:viewBox="0 0 3750 778" svg:d="m3750 778c0-389-313-778-625-778-834 0-1667 0-2501 0-312 0-624 389-624 778z">
          <text:p text:style-name="P4"><text:span text:style-name="T2">studij</text:span></text:p>
        </draw:path>
        <draw:frame draw:style-name="gr6" draw:text-style-name="P2" draw:layer="layout" svg:width="0.3cm" svg:height="0.3cm" svg:x="19.217cm" svg:y="11.28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2.26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2.71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4.6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2.744cm" svg:y="11.15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2" draw:layer="layout" svg:width="3.749cm" svg:height="4.591cm" svg:x="19.05cm" svg:y="11.024cm" svg:viewBox="0 0 3750 4592" svg:d="m0 5c0 1262 0 2523 0 3785 0 401 312 802 624 802 834 0 1667 0 2501 0 312 0 625-401 625-802 0-1262 0-2523 0-3785 0-11-3749-1-3750 0z">
          <text:p/>
        </draw:path>
        <draw:frame draw:style-name="gr2" draw:text-style-name="P7" draw:layer="layout" svg:width="0.803cm" svg:height="0.687cm" svg:x="8.818cm" svg:y="8.34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10.858cm" svg:y="12.34cm">
          <draw:text-box>
            <text:p text:style-name="P6"><text:span text:style-name="T3">student</text:span></text:p>
          </draw:text-box>
        </draw:frame>
        <draw:connector draw:style-name="gr7" draw:text-style-name="P2" draw:layer="layout" svg:x1="16.725cm" svg:y1="12.38cm" svg:x2="19.05cm" svg:y2="13.32cm" draw:start-shape="id1" draw:start-glue-point="1" draw:end-shape="id2" draw:end-glue-point="3" svg:d="m16725 12380h1163v940h1162">
          <text:p/>
        </draw:connector>
        <draw:line draw:style-name="gr7" draw:text-style-name="P2" draw:layer="layout" svg:x1="17.013cm" svg:y1="12.383cm" svg:x2="16.739cm" svg:y2="12.225cm">
          <text:p/>
        </draw:line>
        <draw:line draw:style-name="gr7" draw:text-style-name="P2" draw:layer="layout" svg:x1="17.018cm" svg:y1="12.388cm" svg:x2="16.73cm" svg:y2="12.542cm">
          <text:p/>
        </draw:line>
        <draw:custom-shape draw:style-name="gr8" draw:text-style-name="P2" draw:layer="layout" svg:width="0.174cm" svg:height="0.174cm" svg:x="16.986cm" svg:y="12.294cm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408cm" svg:height="0.687cm" svg:x="16.688cm" svg:y="12.341cm">
          <draw:text-box>
            <text:p text:style-name="P6"><text:span text:style-name="T3">studij</text:span></text:p>
          </draw:text-box>
        </draw:frame>
        <draw:frame draw:style-name="gr2" draw:text-style-name="P7" draw:layer="layout" svg:width="0.803cm" svg:height="0.687cm" svg:x="18.15cm" svg:y="12.567cm">
          <draw:text-box>
            <text:p text:style-name="P6"><text:span text:style-name="T3">id</text:span></text:p>
          </draw:text-box>
        </draw:frame>
        <draw:line draw:style-name="gr7" draw:text-style-name="P2" draw:layer="layout" svg:x1="18.836cm" svg:y1="13.505cm" svg:x2="18.836cm" svg:y2="13.14cm">
          <text:p/>
        </draw:line>
        <draw:line draw:style-name="gr7" draw:text-style-name="P2" draw:layer="layout" svg:x1="18.736cm" svg:y1="13.506cm" svg:x2="18.736cm" svg:y2="13.141cm">
          <text:p/>
        </draw:line>
        <draw:line draw:style-name="gr7" draw:text-style-name="P2" draw:layer="layout" svg:x1="18.836cm" svg:y1="13.506cm" svg:x2="18.836cm" svg:y2="13.141cm">
          <text:p/>
        </draw:line>
        <draw:line draw:style-name="gr7" draw:text-style-name="P2" draw:layer="layout" svg:x1="23.3cm" svg:y1="14.45cm" svg:x2="22.8cm" svg:y2="14.45cm">
          <text:p/>
        </draw:line>
        <draw:line draw:style-name="gr7" draw:text-style-name="P2" draw:layer="layout" svg:x1="23.3cm" svg:y1="13.2cm" svg:x2="22.8cm" svg:y2="13.2cm">
          <text:p/>
        </draw:line>
        <draw:line draw:style-name="gr7" draw:text-style-name="P2" draw:layer="layout" svg:x1="23.3cm" svg:y1="13.2cm" svg:x2="23.3cm" svg:y2="14.45cm">
          <text:p/>
        </draw:line>
        <draw:frame draw:style-name="gr2" draw:text-style-name="P7" draw:layer="layout" svg:width="2.034cm" svg:height="0.687cm" svg:x="22.897cm" svg:y="12.524cm">
          <draw:text-box>
            <text:p text:style-name="P6"><text:span text:style-name="T3">tipstudija</text:span></text:p>
          </draw:text-box>
        </draw:frame>
        <draw:frame draw:style-name="gr2" draw:text-style-name="P7" draw:layer="layout" svg:width="2.187cm" svg:height="0.687cm" svg:x="22.863cm" svg:y="14.45cm">
          <draw:text-box>
            <text:p text:style-name="P6"><text:span text:style-name="T3">preduslov</text:span></text:p>
          </draw:text-box>
        </draw:frame>
        <draw:frame draw:style-name="gr6" draw:text-style-name="P2" draw:layer="layout" svg:width="0.3cm" svg:height="0.3cm" svg:x="19.217cm" svg:y="11.80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4.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3.017cm" svg:y1="13.371cm" svg:x2="23.017cm" svg:y2="13.006cm">
          <text:p/>
        </draw:line>
        <draw:line draw:style-name="gr7" draw:text-style-name="P2" draw:layer="layout" svg:x1="23.017cm" svg:y1="14.627cm" svg:x2="23.017cm" svg:y2="14.262cm">
          <text:p/>
        </draw:line>
        <draw:line draw:style-name="gr7" draw:text-style-name="P2" draw:layer="layout" svg:x1="17.411cm" svg:y1="20.745cm" svg:x2="17.411cm" svg:y2="20.38cm">
          <text:p/>
        </draw:line>
        <draw:line draw:style-name="gr7" draw:text-style-name="P2" draw:layer="layout" svg:x1="23.371cm" svg:y1="19.99cm" svg:x2="23.371cm" svg:y2="19.625cm">
          <text:p/>
        </draw:line>
        <draw:line draw:style-name="gr7" draw:text-style-name="P2" draw:layer="layout" svg:x1="23.371cm" svg:y1="21.191cm" svg:x2="23.371cm" svg:y2="20.826cm">
          <text:p/>
        </draw:line>
        <draw:connector draw:style-name="gr7" draw:text-style-name="P2" draw:layer="layout" svg:x1="20.925cm" svg:y1="15.616cm" svg:x2="21.337cm" svg:y2="18.687cm" draw:start-shape="id2" draw:start-glue-point="2" draw:end-shape="id3" draw:end-glue-point="0" svg:d="m20925 15616v1536h412v1535">
          <text:p/>
        </draw:connector>
        <draw:line draw:style-name="gr7" draw:text-style-name="P2" draw:layer="layout" svg:x1="21.123cm" svg:y1="15.937cm" svg:x2="20.826cm" svg:y2="15.937cm">
          <text:p/>
        </draw:line>
        <draw:line draw:style-name="gr7" draw:text-style-name="P2" draw:layer="layout" svg:x1="21.478cm" svg:y1="18.412cm" svg:x2="21.181cm" svg:y2="18.412cm">
          <text:p/>
        </draw:line>
        <draw:line draw:style-name="gr7" draw:text-style-name="P2" draw:layer="layout" svg:x1="21.337cm" svg:y1="18.415cm" svg:x2="21.178cm" svg:y2="18.688cm">
          <text:p/>
        </draw:line>
        <draw:line draw:style-name="gr7" draw:text-style-name="P2" draw:layer="layout" svg:x1="21.337cm" svg:y1="18.415cm" svg:x2="21.496cm" svg:y2="18.688cm">
          <text:p/>
        </draw:line>
        <draw:frame draw:style-name="gr2" draw:text-style-name="P7" draw:layer="layout" svg:width="2.098cm" svg:height="0.687cm" svg:x="19.05cm" svg:y="15.817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21.212cm" svg:y="17.853cm">
          <draw:text-box>
            <text:p text:style-name="P6"><text:span text:style-name="T3">id</text:span></text:p>
          </draw:text-box>
        </draw:frame>
        <draw:line draw:style-name="gr7" draw:text-style-name="P2" draw:layer="layout" svg:x1="10.315cm" svg:y1="14.256cm" svg:x2="19.05cm" svg:y2="14.25cm">
          <text:p/>
        </draw:line>
        <draw:line draw:style-name="gr7" draw:text-style-name="P2" draw:layer="layout" svg:x1="18.767cm" svg:y1="14.449cm" svg:x2="18.767cm" svg:y2="14.084cm">
          <text:p/>
        </draw:line>
        <draw:line draw:style-name="gr7" draw:text-style-name="P2" draw:layer="layout" svg:x1="18.772cm" svg:y1="14.252cm" svg:x2="19.046cm" svg:y2="14.094cm">
          <text:p/>
        </draw:line>
        <draw:line draw:style-name="gr7" draw:text-style-name="P2" draw:layer="layout" svg:x1="18.767cm" svg:y1="14.257cm" svg:x2="19.055cm" svg:y2="14.411cm">
          <text:p/>
        </draw:line>
        <draw:frame draw:style-name="gr2" draw:text-style-name="P7" draw:layer="layout" svg:width="0.803cm" svg:height="0.687cm" svg:x="18.156cm" svg:y="14.2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408cm" svg:height="0.687cm" svg:x="10.388cm" svg:y="14.172cm">
          <draw:text-box>
            <text:p text:style-name="P6"><text:span text:style-name="T3">studij</text:span></text:p>
          </draw:text-box>
        </draw:frame>
        <draw:line draw:style-name="gr7" draw:text-style-name="P2" draw:layer="layout" svg:x1="10.471cm" svg:y1="14.45cm" svg:x2="10.471cm" svg:y2="14.085cm">
          <text:p/>
        </draw:line>
        <draw:frame draw:style-name="gr2" draw:layer="layout" svg:width="2.987cm" svg:height="1.199cm" svg:x="4.541cm" svg:y="9.262cm">
          <draw:text-box>
            <text:p text:style-name="P1"><text:span text:style-name="T1">student: INT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245cm" svg:x="7.959cm" svg:y="9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5cm" svg:x="4.301cm" svg:y="9.274cm" svg:viewBox="0 0 3773 1726" svg:d="m0 2c0 475 0 948 0 1423 0 150 314 301 628 301 839 0 1677 0 2516 0 314 0 629-151 629-301 0-475 0-948 0-1423 0-4-3772-1-3773 0z">
          <text:p/>
        </draw:path>
        <draw:path draw:style-name="gr5" draw:text-style-name="P5" draw:layer="layout" svg:width="3.773cm" svg:height="0.777cm" svg:x="4.3cm" svg:y="8.5cm" svg:viewBox="0 0 3774 778" svg:d="m3774 778c0-389-315-778-629-778-839 0-1678 0-2517 0-314 0-628 389-628 778z">
          <text:p text:style-name="P4"><text:span text:style-name="T2">student_predmet</text:span></text:p>
        </draw:path>
        <draw:frame draw:style-name="gr6" draw:text-style-name="P2" draw:layer="layout" svg:width="0.3cm" svg:height="0.3cm" svg:x="4.40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.405cm" svg:y="9.99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.05cm" svg:y1="8.5cm" svg:x2="5.05cm" svg:y2="7.5cm">
          <text:p/>
        </draw:line>
        <draw:line draw:style-name="gr7" draw:text-style-name="P2" draw:layer="layout" svg:x1="6.299cm" svg:y1="7.675cm" svg:x2="6.299cm" svg:y2="7.31cm">
          <text:p/>
        </draw:line>
        <draw:line draw:style-name="gr7" draw:text-style-name="P2" draw:layer="layout" svg:x1="6.199cm" svg:y1="7.675cm" svg:x2="6.199cm" svg:y2="7.31cm">
          <text:p/>
        </draw:line>
        <draw:frame draw:style-name="gr2" draw:text-style-name="P7" draw:layer="layout" svg:width="0.803cm" svg:height="0.687cm" svg:x="5.497cm" svg:y="6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5.02cm" svg:y="7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5.056cm" svg:y1="8.217cm" svg:x2="4.897cm" svg:y2="8.49cm">
          <text:p/>
        </draw:line>
        <draw:line draw:style-name="gr7" draw:text-style-name="P2" draw:layer="layout" svg:x1="5.049cm" svg:y1="8.215cm" svg:x2="5.215cm" svg:y2="8.49cm">
          <text:p/>
        </draw:line>
        <draw:line draw:style-name="gr7" draw:text-style-name="P2" draw:layer="layout" svg:x1="12.545cm" svg:y1="12.287cm" svg:x2="9.693cm" svg:y2="12.287cm">
          <text:p/>
        </draw:line>
        <draw:line draw:style-name="gr7" draw:text-style-name="P2" draw:layer="layout" svg:x1="9.687cm" svg:y1="12.298cm" svg:x2="9.678cm" svg:y2="8.306cm">
          <text:p/>
        </draw:lin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layer="layout" svg:width="0.174cm" svg:height="0.174cm" svg:x="4.958cm" svg:y="8.04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46cm" svg:y1="11.271cm" svg:x2="5.387cm" svg:y2="10.998cm">
          <text:p/>
        </draw:line>
        <draw:line draw:style-name="gr7" draw:text-style-name="P2" draw:layer="layout" svg:x1="5.539cm" svg:y1="11.273cm" svg:x2="5.705cm" svg:y2="10.998cm">
          <text:p/>
        </draw:line>
        <draw:line draw:style-name="gr7" draw:text-style-name="P2" draw:layer="layout" svg:x1="6.272cm" svg:y1="13.676cm" svg:x2="6.272cm" svg:y2="13.311cm">
          <text:p/>
        </draw:line>
        <draw:line draw:style-name="gr7" draw:text-style-name="P2" draw:layer="layout" svg:x1="6.172cm" svg:y1="13.676cm" svg:x2="6.172cm" svg:y2="13.311cm">
          <text:p/>
        </draw:line>
        <draw:frame draw:style-name="gr2" draw:text-style-name="P7" draw:layer="layout" svg:width="0.803cm" svg:height="0.687cm" svg:x="5.497cm" svg:y="13.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5.617cm" svg:y="11.067cm">
          <draw:text-box>
            <text:p text:style-name="P6"><text:span text:style-name="T3">predmet</text:span></text:p>
          </draw:text-box>
        </draw:frame>
        <draw:frame draw:style-name="gr2" draw:layer="layout" svg:width="3.542cm" svg:height="1.673cm" svg:x="1.541cm" svg:y="12.012cm">
          <draw:text-box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admin: TINYINT</text:span></text:p>
          </draw:text-box>
        </draw:frame>
        <draw:custom-shape draw:style-name="gr3" draw:text-style-name="P2" draw:layer="layout" svg:width="0.519cm" svg:height="1.245cm" svg:x="4.959cm" svg:y="12.12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1.3cm" svg:y="11.25cm" svg:viewBox="0 0 3774 778" svg:d="m3774 778c0-389-315-778-629-778-839 0-1678 0-2517 0-314 0-628 389-628 778z">
          <text:p text:style-name="P4"><text:span text:style-name="T2">nastavnik_predmet</text:span></text:p>
        </draw:path>
        <draw:frame draw:style-name="gr6" draw:text-style-name="P2" draw:layer="layout" svg:width="0.3cm" svg:height="0.3cm" svg:x="1.405cm" svg:y="12.2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.405cm" svg:y="12.74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3.05cm" svg:y1="11.25cm" svg:x2="3.05cm" svg:y2="6.75cm">
          <text:p/>
        </draw:line>
        <draw:line draw:style-name="gr7" draw:text-style-name="P2" draw:layer="layout" svg:x1="3.05cm" svg:y1="6.75cm" svg:x2="6.55cm" svg:y2="6.75cm">
          <text:p/>
        </draw:line>
        <draw:line draw:style-name="gr7" draw:text-style-name="P2" draw:layer="layout" svg:x1="6.271cm" svg:y1="6.927cm" svg:x2="6.271cm" svg:y2="6.562cm">
          <text:p/>
        </draw:line>
        <draw:line draw:style-name="gr7" draw:text-style-name="P2" draw:layer="layout" svg:x1="6.171cm" svg:y1="6.927cm" svg:x2="6.171cm" svg:y2="6.562cm">
          <text:p/>
        </draw:line>
        <draw:frame draw:style-name="gr2" draw:text-style-name="P7" draw:layer="layout" svg:width="0.803cm" svg:height="0.687cm" svg:x="5.497cm" svg:y="6.067cm">
          <draw:text-box>
            <text:p text:style-name="P6"><text:span text:style-name="T3">id</text:span></text:p>
          </draw:text-box>
        </draw:frame>
        <draw:line draw:style-name="gr7" draw:text-style-name="P2" draw:layer="layout" svg:x1="3.053cm" svg:y1="10.988cm" svg:x2="2.894cm" svg:y2="11.261cm">
          <text:p/>
        </draw:line>
        <draw:line draw:style-name="gr7" draw:text-style-name="P2" draw:layer="layout" svg:x1="3.046cm" svg:y1="10.986cm" svg:x2="3.212cm" svg:y2="11.261cm">
          <text:p/>
        </draw:line>
        <draw:line draw:style-name="gr7" draw:text-style-name="P2" draw:layer="layout" svg:x1="3.052cm" svg:y1="14.014cm" svg:x2="2.893cm" svg:y2="13.741cm">
          <text:p/>
        </draw:line>
        <draw:line draw:style-name="gr7" draw:text-style-name="P2" draw:layer="layout" svg:x1="3.045cm" svg:y1="14.016cm" svg:x2="3.211cm" svg:y2="13.741cm">
          <text:p/>
        </draw:line>
        <draw:line draw:style-name="gr7" draw:text-style-name="P2" draw:layer="layout" svg:x1="3.05cm" svg:y1="13.75cm" svg:x2="3.05cm" svg:y2="14.5cm">
          <text:p/>
        </draw:line>
        <draw:line draw:style-name="gr7" draw:text-style-name="P2" draw:layer="layout" svg:x1="3.05cm" svg:y1="14.5cm" svg:x2="6.55cm" svg:y2="14.5cm">
          <text:p/>
        </draw:line>
        <draw:line draw:style-name="gr7" draw:text-style-name="P2" draw:layer="layout" svg:x1="6.272cm" svg:y1="14.72cm" svg:x2="6.272cm" svg:y2="14.355cm">
          <text:p/>
        </draw:line>
        <draw:line draw:style-name="gr7" draw:text-style-name="P2" draw:layer="layout" svg:x1="6.172cm" svg:y1="14.72cm" svg:x2="6.172cm" svg:y2="14.355cm">
          <text:p/>
        </draw:line>
        <draw:frame draw:style-name="gr2" draw:text-style-name="P7" draw:layer="layout" svg:width="0.803cm" svg:height="0.687cm" svg:x="5.55cm" svg:y="14.5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2.954cm" svg:y="14.01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933cm" svg:height="0.687cm" svg:x="3.117cm" svg:y="13.817cm">
          <draw:text-box>
            <text:p text:style-name="P6"><text:span text:style-name="T3">predmet</text:span></text:p>
          </draw:text-box>
        </draw:frame>
        <draw:path draw:style-name="gr4" draw:text-style-name="P3" draw:layer="layout" svg:width="3.772cm" svg:height="1.724cm" svg:x="1.302cm" svg:y="12.025cm" svg:viewBox="0 0 3773 1725" svg:d="m0 2c0 474 0 948 0 1422 0 150 314 301 628 301 839 0 1677 0 2516 0 314 0 629-151 629-301 0-474 0-948 0-1422 0-4-3772-1-3773 0z">
          <text:p/>
        </draw:path>
        <draw:frame draw:style-name="gr2" draw:layer="layout" svg:width="3.762cm" svg:height="1.673cm" svg:x="-2.459cm" svg:y="13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964cm" svg:x="0.924cm" svg:y="13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-2.699cm" svg:y="13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-2.7cm" svg:y="13cm" svg:viewBox="0 0 3750 778" svg:d="m3750 778c0-389-313-778-625-778-834 0-1667 0-2501 0-312 0-624 389-624 778z">
          <text:p text:style-name="P4"><text:span text:style-name="T2">labgrupa</text:span></text:p>
        </draw:path>
        <draw:frame draw:style-name="gr6" draw:text-style-name="P2" draw:layer="layout" svg:width="0.3cm" svg:height="0.3cm" svg:x="-2.568cm" svg:y="1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.568cm" svg:y="14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.558cm" svg:y="14.96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261cm" svg:y1="15.458cm" svg:x2="1.261cm" svg:y2="15.093cm">
          <text:p/>
        </draw:line>
        <draw:line draw:style-name="gr7" draw:text-style-name="P2" draw:layer="layout" svg:x1="1.05cm" svg:y1="15.25cm" svg:x2="6.55cm" svg:y2="15.25cm">
          <text:p/>
        </draw:line>
        <draw:line draw:style-name="gr7" draw:text-style-name="P2" draw:layer="layout" svg:x1="6.27cm" svg:y1="15.443cm" svg:x2="6.27cm" svg:y2="15.078cm">
          <text:p/>
        </draw:line>
        <draw:line draw:style-name="gr7" draw:text-style-name="P2" draw:layer="layout" svg:x1="6.275cm" svg:y1="15.246cm" svg:x2="6.549cm" svg:y2="15.088cm">
          <text:p/>
        </draw:line>
        <draw:line draw:style-name="gr7" draw:text-style-name="P2" draw:layer="layout" svg:x1="6.27cm" svg:y1="15.251cm" svg:x2="6.558cm" svg:y2="15.405cm">
          <text:p/>
        </draw:line>
        <draw:frame draw:style-name="gr2" draw:text-style-name="P7" draw:layer="layout" svg:width="0.803cm" svg:height="0.687cm" svg:x="5.55cm" svg:y="15.1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1.117cm" svg:y="14.567cm">
          <draw:text-box>
            <text:p text:style-name="P6"><text:span text:style-name="T3">predmet</text:span></text:p>
          </draw:text-box>
        </draw:frame>
        <draw:frame draw:style-name="gr2" draw:layer="layout" svg:width="3.076cm" svg:height="1.199cm" svg:x="-3.209cm" svg:y="6.586cm">
          <draw:text-box>
            <text:p text:style-name="P1"><text:span text:style-name="T1">student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-0.363cm" svg:y="6.61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3.345cm" svg:y="6.8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3.345cm" svg:y="7.31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.45cm" svg:y="5.25cm">
          <draw:text-box>
            <text:p text:style-name="P6"><text:span text:style-name="T3">student</text:span></text:p>
          </draw:text-box>
        </draw:frame>
        <draw:line draw:style-name="gr7" draw:text-style-name="P2" draw:layer="layout" svg:x1="-1.445cm" svg:y1="5.554cm" svg:x2="-1.604cm" svg:y2="5.827cm">
          <text:p/>
        </draw:line>
        <draw:line draw:style-name="gr7" draw:text-style-name="P2" draw:layer="layout" svg:x1="-1.452cm" svg:y1="5.552cm" svg:x2="-1.286cm" svg:y2="5.827cm">
          <text:p/>
        </draw:line>
        <draw:line draw:style-name="gr7" draw:text-style-name="P2" draw:layer="layout" svg:x1="-1.949cm" svg:y1="8.518cm" svg:x2="-2.108cm" svg:y2="8.245cm">
          <text:p/>
        </draw:line>
        <draw:line draw:style-name="gr7" draw:text-style-name="P2" draw:layer="layout" svg:x1="-1.956cm" svg:y1="8.52cm" svg:x2="-1.79cm" svg:y2="8.245cm">
          <text:p/>
        </draw:line>
        <draw:frame draw:style-name="gr2" draw:text-style-name="P7" draw:layer="layout" svg:width="2.013cm" svg:height="0.687cm" svg:x="-3.2cm" svg:y="8.567cm">
          <draw:text-box>
            <text:p text:style-name="P6"><text:span text:style-name="T3">labgrupa</text:span></text:p>
          </draw:text-box>
        </draw:frame>
        <draw:frame draw:style-name="gr6" draw:text-style-name="P2" draw:layer="layout" svg:width="0.3cm" svg:height="0.3cm" svg:x="1.407cm" svg:y="13.21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.95cm" svg:y1="8.25cm" svg:x2="-1.95cm" svg:y2="13cm">
          <text:p/>
        </draw:line>
        <draw:custom-shape draw:style-name="gr8" draw:text-style-name="P2" draw:layer="layout" svg:width="0.174cm" svg:height="0.174cm" svg:x="-2.047cm" svg:y="8.52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6.55cm" svg:y2="5.25cm">
          <text:p/>
        </draw:line>
        <draw:frame draw:style-name="gr2" draw:text-style-name="P7" draw:layer="layout" svg:width="0.803cm" svg:height="0.687cm" svg:x="5.497cm" svg:y="4.567cm">
          <draw:text-box>
            <text:p text:style-name="P6"><text:span text:style-name="T3">id</text:span></text:p>
          </draw:text-box>
        </draw:frame>
        <draw:line draw:style-name="gr7" draw:text-style-name="P2" draw:layer="layout" svg:x1="-1.799cm" svg:y1="12.713cm" svg:x2="-2.096cm" svg:y2="12.713cm">
          <text:p/>
        </draw:line>
        <draw:line draw:style-name="gr7" draw:text-style-name="P2" draw:layer="layout" svg:x1="-1.795cm" svg:y1="12.814cm" svg:x2="-2.096cm" svg:y2="12.814cm">
          <text:p/>
        </draw:line>
        <draw:frame draw:style-name="gr2" draw:text-style-name="P7" draw:layer="layout" svg:width="0.803cm" svg:height="0.687cm" svg:x="-1.882cm" svg:y="12.441cm">
          <draw:text-box>
            <text:p text:style-name="P6"><text:span text:style-name="T3">id</text:span></text:p>
          </draw:text-box>
        </draw:frame>
        <draw:frame draw:style-name="gr2" draw:layer="layout" svg:width="4.083cm" svg:height="2.147cm" svg:x="-23.959cm" svg:y="6.262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ocjena: INT</text:span></text:p>
            <text:p text:style-name="P1"><text:span text:style-name="T1">datum: TIMESTAM</text:span></text:p>
          </draw:text-box>
        </draw:frame>
        <draw:custom-shape draw:style-name="gr3" draw:text-style-name="P2" draw:layer="layout" svg:width="0.519cm" svg:height="1.964cm" svg:x="-20.541cm" svg:y="6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4.199cm" svg:y="6.27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4.2cm" svg:y="5.5cm" svg:viewBox="0 0 3774 778" svg:d="m3774 778c0-389-315-778-629-778-839 0-1678 0-2517 0-314 0-628 389-628 778z">
          <text:p text:style-name="P4"><text:span text:style-name="T2">konacna_ocjena</text:span></text:p>
        </draw:path>
        <draw:frame draw:style-name="gr6" draw:text-style-name="P2" draw:layer="layout" svg:width="0.3cm" svg:height="0.3cm" svg:x="-24.068cm" svg:y="6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92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00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10.45cm" svg:y1="3.5cm" svg:x2="6.55cm" svg:y2="3.5cm">
          <text:p/>
        </draw:line>
        <draw:frame draw:style-name="gr2" draw:text-style-name="P7" draw:layer="layout" svg:width="0.803cm" svg:height="0.687cm" svg:x="5.497cm" svg:y="3.465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-22.23cm" svg:y="4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-22.189cm" svg:y1="5.229cm" svg:x2="-22.348cm" svg:y2="5.502cm">
          <text:p/>
        </draw:line>
        <draw:line draw:style-name="gr7" draw:text-style-name="P2" draw:layer="layout" svg:x1="-22.196cm" svg:y1="5.227cm" svg:x2="-22.03cm" svg:y2="5.502cm">
          <text:p/>
        </draw:line>
        <draw:line draw:style-name="gr7" draw:text-style-name="P2" draw:layer="layout" svg:x1="-22.2cm" svg:y1="5.5cm" svg:x2="-22.2cm" svg:y2="1.75cm">
          <text:p/>
        </draw:line>
        <draw:custom-shape draw:style-name="gr8" draw:text-style-name="P2" draw:layer="layout" svg:width="0.174cm" svg:height="0.174cm" svg:x="-22.287cm" svg:y="5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197cm" svg:y1="8.776cm" svg:x2="-22.356cm" svg:y2="8.503cm">
          <text:p/>
        </draw:line>
        <draw:line draw:style-name="gr7" draw:text-style-name="P2" draw:layer="layout" svg:x1="-22.204cm" svg:y1="8.778cm" svg:x2="-22.038cm" svg:y2="8.503cm">
          <text:p/>
        </draw:line>
        <draw:frame draw:style-name="gr2" draw:text-style-name="P7" draw:layer="layout" svg:width="1.933cm" svg:height="0.687cm" svg:x="-22.133cm" svg:y="8.5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2.2cm" svg:y1="8.5cm" svg:x2="-22.2cm" svg:y2="18.75cm">
          <text:p/>
        </draw:line>
        <draw:custom-shape draw:style-name="gr8" draw:text-style-name="P2" draw:layer="layout" svg:width="0.174cm" svg:height="0.174cm" svg:x="-22.295cm" svg:y="8.778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8.95cm" svg:y1="16.75cm" svg:x2="6.55cm" svg:y2="16.75cm">
          <text:p/>
        </draw:line>
        <draw:frame draw:style-name="gr2" draw:layer="layout" svg:width="3.334cm" svg:height="2.147cm" svg:x="-26.209cm" svg:y="10.512cm">
          <draw:text-box>
            <text:p text:style-name="P1"><text:span text:style-name="T1">ispit: INT</text:span></text:p>
            <text:p text:style-name="P1"><text:span text:style-name="T1">student: INT</text:span></text:p>
            <text:p text:style-name="P1"><text:span text:style-name="T1">ocjena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2.791cm" svg:y="10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25cm" svg:x="-26.449cm" svg:y="10.524cm" svg:viewBox="0 0 3773 2226" svg:d="m0 2c0 613 0 1224 0 1835 0 194 314 389 628 389 839 0 1677 0 2516 0 314 0 629-195 629-389 0-611 0-1222 0-1835 0-5-3772 0-3773 0z">
          <text:p/>
        </draw:path>
        <draw:path draw:style-name="gr5" draw:text-style-name="P5" draw:layer="layout" svg:width="3.773cm" svg:height="0.777cm" svg:x="-26.45cm" svg:y="9.75cm" svg:viewBox="0 0 3774 778" svg:d="m3774 778c0-389-315-778-629-778-839 0-1678 0-2517 0-314 0-628 389-628 778z">
          <text:p text:style-name="P4"><text:span text:style-name="T2">ispitocjene</text:span></text:p>
        </draw:path>
        <draw:frame draw:style-name="gr6" draw:text-style-name="P2" draw:layer="layout" svg:width="0.3cm" svg:height="0.3cm" svg:x="-26.318cm" svg:y="10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7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258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4.95cm" svg:y="9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4.953cm" svg:y1="9.485cm" svg:x2="-25.112cm" svg:y2="9.758cm">
          <text:p/>
        </draw:line>
        <draw:line draw:style-name="gr7" draw:text-style-name="P2" draw:layer="layout" svg:x1="-24.96cm" svg:y1="9.483cm" svg:x2="-24.794cm" svg:y2="9.758cm">
          <text:p/>
        </draw:line>
        <draw:line draw:style-name="gr7" draw:text-style-name="P2" draw:layer="layout" svg:x1="-24.95cm" svg:y1="9.75cm" svg:x2="-24.95cm" svg:y2="1cm">
          <text:p/>
        </draw:line>
        <draw:custom-shape draw:style-name="gr8" draw:text-style-name="P2" draw:layer="layout" svg:width="0.174cm" svg:height="0.174cm" svg:x="-25.051cm" svg:y="9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41cm" svg:y1="13.023cm" svg:x2="-23.6cm" svg:y2="12.75cm">
          <text:p/>
        </draw:line>
        <draw:line draw:style-name="gr7" draw:text-style-name="P2" draw:layer="layout" svg:x1="-23.448cm" svg:y1="13.025cm" svg:x2="-23.282cm" svg:y2="12.75cm">
          <text:p/>
        </draw:line>
        <draw:frame draw:style-name="gr2" draw:text-style-name="P7" draw:layer="layout" svg:width="1.192cm" svg:height="0.687cm" svg:x="-23.45cm" svg:y="12.817cm">
          <draw:text-box>
            <text:p text:style-name="P6"><text:span text:style-name="T3">ispit</text:span></text:p>
          </draw:text-box>
        </draw:frame>
        <draw:line draw:style-name="gr7" draw:text-style-name="P2" draw:layer="layout" svg:x1="-23.45cm" svg:y1="12.75cm" svg:x2="-23.45cm" svg:y2="19.25cm">
          <text:p/>
        </draw:line>
        <draw:custom-shape draw:style-name="gr8" draw:text-style-name="P2" draw:layer="layout" svg:width="0.174cm" svg:height="0.174cm" svg:x="-23.539cm" svg:y="13.025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2cm" svg:y1="1.75cm" svg:x2="6.55cm" svg:y2="1.75cm">
          <text:p/>
        </draw:line>
        <draw:line draw:style-name="gr7" draw:text-style-name="P2" draw:layer="layout" svg:x1="6.273cm" svg:y1="1.935cm" svg:x2="6.273cm" svg:y2="1.57cm">
          <text:p/>
        </draw:line>
        <draw:line draw:style-name="gr7" draw:text-style-name="P2" draw:layer="layout" svg:x1="6.173cm" svg:y1="1.935cm" svg:x2="6.173cm" svg:y2="1.57cm">
          <text:p/>
        </draw:line>
        <draw:frame draw:style-name="gr2" draw:text-style-name="P7" draw:layer="layout" svg:width="0.803cm" svg:height="0.687cm" svg:x="5.497cm" svg:y="1.187cm">
          <draw:text-box>
            <text:p text:style-name="P6"><text:span text:style-name="T3">id</text:span></text:p>
          </draw:text-box>
        </draw:frame>
        <draw:frame draw:style-name="gr2" draw:layer="layout" svg:width="4.075cm" svg:height="3.095cm" svg:x="-20.95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  <text:p text:style-name="P1"><text:span text:style-name="T1">datum: DATE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3.253cm" svg:x="-17.539cm" svg:y="20.76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-21.2cm" svg:y="20cm" svg:viewBox="0 0 3774 778" svg:d="m3774 778c0-389-315-778-629-778-839 0-1678 0-2517 0-314 0-628 389-628 778z">
          <text:p text:style-name="P4"><text:span text:style-name="T2">ispit</text:span></text:p>
        </draw:path>
        <draw:frame draw:style-name="gr6" draw:text-style-name="P2" draw:layer="layout" svg:width="0.3cm" svg:height="0.3cm" svg:x="-21.06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06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06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9.006cm" svg:y="15.91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5cm" svg:y="21.9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91cm" svg:x="-21.197cm" svg:y="20.774cm" svg:viewBox="0 0 3773 4592" svg:d="m0 5c0 1262 0 2523 0 3785 0 401 314 802 628 802 839 0 1677 0 2516 0 314 0 629-401 629-802 0-1262 0-2523 0-3785 0-11-3772-1-3773 0z">
          <text:p/>
        </draw:path>
        <draw:line draw:style-name="gr7" draw:text-style-name="P2" draw:layer="layout" svg:x1="-19.303cm" svg:y1="19.703cm" svg:x2="-19.6cm" svg:y2="19.703cm">
          <text:p/>
        </draw:line>
        <draw:line draw:style-name="gr7" draw:text-style-name="P2" draw:layer="layout" svg:x1="-19.299cm" svg:y1="19.804cm" svg:x2="-19.6cm" svg:y2="19.804cm">
          <text:p/>
        </draw:line>
        <draw:frame draw:style-name="gr2" draw:text-style-name="P7" draw:layer="layout" svg:width="0.803cm" svg:height="0.687cm" svg:x="-20.253cm" svg:y="19.25cm">
          <draw:text-box>
            <text:p text:style-name="P6"><text:span text:style-name="T3">id</text:span></text:p>
          </draw:text-box>
        </draw:frame>
        <draw:frame draw:style-name="gr2" draw:layer="layout" svg:width="3.508cm" svg:height="2.621cm" svg:x="-29.009cm" svg:y="14.849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komponenta: IN</text:span></text:p>
            <text:p text:style-name="P1"><text:span text:style-name="T1">bodovi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5.469cm" svg:y="14.8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9.127cm" svg:y="14.762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9.128cm" svg:y="13.988cm" svg:viewBox="0 0 3774 778" svg:d="m3774 778c0-389-315-778-629-778-839 0-1678 0-2517 0-314 0-628 389-628 778z">
          <text:p text:style-name="P4"><text:span text:style-name="T2">komponentebodovi</text:span></text:p>
        </draw:path>
        <draw:frame draw:style-name="gr6" draw:text-style-name="P2" draw:layer="layout" svg:width="0.3cm" svg:height="0.3cm" svg:x="-28.996cm" svg:y="14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6.4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5.49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7.48cm" svg:y="13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7.702cm" svg:y1="13.727cm" svg:x2="-27.861cm" svg:y2="14cm">
          <text:p/>
        </draw:line>
        <draw:line draw:style-name="gr7" draw:text-style-name="P2" draw:layer="layout" svg:x1="-27.709cm" svg:y1="13.725cm" svg:x2="-27.543cm" svg:y2="14cm">
          <text:p/>
        </draw:line>
        <draw:line draw:style-name="gr7" draw:text-style-name="P2" draw:layer="layout" svg:x1="-27.7cm" svg:y1="14cm" svg:x2="-27.7cm" svg:y2="0.25cm">
          <text:p/>
        </draw:line>
        <draw:custom-shape draw:style-name="gr8" draw:text-style-name="P2" draw:layer="layout" svg:width="0.174cm" svg:height="0.174cm" svg:x="-27.8cm" svg:y="13.5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6.444cm" svg:y1="17.271cm" svg:x2="-26.603cm" svg:y2="16.998cm">
          <text:p/>
        </draw:line>
        <draw:line draw:style-name="gr7" draw:text-style-name="P2" draw:layer="layout" svg:x1="-26.451cm" svg:y1="17.273cm" svg:x2="-26.285cm" svg:y2="16.998cm">
          <text:p/>
        </draw:line>
        <draw:frame draw:style-name="gr2" draw:text-style-name="P7" draw:layer="layout" svg:width="1.933cm" svg:height="0.687cm" svg:x="-26.45cm" svg:y="17.25cm">
          <draw:text-box>
            <text:p text:style-name="P6"><text:span text:style-name="T3">predmet</text:span></text:p>
          </draw:text-box>
        </draw:frame>
        <draw:line draw:style-name="gr7" draw:text-style-name="P2" draw:layer="layout" svg:x1="-27.2cm" svg:y1="17cm" svg:x2="-27.2cm" svg:y2="20cm">
          <text:p/>
        </draw:line>
        <draw:frame draw:style-name="gr2" draw:layer="layout" svg:width="4.219cm" svg:height="4.043cm" svg:x="-27.70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ui_naziv: VARCH</text:span></text:p>
            <text:p text:style-name="P1"><text:span text:style-name="T1">kratki_gui_naziv:</text:span></text:p>
            <text:p text:style-name="P1"><text:span text:style-name="T1">tipkomponente: INT</text:span></text:p>
            <text:p text:style-name="P1"><text:span text:style-name="T1">maxbodova: FLOA</text:span></text:p>
            <text:p text:style-name="P1"><text:span text:style-name="T1">prolaz: FLOAT</text:span></text:p>
            <text:p text:style-name="P1"><text:span text:style-name="T1">opcija: VARCHAR</text:span></text:p>
          </draw:text-box>
        </draw:frame>
        <draw:custom-shape draw:style-name="gr3" draw:text-style-name="P2" draw:layer="layout" svg:width="0.543cm" svg:height="5.58cm" svg:x="-24.202cm" svg:y="19.73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999cm" svg:height="0.777cm" svg:x="-27.95cm" svg:y="20cm" svg:viewBox="0 0 4000 778" svg:d="m4000 778c0-389-334-778-667-778-889 0-1778 0-2667 0-333 0-666 389-666 778z">
          <text:p text:style-name="P4"><text:span text:style-name="T2">komponenta</text:span></text:p>
        </draw:path>
        <draw:frame draw:style-name="gr6" draw:text-style-name="P2" draw:layer="layout" svg:width="0.3cm" svg:height="0.3cm" svg:x="-27.81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996cm" svg:height="4.475cm" svg:x="-27.947cm" svg:y="20.774cm" svg:viewBox="0 0 3997 4476" svg:d="m0 5c0 1230 0 2459 0 3689 0 391 333 782 665 782 889 0 1777 0 2666 0 332 0 666-391 666-782 0-1230 0-2459 0-3689 0-11-3996-1-3997 0z">
          <text:p/>
        </draw:path>
        <draw:line draw:style-name="gr7" draw:text-style-name="P2" draw:layer="layout" svg:x1="-27.049cm" svg:y1="19.727cm" svg:x2="-27.35cm" svg:y2="19.727cm">
          <text:p/>
        </draw:line>
        <draw:frame draw:style-name="gr9" draw:text-style-name="P8" draw:layer="layout" svg:width="1.386cm" svg:height="0.687cm" svg:x="-28.2cm" svg:y="19.25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21.068cm" svg:y="21.48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45cm" svg:y1="19cm" svg:x2="7.8cm" svg:y2="19cm">
          <text:p/>
        </draw:line>
        <draw:frame draw:style-name="gr2" draw:text-style-name="P7" draw:layer="layout" svg:width="0.803cm" svg:height="0.687cm" svg:x="5.55cm" svg:y="16.63cm">
          <draw:text-box>
            <text:p text:style-name="P6"><text:span text:style-name="T3">id</text:span></text:p>
          </draw:text-box>
        </draw:frame>
        <draw:line draw:style-name="gr7" draw:text-style-name="P2" draw:layer="layout" svg:x1="-17.45cm" svg:y1="20.5cm" svg:x2="8.8cm" svg:y2="20.5cm">
          <text:p/>
        </draw:line>
        <draw:line draw:style-name="gr7" draw:text-style-name="P2" draw:layer="layout" svg:x1="8.8cm" svg:y1="20.5cm" svg:x2="8.8cm" svg:y2="18cm">
          <text:p/>
        </draw:line>
        <draw:line draw:style-name="gr7" draw:text-style-name="P2" draw:layer="layout" svg:x1="8.812cm" svg:y1="18.269cm" svg:x2="8.653cm" svg:y2="17.996cm">
          <text:p/>
        </draw:line>
        <draw:line draw:style-name="gr7" draw:text-style-name="P2" draw:layer="layout" svg:x1="8.805cm" svg:y1="18.271cm" svg:x2="8.971cm" svg:y2="17.996cm">
          <text:p/>
        </draw:line>
        <draw:line draw:style-name="gr7" draw:text-style-name="P2" draw:layer="layout" svg:x1="8.961cm" svg:y1="18.27cm" svg:x2="8.667cm" svg:y2="18.27cm">
          <text:p/>
        </draw:line>
        <draw:frame draw:style-name="gr2" draw:text-style-name="P7" draw:layer="layout" svg:width="0.803cm" svg:height="0.687cm" svg:x="8.74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-17.089cm" svg:y1="20.89cm" svg:x2="-17.089cm" svg:y2="20.525cm">
          <text:p/>
        </draw:line>
        <draw:frame draw:style-name="gr2" draw:text-style-name="P7" draw:layer="layout" svg:width="1.933cm" svg:height="0.687cm" svg:x="-17.12cm" svg:y="19.9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6.45cm" svg:y1="19cm" svg:x2="-26.45cm" svg:y2="17cm">
          <text:p/>
        </draw:line>
        <draw:line draw:style-name="gr7" draw:text-style-name="P2" draw:layer="layout" svg:x1="-27.205cm" svg:y1="19.724cm" svg:x2="-27.364cm" svg:y2="19.997cm">
          <text:p/>
        </draw:line>
        <draw:line draw:style-name="gr7" draw:text-style-name="P2" draw:layer="layout" svg:x1="-27.206cm" svg:y1="19.731cm" svg:x2="-27.046cm" svg:y2="19.997cm">
          <text:p/>
        </draw:line>
        <draw:line draw:style-name="gr7" draw:text-style-name="P2" draw:layer="layout" svg:x1="-27.027cm" svg:y1="17.271cm" svg:x2="-27.328cm" svg:y2="17.271cm">
          <text:p/>
        </draw:line>
        <draw:frame draw:style-name="gr2" draw:text-style-name="P7" draw:layer="layout" svg:width="2.644cm" svg:height="0.687cm" svg:x="-29.7cm" svg:y="17.0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95cm" svg:y1="1cm" svg:x2="6.55cm" svg:y2="1cm">
          <text:p/>
        </draw:line>
        <draw:line draw:style-name="gr7" draw:text-style-name="P2" draw:layer="layout" svg:x1="6.271cm" svg:y1="1.192cm" svg:x2="6.271cm" svg:y2="0.827cm">
          <text:p/>
        </draw:line>
        <draw:line draw:style-name="gr7" draw:text-style-name="P2" draw:layer="layout" svg:x1="6.171cm" svg:y1="1.192cm" svg:x2="6.171cm" svg:y2="0.827cm">
          <text:p/>
        </draw:line>
        <draw:frame draw:style-name="gr2" draw:text-style-name="P7" draw:layer="layout" svg:width="0.803cm" svg:height="0.687cm" svg:x="5.497cm" svg:y="0.415cm">
          <draw:text-box>
            <text:p text:style-name="P6"><text:span text:style-name="T3">id</text:span></text:p>
          </draw:text-box>
        </draw:frame>
        <draw:line draw:style-name="gr7" draw:text-style-name="P2" draw:layer="layout" svg:x1="-23.95cm" svg:y1="22.25cm" svg:x2="-21.2cm" svg:y2="22.25cm">
          <text:p/>
        </draw:line>
        <draw:frame draw:style-name="gr6" draw:text-style-name="P2" draw:layer="layout" svg:width="0.3cm" svg:height="0.3cm" svg:x="-27.818cm" svg:y="21.4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1.97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8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4.3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3.666cm" svg:y1="22.442cm" svg:x2="-23.666cm" svg:y2="22.077cm">
          <text:p/>
        </draw:line>
        <draw:line draw:style-name="gr7" draw:text-style-name="P2" draw:layer="layout" svg:x1="-23.671cm" svg:y1="22.245cm" svg:x2="-23.945cm" svg:y2="22.087cm">
          <text:p/>
        </draw:line>
        <draw:line draw:style-name="gr7" draw:text-style-name="P2" draw:layer="layout" svg:x1="-23.666cm" svg:y1="22.25cm" svg:x2="-23.954cm" svg:y2="22.404cm">
          <text:p/>
        </draw:line>
        <draw:line draw:style-name="gr7" draw:text-style-name="P2" draw:layer="layout" svg:x1="-21.4cm" svg:y1="22.452cm" svg:x2="-21.4cm" svg:y2="22.087cm">
          <text:p/>
        </draw:line>
        <draw:frame draw:style-name="gr2" draw:text-style-name="P7" draw:layer="layout" svg:width="0.803cm" svg:height="0.687cm" svg:x="-24.003cm" svg:y="22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644cm" svg:height="0.687cm" svg:x="-23.7cm" svg:y="21.5cm">
          <draw:text-box>
            <text:p text:style-name="P6"><text:span text:style-name="T3">komponenta</text:span></text:p>
          </draw:text-box>
        </draw:frame>
        <draw:frame draw:style-name="gr2" draw:layer="layout" svg:width="3.762cm" svg:height="1.199cm" svg:x="5.291cm" svg:y="25.012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3" draw:text-style-name="P2" draw:layer="layout" svg:width="0.519cm" svg:height="1.964cm" svg:x="8.709cm" svg:y="25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.051cm" svg:y="25.02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.05cm" svg:y="24.25cm" svg:viewBox="0 0 3750 778" svg:d="m3750 778c0-389-313-778-625-778-834 0-1667 0-2501 0-312 0-624 389-624 778z">
          <text:p text:style-name="P4"><text:span text:style-name="T2">tippredmeta</text:span></text:p>
        </draw:path>
        <draw:frame draw:style-name="gr6" draw:text-style-name="P2" draw:layer="layout" svg:width="0.3cm" svg:height="0.3cm" svg:x="5.182cm" svg:y="25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82cm" svg:y="25.7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9.55cm" svg:y1="18cm" svg:x2="9.55cm" svg:y2="25.25cm">
          <text:p/>
        </draw:line>
        <draw:line draw:style-name="gr7" draw:text-style-name="P2" draw:layer="layout" svg:x1="9.714cm" svg:y1="18.25cm" svg:x2="9.42cm" svg:y2="18.25cm">
          <text:p/>
        </draw:line>
        <draw:frame draw:style-name="gr2" draw:text-style-name="P7" draw:layer="layout" svg:width="2.559cm" svg:height="0.687cm" svg:x="9.318cm" svg:y="19.076cm">
          <draw:text-box>
            <text:p text:style-name="P6"><text:span text:style-name="T3">tippredmeta</text:span></text:p>
          </draw:text-box>
        </draw:frame>
        <draw:line draw:style-name="gr7" draw:text-style-name="P2" draw:layer="layout" svg:x1="9.088cm" svg:y1="25.442cm" svg:x2="9.088cm" svg:y2="25.077cm">
          <text:p/>
        </draw:line>
        <draw:line draw:style-name="gr7" draw:text-style-name="P2" draw:layer="layout" svg:x1="9.083cm" svg:y1="25.245cm" svg:x2="8.809cm" svg:y2="25.087cm">
          <text:p/>
        </draw:line>
        <draw:line draw:style-name="gr7" draw:text-style-name="P2" draw:layer="layout" svg:x1="9.088cm" svg:y1="25.25cm" svg:x2="8.8cm" svg:y2="25.404cm">
          <text:p/>
        </draw:line>
        <draw:frame draw:style-name="gr2" draw:text-style-name="P7" draw:layer="layout" svg:width="0.803cm" svg:height="0.687cm" svg:x="8.8cm" svg:y="24.5cm">
          <draw:text-box>
            <text:p text:style-name="P6"><text:span text:style-name="T3">id</text:span></text:p>
          </draw:text-box>
        </draw:frame>
        <draw:frame draw:style-name="gr2" draw:layer="layout" svg:width="3.77cm" svg:height="1.199cm" svg:x="-6.707cm" svg:y="25.649cm">
          <draw:text-box>
            <text:p text:style-name="P1"><text:span text:style-name="T1">tippredmeta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19cm" svg:height="1.964cm" svg:x="-3.289cm" svg:y="25.7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6cm" svg:height="2.237cm" svg:x="-6.947cm" svg:y="25.661cm" svg:viewBox="0 0 3747 2238" svg:d="m0 2c0 616 0 1230 0 1845 0 195 312 391 624 391 833 0 1665 0 2498 0 312 0 625-196 625-391 0-615 0-1229 0-1845 0-5-3746 0-3747 0z">
          <text:p/>
        </draw:path>
        <draw:path draw:style-name="gr5" draw:text-style-name="P5" draw:layer="layout" svg:width="3.747cm" svg:height="0.777cm" svg:x="-6.948cm" svg:y="24.887cm" svg:viewBox="0 0 3748 778" svg:d="m3748 778c0-389-313-778-625-778-833 0-1666 0-2499 0-312 0-624 389-624 778z">
          <text:p text:style-name="P4"><text:span text:style-name="T2">tippredmeta_komponenta</text:span></text:p>
        </draw:path>
        <draw:frame draw:style-name="gr6" draw:text-style-name="P2" draw:layer="layout" svg:width="0.3cm" svg:height="0.3cm" svg:x="-6.816cm" svg:y="25.8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2.915cm" svg:y1="25.996cm" svg:x2="-3.189cm" svg:y2="25.838cm">
          <text:p/>
        </draw:line>
        <draw:line draw:style-name="gr7" draw:text-style-name="P2" draw:layer="layout" svg:x1="-2.91cm" svg:y1="26.001cm" svg:x2="-3.198cm" svg:y2="26.155cm">
          <text:p/>
        </draw:line>
        <draw:frame draw:style-name="gr6" draw:text-style-name="P2" draw:layer="layout" svg:width="0.3cm" svg:height="0.3cm" svg:x="-6.816cm" svg:y="26.337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3.2cm" svg:y1="26cm" svg:x2="5.05cm" svg:y2="26cm">
          <text:p/>
        </draw:line>
        <draw:line draw:style-name="gr7" draw:text-style-name="P2" draw:layer="layout" svg:x1="4.918cm" svg:y1="26.194cm" svg:x2="4.918cm" svg:y2="25.829cm">
          <text:p/>
        </draw:line>
        <draw:line draw:style-name="gr7" draw:text-style-name="P2" draw:layer="layout" svg:x1="4.818cm" svg:y1="26.195cm" svg:x2="4.818cm" svg:y2="25.83cm">
          <text:p/>
        </draw:line>
        <draw:frame draw:style-name="gr2" draw:text-style-name="P7" draw:layer="layout" svg:width="0.803cm" svg:height="0.687cm" svg:x="4.05cm" svg:y="2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559cm" svg:height="0.687cm" svg:x="-3.2cm" svg:y="26.067cm">
          <draw:text-box>
            <text:p text:style-name="P6"><text:span text:style-name="T3">tippredmeta</text:span></text:p>
          </draw:text-box>
        </draw:frame>
        <draw:custom-shape draw:style-name="gr8" draw:text-style-name="P2" draw:layer="layout" svg:width="0.174cm" svg:height="0.174cm" svg:x="-2.912cm" svg:y="25.91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6.95cm" svg:y1="27cm" svg:x2="-24.7cm" svg:y2="27cm">
          <text:p/>
        </draw:line>
        <draw:line draw:style-name="gr7" draw:text-style-name="P2" draw:layer="layout" svg:x1="-24.7cm" svg:y1="27cm" svg:x2="-24.7cm" svg:y2="25.25cm">
          <text:p/>
        </draw:line>
        <draw:line draw:style-name="gr7" draw:text-style-name="P2" draw:layer="layout" svg:x1="-7.22cm" svg:y1="26.998cm" svg:x2="-6.946cm" svg:y2="26.84cm">
          <text:p/>
        </draw:line>
        <draw:line draw:style-name="gr7" draw:text-style-name="P2" draw:layer="layout" svg:x1="-7.225cm" svg:y1="27.003cm" svg:x2="-6.937cm" svg:y2="27.157cm">
          <text:p/>
        </draw:line>
        <draw:frame draw:style-name="gr2" draw:text-style-name="P7" draw:layer="layout" svg:width="2.644cm" svg:height="0.687cm" svg:x="-9.7cm" svg:y="26.25cm">
          <draw:text-box>
            <text:p text:style-name="P6"><text:span text:style-name="T3">komponenta</text:span></text:p>
          </draw:text-box>
        </draw:frame>
        <draw:custom-shape draw:style-name="gr8" draw:text-style-name="P2" draw:layer="layout" svg:width="0.174cm" svg:height="0.174cm" svg:x="-7.397cm" svg:y="26.915cm">
          <text:p/>
          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4.553cm" svg:y1="25.571cm" svg:x2="-24.854cm" svg:y2="25.571cm">
          <text:p/>
        </draw:line>
        <draw:line draw:style-name="gr7" draw:text-style-name="P2" draw:layer="layout" svg:x1="-24.552cm" svg:y1="25.671cm" svg:x2="-24.853cm" svg:y2="25.671cm">
          <text:p/>
        </draw:line>
        <draw:frame draw:style-name="gr2" draw:text-style-name="P7" draw:layer="layout" svg:width="0.803cm" svg:height="0.687cm" svg:x="-25.453cm" svg:y="25.571cm">
          <draw:text-box>
            <text:p text:style-name="P6"><text:span text:style-name="T3">id</text:span></text:p>
          </draw:text-box>
        </draw:frame>
        <draw:frame draw:style-name="gr2" draw:layer="layout" svg:width="4.011cm" svg:height="1.673cm" svg:x="-27.459cm" svg:y="28.51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opis_opcija: VARC</text:span></text:p>
          </draw:text-box>
        </draw:frame>
        <draw:custom-shape draw:style-name="gr3" draw:text-style-name="P2" draw:layer="layout" svg:width="0.519cm" svg:height="1.964cm" svg:x="-24.041cm" svg:y="28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7.699cm" svg:y="28.52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7.7cm" svg:y="27.75cm" svg:viewBox="0 0 3774 778" svg:d="m3774 778c0-389-315-778-629-778-839 0-1678 0-2517 0-314 0-628 389-628 778z">
          <text:p text:style-name="P4"><text:span text:style-name="T2">tipkomponente</text:span></text:p>
        </draw:path>
        <draw:frame draw:style-name="gr6" draw:text-style-name="P2" draw:layer="layout" svg:width="0.3cm" svg:height="0.3cm" svg:x="-27.568cm" svg:y="28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2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71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2cm" svg:y1="25.25cm" svg:x2="-26.2cm" svg:y2="27.75cm">
          <text:p/>
        </draw:line>
        <draw:line draw:style-name="gr7" draw:text-style-name="P2" draw:layer="layout" svg:x1="-26.054cm" svg:y1="27.486cm" svg:x2="-26.355cm" svg:y2="27.486cm">
          <text:p/>
        </draw:line>
        <draw:frame draw:style-name="gr9" draw:text-style-name="P8" draw:layer="layout" svg:width="1.386cm" svg:height="0.687cm" svg:x="-26.95cm" svg:y="27cm">
          <draw:text-box>
            <text:p text:style-name="P6"><text:span text:style-name="T3">id</text:span></text:p>
          </draw:text-box>
        </draw:frame>
        <draw:line draw:style-name="gr7" draw:text-style-name="P2" draw:layer="layout" svg:x1="-26.21cm" svg:y1="27.483cm" svg:x2="-26.369cm" svg:y2="27.756cm">
          <text:p/>
        </draw:line>
        <draw:line draw:style-name="gr7" draw:text-style-name="P2" draw:layer="layout" svg:x1="-26.211cm" svg:y1="27.49cm" svg:x2="-26.051cm" svg:y2="27.756cm">
          <text:p/>
        </draw:line>
        <draw:frame draw:style-name="gr9" draw:text-style-name="P8" draw:layer="layout" svg:width="3.055cm" svg:height="0.687cm" svg:x="-29.2cm" svg:y="25.317cm">
          <draw:text-box>
            <text:p text:style-name="P6"><text:span text:style-name="T3">tipkomponente</text:span></text:p>
          </draw:text-box>
        </draw:frame>
        <draw:line draw:style-name="gr7" draw:text-style-name="P2" draw:layer="layout" svg:x1="-26.048cm" svg:y1="25.5cm" svg:x2="-26.349cm" svg:y2="25.5cm">
          <text:p/>
        </draw:line>
        <draw:frame draw:style-name="gr2" draw:layer="layout" svg:width="3.893cm" svg:height="1.673cm" svg:x="-11.33cm" svg:y="7.512cm">
          <draw:text-box>
            <text:p text:style-name="P1"><text:span text:style-name="T1">student: INT</text:span></text:p>
            <text:p text:style-name="P1"><text:span text:style-name="T1">cas: INT</text:span></text:p>
            <text:p text:style-name="P1"><text:span text:style-name="T1">prisutan: TINYINT</text:span></text:p>
          </draw:text-box>
        </draw:frame>
        <draw:path draw:style-name="gr5" draw:text-style-name="P5" draw:layer="layout" svg:width="3.773cm" svg:height="0.777cm" svg:x="-11.571cm" svg:y="6.75cm" svg:viewBox="0 0 3774 778" svg:d="m3774 778c0-389-315-778-629-778-839 0-1678 0-2517 0-314 0-628 389-628 778z">
          <text:p text:style-name="P4"><text:span text:style-name="T2">prisustvo</text:span></text:p>
        </draw:path>
        <draw:frame draw:style-name="gr6" draw:text-style-name="P2" draw:layer="layout" svg:width="0.3cm" svg:height="0.3cm" svg:x="-11.466cm" svg:y="7.7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466cm" svg:y="8.24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0.45cm" svg:y="6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10.443cm" svg:y1="6.485cm" svg:x2="-10.602cm" svg:y2="6.758cm">
          <text:p/>
        </draw:line>
        <draw:line draw:style-name="gr7" draw:text-style-name="P2" draw:layer="layout" svg:x1="-10.45cm" svg:y1="6.483cm" svg:x2="-10.284cm" svg:y2="6.758cm">
          <text:p/>
        </draw:line>
        <draw:line draw:style-name="gr7" draw:text-style-name="P2" draw:layer="layout" svg:x1="-9.45cm" svg:y1="9.524cm" svg:x2="-9.609cm" svg:y2="9.251cm">
          <text:p/>
        </draw:line>
        <draw:line draw:style-name="gr7" draw:text-style-name="P2" draw:layer="layout" svg:x1="-9.457cm" svg:y1="9.526cm" svg:x2="-9.291cm" svg:y2="9.251cm">
          <text:p/>
        </draw:line>
        <draw:frame draw:style-name="gr2" draw:text-style-name="P7" draw:layer="layout" svg:width="1.107cm" svg:height="0.687cm" svg:x="-9.45cm" svg:y="9.25cm">
          <draw:text-box>
            <text:p text:style-name="P6"><text:span text:style-name="T3">cas</text:span></text:p>
          </draw:text-box>
        </draw:frame>
        <draw:custom-shape draw:style-name="gr3" draw:text-style-name="P2" draw:layer="layout" svg:width="0.519cm" svg:height="1.245cm" svg:x="-7.957cm" svg:y="7.7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4cm" svg:x="-11.569cm" svg:y="7.525cm" svg:viewBox="0 0 3773 1725" svg:d="m0 2c0 474 0 948 0 1422 0 150 314 301 628 301 839 0 1677 0 2516 0 314 0 629-151 629-301 0-474 0-948 0-1422 0-4-3772-1-3773 0z">
          <text:p/>
        </draw:path>
        <draw:line draw:style-name="gr7" draw:text-style-name="P2" draw:layer="layout" svg:x1="-10.45cm" svg:y1="6.75cm" svg:x2="-10.45cm" svg:y2="3.5cm">
          <text:p/>
        </draw:line>
        <draw:custom-shape draw:style-name="gr8" draw:text-style-name="P2" draw:layer="layout" svg:width="0.174cm" svg:height="0.174cm" svg:x="-10.541cm" svg:y="6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3.77cm" svg:height="3.569cm" svg:x="-11.207cm" svg:y="11.512cm">
          <draw:text-box>
            <text:p text:style-name="P1"><text:span text:style-name="T1">id: INT</text:span></text:p>
            <text:p text:style-name="P1"><text:span text:style-name="T1">datum: DATE</text:span></text:p>
            <text:p text:style-name="P1"><text:span text:style-name="T1">vrijeme: TIME</text:span></text:p>
            <text:p text:style-name="P1"><text:span text:style-name="T1">labgrupa: INT</text:span></text:p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43cm" svg:height="3.253cm" svg:x="-7.789cm" svg:y="11.63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1.45cm" svg:y="10.75cm" svg:viewBox="0 0 3750 778" svg:d="m3750 778c0-389-313-778-625-778-834 0-1667 0-2501 0-312 0-624 389-624 778z">
          <text:p text:style-name="P4"><text:span text:style-name="T2">cas</text:span></text:p>
        </draw:path>
        <draw:frame draw:style-name="gr6" draw:text-style-name="P2" draw:layer="layout" svg:width="0.3cm" svg:height="0.3cm" svg:x="-11.318cm" svg:y="11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318cm" svg:y="12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3.19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3.67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46cm" svg:height="4.475cm" svg:x="-11.447cm" svg:y="11.524cm" svg:viewBox="0 0 3747 4476" svg:d="m0 5c0 1230 0 2459 0 3689 0 391 312 782 624 782 833 0 1665 0 2498 0 312 0 625-391 625-782 0-1230 0-2459 0-3689 0-11-3746-1-3747 0z">
          <text:p/>
        </draw:path>
        <draw:line draw:style-name="gr7" draw:text-style-name="P2" draw:layer="layout" svg:x1="-9.293cm" svg:y1="10.443cm" svg:x2="-9.59cm" svg:y2="10.443cm">
          <text:p/>
        </draw:line>
        <draw:line draw:style-name="gr7" draw:text-style-name="P2" draw:layer="layout" svg:x1="-9.289cm" svg:y1="10.544cm" svg:x2="-9.59cm" svg:y2="10.544cm">
          <text:p/>
        </draw:line>
        <draw:frame draw:style-name="gr2" draw:text-style-name="P7" draw:layer="layout" svg:width="0.803cm" svg:height="0.687cm" svg:x="-10.253cm" svg:y="10.067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11.318cm" svg:y="12.23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9.45cm" svg:y1="9.25cm" svg:x2="-9.45cm" svg:y2="10.75cm">
          <text:p/>
        </draw:line>
        <draw:frame draw:style-name="gr6" draw:text-style-name="P2" draw:layer="layout" svg:width="0.3cm" svg:height="0.3cm" svg:x="-11.469cm" svg:y="8.70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4.119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4.599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7.7cm" svg:y1="14.75cm" svg:x2="-2.7cm" svg:y2="14.75cm">
          <text:p/>
        </draw:line>
        <draw:frame draw:style-name="gr2" draw:text-style-name="P7" draw:layer="layout" svg:width="2.013cm" svg:height="0.687cm" svg:x="-7.713cm" svg:y="14.067cm">
          <draw:text-box>
            <text:p text:style-name="P6"><text:span text:style-name="T3">labgrupa</text:span></text:p>
          </draw:text-box>
        </draw:frame>
        <draw:line draw:style-name="gr7" draw:text-style-name="P2" draw:layer="layout" svg:x1="-2.988cm" svg:y1="14.942cm" svg:x2="-2.988cm" svg:y2="14.577cm">
          <text:p/>
        </draw:line>
        <draw:line draw:style-name="gr7" draw:text-style-name="P2" draw:layer="layout" svg:x1="-2.983cm" svg:y1="14.745cm" svg:x2="-2.709cm" svg:y2="14.587cm">
          <text:p/>
        </draw:line>
        <draw:line draw:style-name="gr7" draw:text-style-name="P2" draw:layer="layout" svg:x1="-2.988cm" svg:y1="14.75cm" svg:x2="-2.7cm" svg:y2="14.904cm">
          <text:p/>
        </draw:line>
        <draw:frame draw:style-name="gr2" draw:text-style-name="P7" draw:layer="layout" svg:width="0.803cm" svg:height="0.687cm" svg:x="-3.503cm" svg:y="14.817cm">
          <draw:text-box>
            <text:p text:style-name="P6"><text:span text:style-name="T3">id</text:span></text:p>
          </draw:text-box>
        </draw:frame>
        <draw:line draw:style-name="gr7" draw:text-style-name="P2" draw:layer="layout" svg:x1="7.8cm" svg:y1="19cm" svg:x2="7.8cm" svg:y2="18cm">
          <text:p/>
        </draw:line>
        <draw:line draw:style-name="gr7" draw:text-style-name="P2" draw:layer="layout" svg:x1="7.947cm" svg:y1="18.284cm" svg:x2="7.653cm" svg:y2="18.284cm">
          <text:p/>
        </draw:line>
        <draw:line draw:style-name="gr7" draw:text-style-name="P2" draw:layer="layout" svg:x1="7.947cm" svg:y1="18.184cm" svg:x2="7.653cm" svg:y2="18.184cm">
          <text:p/>
        </draw:line>
        <draw:frame draw:style-name="gr2" draw:text-style-name="P7" draw:layer="layout" svg:width="0.803cm" svg:height="0.687cm" svg:x="7.747cm" svg:y="18.25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5.497cm" svg:y="2.458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3cm" svg:x2="-11.95cm" svg:y2="3cm">
          <text:p/>
        </draw:line>
        <draw:line draw:style-name="gr7" draw:text-style-name="P2" draw:layer="layout" svg:x1="6.256cm" svg:y1="3.202cm" svg:x2="6.256cm" svg:y2="2.837cm">
          <text:p/>
        </draw:line>
        <draw:line draw:style-name="gr7" draw:text-style-name="P2" draw:layer="layout" svg:x1="6.261cm" svg:y1="3.005cm" svg:x2="6.535cm" svg:y2="2.847cm">
          <text:p/>
        </draw:line>
        <draw:line draw:style-name="gr7" draw:text-style-name="P2" draw:layer="layout" svg:x1="6.256cm" svg:y1="3.01cm" svg:x2="6.544cm" svg:y2="3.164cm">
          <text:p/>
        </draw:line>
        <draw:line draw:style-name="gr7" draw:text-style-name="P2" draw:layer="layout" svg:x1="-11.95cm" svg:y1="10cm" svg:x2="-10.7cm" svg:y2="10cm">
          <text:p/>
        </draw:line>
        <draw:line draw:style-name="gr7" draw:text-style-name="P2" draw:layer="layout" svg:x1="-7.488cm" svg:y1="14.931cm" svg:x2="-7.488cm" svg:y2="14.566cm">
          <text:p/>
        </draw:line>
        <draw:line draw:style-name="gr7" draw:text-style-name="P2" draw:layer="layout" svg:x1="-10.7cm" svg:y1="10.75cm" svg:x2="-10.7cm" svg:y2="10cm">
          <text:p/>
        </draw:line>
        <draw:line draw:style-name="gr7" draw:text-style-name="P2" draw:layer="layout" svg:x1="-8.95cm" svg:y1="16.75cm" svg:x2="-8.95cm" svg:y2="16cm">
          <text:p/>
        </draw:line>
        <draw:line draw:style-name="gr7" draw:text-style-name="P2" draw:layer="layout" svg:x1="-8.788cm" svg:y1="16.202cm" svg:x2="-9.089cm" svg:y2="16.202cm">
          <text:p/>
        </draw:line>
        <draw:frame draw:style-name="gr2" draw:text-style-name="P7" draw:layer="layout" svg:width="1.933cm" svg:height="0.687cm" svg:x="-8.95cm" svg:y="16cm">
          <draw:text-box>
            <text:p text:style-name="P6"><text:span text:style-name="T3">predmet</text:span></text:p>
          </draw:text-box>
        </draw:frame>
        <draw:line draw:style-name="gr7" draw:text-style-name="P2" draw:layer="layout" svg:x1="6.263cm" svg:y1="16.937cm" svg:x2="6.263cm" svg:y2="16.572cm">
          <text:p/>
        </draw:line>
        <draw:line draw:style-name="gr7" draw:text-style-name="P2" draw:layer="layout" svg:x1="6.268cm" svg:y1="16.74cm" svg:x2="6.542cm" svg:y2="16.582cm">
          <text:p/>
        </draw:line>
        <draw:line draw:style-name="gr7" draw:text-style-name="P2" draw:layer="layout" svg:x1="6.263cm" svg:y1="16.745cm" svg:x2="6.551cm" svg:y2="16.899cm">
          <text:p/>
        </draw:line>
        <draw:line draw:style-name="gr7" draw:text-style-name="P2" draw:layer="layout" svg:x1="7.05cm" svg:y1="18.75cm" svg:x2="7.05cm" svg:y2="18cm">
          <text:p/>
        </draw:line>
        <draw:line draw:style-name="gr7" draw:text-style-name="P2" draw:layer="layout" svg:x1="7.206cm" svg:y1="18.285cm" svg:x2="6.912cm" svg:y2="18.285cm">
          <text:p/>
        </draw:line>
        <draw:line draw:style-name="gr7" draw:text-style-name="P2" draw:layer="layout" svg:x1="7.206cm" svg:y1="18.185cm" svg:x2="6.912cm" svg:y2="18.185cm">
          <text:p/>
        </draw:line>
        <draw:frame draw:style-name="gr2" draw:text-style-name="P7" draw:layer="layout" svg:width="0.803cm" svg:height="0.687cm" svg:x="6.99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7.05cm" svg:y1="18.75cm" svg:x2="-22.2cm" svg:y2="18.75cm">
          <text:p/>
        </draw:line>
        <draw:line draw:style-name="gr7" draw:text-style-name="P2" draw:layer="layout" svg:x1="6.272cm" svg:y1="0.435cm" svg:x2="6.272cm" svg:y2="0.07cm">
          <text:p/>
        </draw:line>
        <draw:line draw:style-name="gr7" draw:text-style-name="P2" draw:layer="layout" svg:x1="6.172cm" svg:y1="0.435cm" svg:x2="6.172cm" svg:y2="0.07cm">
          <text:p/>
        </draw:line>
        <draw:frame draw:style-name="gr2" draw:text-style-name="P7" draw:layer="layout" svg:width="0.803cm" svg:height="0.687cm" svg:x="5.497cm" svg:y="-0.37cm">
          <draw:text-box>
            <text:p text:style-name="P6"><text:span text:style-name="T3">id</text:span></text:p>
          </draw:text-box>
        </draw:frame>
        <draw:line draw:style-name="gr7" draw:text-style-name="P2" draw:layer="layout" svg:x1="-27.7cm" svg:y1="0.25cm" svg:x2="6.55cm" svg:y2="0.25cm">
          <text:p/>
        </draw:line>
        <draw:line draw:style-name="gr7" draw:text-style-name="P2" draw:layer="layout" svg:x1="0.8cm" svg:y1="6cm" svg:x2="6.55cm" svg:y2="6cm">
          <text:p/>
        </draw:line>
        <draw:line draw:style-name="gr7" draw:text-style-name="P2" draw:layer="layout" svg:x1="6.271cm" svg:y1="6.18cm" svg:x2="6.271cm" svg:y2="5.815cm">
          <text:p/>
        </draw:line>
        <draw:line draw:style-name="gr7" draw:text-style-name="P2" draw:layer="layout" svg:x1="6.171cm" svg:y1="6.18cm" svg:x2="6.171cm" svg:y2="5.815cm">
          <text:p/>
        </draw:line>
        <draw:frame draw:style-name="gr2" draw:text-style-name="P7" draw:layer="layout" svg:width="0.803cm" svg:height="0.687cm" svg:x="5.497cm" svg:y="5.317cm">
          <draw:text-box>
            <text:p text:style-name="P6"><text:span text:style-name="T3">id</text:span></text:p>
          </draw:text-box>
        </draw:frame>
        <draw:frame draw:style-name="gr2" draw:layer="layout" svg:width="3.216cm" svg:height="1.199cm" svg:x="-0.959cm" svg:y="9.262cm">
          <draw:text-box>
            <text:p text:style-name="P1"><text:span text:style-name="T1">nastavnik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2.459cm" svg:y="9.67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.2cm" svg:y="8.5cm" svg:viewBox="0 0 3750 778" svg:d="m3750 778c0-389-313-778-625-778-834 0-1667 0-2501 0-312 0-624 389-624 778z">
          <text:p text:style-name="P4"><text:span text:style-name="T2">ogranicenje</text:span></text:p>
        </draw:path>
        <draw:frame draw:style-name="gr6" draw:text-style-name="P2" draw:layer="layout" svg:width="0.3cm" svg:height="0.3cm" svg:x="-1.09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.095cm" svg:y="9.99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2.145cm" svg:height="0.687cm" svg:x="0.8cm" svg:y="7.56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0.812cm" svg:y1="8.225cm" svg:x2="0.653cm" svg:y2="8.498cm">
          <text:p/>
        </draw:line>
        <draw:line draw:style-name="gr7" draw:text-style-name="P2" draw:layer="layout" svg:x1="0.805cm" svg:y1="8.223cm" svg:x2="0.971cm" svg:y2="8.498cm">
          <text:p/>
        </draw:line>
        <draw:line draw:style-name="gr7" draw:text-style-name="P2" draw:layer="layout" svg:x1="-0.195cm" svg:y1="11.275cm" svg:x2="-0.354cm" svg:y2="11.002cm">
          <text:p/>
        </draw:line>
        <draw:line draw:style-name="gr7" draw:text-style-name="P2" draw:layer="layout" svg:x1="-0.202cm" svg:y1="11.277cm" svg:x2="-0.036cm" svg:y2="11.002cm">
          <text:p/>
        </draw:line>
        <draw:frame draw:style-name="gr2" draw:text-style-name="P7" draw:layer="layout" svg:width="2.013cm" svg:height="0.687cm" svg:x="-2.1cm" svg:y="11.067cm">
          <draw:text-box>
            <text:p text:style-name="P6"><text:span text:style-name="T3">labgrupa</text:span></text:p>
          </draw:text-box>
        </draw:frame>
        <draw:path draw:style-name="gr4" draw:text-style-name="P3" draw:layer="layout" svg:width="3.747cm" svg:height="1.724cm" svg:x="-1.198cm" svg:y="9.275cm" svg:viewBox="0 0 3748 1725" svg:d="m0 2c0 474 0 948 0 1422 0 150 312 301 624 301 833 0 1666 0 2499 0 312 0 625-151 625-301 0-474 0-948 0-1422 0-4-3747-1-3748 0z">
          <text:p/>
        </draw:path>
        <draw:line draw:style-name="gr7" draw:text-style-name="P2" draw:layer="layout" svg:x1="0.8cm" svg:y1="8.5cm" svg:x2="0.8cm" svg:y2="6cm">
          <text:p/>
        </draw:line>
        <draw:custom-shape draw:style-name="gr8" draw:text-style-name="P2" draw:layer="layout" svg:width="0.174cm" svg:height="0.174cm" svg:x="0.714cm" svg:y="8.0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1cm" svg:x2="-0.2cm" svg:y2="12cm">
          <text:p/>
        </draw:line>
        <draw:custom-shape draw:style-name="gr8" draw:text-style-name="P2" draw:layer="layout" svg:width="0.174cm" svg:height="0.174cm" svg:x="-0.293cm" svg:y="11.277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2cm" svg:x2="-0.2cm" svg:y2="13cm">
          <text:p/>
        </draw:line>
        <draw:line draw:style-name="gr7" draw:text-style-name="P2" draw:layer="layout" svg:x1="10.285cm" svg:y1="0.744cm" svg:x2="11.035cm" svg:y2="0.744cm">
          <text:p/>
        </draw:line>
        <draw:line draw:style-name="gr7" draw:text-style-name="P2" draw:layer="layout" svg:x1="11.05cm" svg:y1="0.75cm" svg:x2="11.05cm" svg:y2="-3.75cm">
          <text:p/>
        </draw:line>
        <draw:line draw:style-name="gr7" draw:text-style-name="P2" draw:layer="layout" svg:x1="11.05cm" svg:y1="-3.75cm" svg:x2="13.05cm" svg:y2="-3.75cm">
          <text:p/>
        </draw:line>
        <draw:line draw:style-name="gr7" draw:text-style-name="P2" draw:layer="layout" svg:x1="10.55cm" svg:y1="0.952cm" svg:x2="10.55cm" svg:y2="0.587cm">
          <text:p/>
        </draw:line>
        <draw:line draw:style-name="gr7" draw:text-style-name="P2" draw:layer="layout" svg:x1="12.8cm" svg:y1="-3.595cm" svg:x2="12.8cm" svg:y2="-3.96cm">
          <text:p/>
        </draw:line>
        <draw:frame draw:style-name="gr2" draw:text-style-name="P7" draw:layer="layout" svg:width="0.803cm" svg:height="0.687cm" svg:x="10.55cm" svg:y="0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12.05cm" svg:y="-4.5cm">
          <draw:text-box>
            <text:p text:style-name="P6"><text:span text:style-name="T3">id</text:span></text:p>
          </draw:text-box>
        </draw:frame>
        <draw:line draw:style-name="gr7" draw:text-style-name="P2" draw:layer="layout" svg:x1="10.3cm" svg:y1="2.25cm" svg:x2="11.8cm" svg:y2="2.25cm">
          <text:p/>
        </draw:line>
        <draw:line draw:style-name="gr7" draw:text-style-name="P2" draw:layer="layout" svg:x1="11.8cm" svg:y1="2.25cm" svg:x2="11.8cm" svg:y2="0cm">
          <text:p/>
        </draw:line>
        <draw:line draw:style-name="gr7" draw:text-style-name="P2" draw:layer="layout" svg:x1="11.8cm" svg:y1="-0.004cm" svg:x2="13.05cm" svg:y2="-0.004cm">
          <text:p/>
        </draw:line>
        <draw:frame draw:style-name="gr2" draw:layer="layout" svg:width="4.079cm" svg:height="2.621cm" svg:x="13.291cm" svg:y="-1.242cm">
          <draw:text-box>
            <text:p text:style-name="P1"><text:span text:style-name="T1">id: INT</text:span></text:p>
            <text:p text:style-name="P1"><text:span text:style-name="T1">vrijeme: TIMESTA</text:span></text:p>
            <text:p text:style-name="P1"><text:span text:style-name="T1">userid: INT</text:span></text:p>
            <text:p text:style-name="P1"><text:span text:style-name="T1">dogadjaj: VARCHA</text:span></text:p>
            <text:p text:style-name="P1"><text:span text:style-name="T1">nivo: TINYINT</text:span></text:p>
          </draw:text-box>
        </draw:frame>
        <draw:custom-shape draw:style-name="gr3" draw:text-style-name="P2" draw:layer="layout" svg:width="0.519cm" svg:height="2.254cm" svg:x="16.709cm" svg:y="-1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729cm" svg:x="13.051cm" svg:y="-1.23cm" svg:viewBox="0 0 3773 2730" svg:d="m0 3c0 750 0 1500 0 2250 0 238 314 477 628 477 839 0 1677 0 2516 0 314 0 629-239 629-477 0-750 0-1500 0-2250 0-7-3772-1-3773 0z">
          <text:p/>
        </draw:path>
        <draw:path draw:style-name="gr5" draw:text-style-name="P5" draw:layer="layout" svg:width="3.773cm" svg:height="0.777cm" svg:x="13.05cm" svg:y="-2.004cm" svg:viewBox="0 0 3774 778" svg:d="m3774 778c0-389-315-778-629-778-839 0-1678 0-2517 0-314 0-628 389-628 778z">
          <text:p text:style-name="P4"><text:span text:style-name="T2">log</text:span></text:p>
        </draw:path>
        <draw:frame draw:style-name="gr6" draw:text-style-name="P2" draw:layer="layout" svg:width="0.3cm" svg:height="0.3cm" svg:x="13.182cm" svg:y="-0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0.5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42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8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1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3.602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0.803cm" svg:height="0.687cm" svg:x="10.55cm" svg:y="2.317cm">
          <draw:text-box>
            <text:p text:style-name="P6"><text:span text:style-name="T3">id</text:span></text:p>
          </draw:text-box>
        </draw:frame>
        <draw:line draw:style-name="gr7" draw:text-style-name="P2" draw:layer="layout" svg:x1="10.591cm" svg:y1="2.445cm" svg:x2="10.591cm" svg:y2="2.08cm">
          <text:p/>
        </draw:line>
        <draw:line draw:style-name="gr7" draw:text-style-name="P2" draw:layer="layout" svg:x1="10.586cm" svg:y1="2.248cm" svg:x2="10.312cm" svg:y2="2.09cm">
          <text:p/>
        </draw:line>
        <draw:line draw:style-name="gr7" draw:text-style-name="P2" draw:layer="layout" svg:x1="10.591cm" svg:y1="2.253cm" svg:x2="10.303cm" svg:y2="2.407cm">
          <text:p/>
        </draw:line>
        <draw:line draw:style-name="gr7" draw:text-style-name="P2" draw:layer="layout" svg:x1="12.8cm" svg:y1="0.193cm" svg:x2="12.8cm" svg:y2="-0.172cm">
          <text:p/>
        </draw:line>
        <draw:frame draw:style-name="gr2" draw:text-style-name="P7" draw:layer="layout" svg:width="1.56cm" svg:height="0.687cm" svg:x="11.55cm" svg:y="-0.8cm">
          <draw:text-box>
            <text:p text:style-name="P6"><text:span text:style-name="T3">userid</text:span></text:p>
          </draw:text-box>
        </draw:frame>
        <draw:frame draw:style-name="gr2" draw:layer="layout" svg:width="3.91cm" svg:height="4.517cm" svg:x="5.272cm" svg:y="-6.914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opseg: TINYINT</text:span></text:p>
            <text:p text:style-name="P1"><text:span text:style-name="T1">primalac: INT</text:span></text:p>
            <text:p text:style-name="P1"><text:span text:style-name="T1">posiljalac: INT</text:span></text:p>
            <text:p text:style-name="P1"><text:span text:style-name="T1">vrijeme: TIMESTA</text:span></text:p>
            <text:p text:style-name="P1"><text:span text:style-name="T1">ref: INT</text:span></text:p>
            <text:p text:style-name="P1"><text:span text:style-name="T1">naslov: TEXT</text:span></text:p>
            <text:p text:style-name="P1"><text:span text:style-name="T1">tekst: TEXT</text:span></text:p>
          </draw:text-box>
        </draw:frame>
        <draw:custom-shape draw:style-name="gr3" draw:text-style-name="P2" draw:layer="layout" svg:width="0.519cm" svg:height="2.973cm" svg:x="8.69cm" svg:y="-6.79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4.615cm" svg:x="5.032cm" svg:y="-6.902cm" svg:viewBox="0 0 3773 4616" svg:d="m0 5c0 1269 0 2536 0 3805 0 403 314 806 628 806 839 0 1677 0 2516 0 314 0 629-403 629-806 0-1269 0-2536 0-3805 0-11-3772-1-3773 0z">
          <text:p/>
        </draw:path>
        <draw:path draw:style-name="gr5" draw:text-style-name="P5" draw:layer="layout" svg:width="3.773cm" svg:height="0.777cm" svg:x="5.031cm" svg:y="-7.676cm" svg:viewBox="0 0 3774 778" svg:d="m3774 778c0-389-315-778-629-778-839 0-1678 0-2517 0-314 0-628 389-628 778z">
          <text:p text:style-name="P4"><text:span text:style-name="T2">poruka</text:span></text:p>
        </draw:path>
        <draw:frame draw:style-name="gr6" draw:text-style-name="P2" draw:layer="layout" svg:width="0.3cm" svg:height="0.3cm" svg:x="5.163cm" svg:y="-6.66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6.2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5.73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4.2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203cm" svg:y="-0.0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3.8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3.3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2.8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4.7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5.23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.514cm" svg:y1="-5.065cm" svg:x2="5.007cm" svg:y2="-5.065cm">
          <text:p/>
        </draw:line>
        <draw:line draw:style-name="gr7" draw:text-style-name="P2" draw:layer="layout" svg:x1="4.514cm" svg:y1="-6.265cm" svg:x2="5.008cm" svg:y2="-6.265cm">
          <text:p/>
        </draw:line>
        <draw:line draw:style-name="gr7" draw:text-style-name="P2" draw:layer="layout" svg:x1="4.514cm" svg:y1="-6.265cm" svg:x2="4.514cm" svg:y2="-5.065cm">
          <text:p/>
        </draw:line>
        <draw:frame draw:style-name="gr2" draw:text-style-name="P7" draw:layer="layout" svg:width="0.803cm" svg:height="0.687cm" svg:x="4.225cm" svg:y="-6.987cm">
          <draw:text-box>
            <text:p text:style-name="P6"><text:span text:style-name="T3">id</text:span></text:p>
          </draw:text-box>
        </draw:frame>
        <draw:frame draw:style-name="gr2" draw:text-style-name="P7" draw:layer="layout" svg:width="0.959cm" svg:height="0.687cm" svg:x="4.047cm" svg:y="-5.073cm">
          <draw:text-box>
            <text:p text:style-name="P4"><text:span text:style-name="T3">ref</text:span></text:p>
          </draw:text-box>
        </draw:frame>
        <draw:line draw:style-name="gr7" draw:text-style-name="P2" draw:layer="layout" svg:x1="4.859cm" svg:y1="-6.065cm" svg:x2="4.859cm" svg:y2="-6.43cm">
          <text:p/>
        </draw:line>
        <draw:line draw:style-name="gr7" draw:text-style-name="P2" draw:layer="layout" svg:x1="4.859cm" svg:y1="-4.864cm" svg:x2="4.859cm" svg:y2="-5.229cm">
          <text:p/>
        </draw:line>
        <draw:line draw:style-name="gr7" draw:text-style-name="P2" draw:layer="layout" svg:x1="5.05cm" svg:y1="7.5cm" svg:x2="6.55cm" svg:y2="7.5cm">
          <text:p/>
        </draw:line>
        <draw:line draw:style-name="gr7" draw:text-style-name="P2" draw:layer="layout" svg:x1="7.115cm" svg:y1="-2.286cm" svg:x2="7.115cm" svg:y2="-0.453cm">
          <text:p/>
        </draw:line>
        <draw:line draw:style-name="gr7" draw:text-style-name="P2" draw:layer="layout" svg:x1="7.112cm" svg:y1="-0.72cm" svg:x2="6.953cm" svg:y2="-0.447cm">
          <text:p/>
        </draw:line>
        <draw:line draw:style-name="gr7" draw:text-style-name="P2" draw:layer="layout" svg:x1="7.105cm" svg:y1="-0.722cm" svg:x2="7.271cm" svg:y2="-0.447cm">
          <text:p/>
        </draw:line>
        <draw:line draw:style-name="gr7" draw:text-style-name="P2" draw:layer="layout" svg:x1="7.261cm" svg:y1="-0.721cm" svg:x2="6.967cm" svg:y2="-0.721cm">
          <text:p/>
        </draw:line>
        <draw:line draw:style-name="gr7" draw:text-style-name="P2" draw:layer="layout" svg:x1="7.261cm" svg:y1="-2.021cm" svg:x2="6.967cm" svg:y2="-2.021cm">
          <text:p/>
        </draw:line>
        <draw:frame draw:style-name="gr2" draw:text-style-name="P7" draw:layer="layout" svg:width="0.803cm" svg:height="0.687cm" svg:x="6.26cm" svg:y="-1.057cm">
          <draw:text-box>
            <text:p text:style-name="P6"><text:span text:style-name="T3">id</text:span></text:p>
          </draw:text-box>
        </draw:frame>
        <draw:frame draw:style-name="gr2" draw:text-style-name="P7" draw:layer="layout" svg:width="2.094cm" svg:height="0.687cm" svg:x="5.061cm" svg:y="-2.256cm">
          <draw:text-box>
            <text:p text:style-name="P6"><text:span text:style-name="T3">posiljalac</text:span></text:p>
          </draw:text-box>
        </draw:frame>
        <draw:line draw:style-name="gr7" draw:text-style-name="P2" draw:layer="layout" svg:x1="2.414cm" svg:y1="-3.466cm" svg:x2="5.026cm" svg:y2="-3.466cm">
          <text:p/>
        </draw:line>
        <draw:line draw:style-name="gr7" draw:text-style-name="P2" draw:layer="layout" svg:x1="2.692cm" svg:y1="-3.272cm" svg:x2="2.692cm" svg:y2="-3.637cm">
          <text:p/>
        </draw:line>
        <draw:line draw:style-name="gr7" draw:text-style-name="P2" draw:layer="layout" svg:x1="2.687cm" svg:y1="-3.469cm" svg:x2="2.413cm" svg:y2="-3.627cm">
          <text:p/>
        </draw:line>
        <draw:line draw:style-name="gr7" draw:text-style-name="P2" draw:layer="layout" svg:x1="2.692cm" svg:y1="-3.464cm" svg:x2="2.404cm" svg:y2="-3.31cm">
          <text:p/>
        </draw:line>
        <draw:line draw:style-name="gr7" draw:text-style-name="P2" draw:layer="layout" svg:x1="4.792cm" svg:y1="-3.271cm" svg:x2="4.792cm" svg:y2="-3.636cm">
          <text:p/>
        </draw:line>
        <draw:frame draw:style-name="gr2" draw:text-style-name="P7" draw:layer="layout" svg:width="1.971cm" svg:height="0.687cm" svg:x="3.237cm" svg:y="-4.266cm">
          <draw:text-box>
            <text:p text:style-name="P6"><text:span text:style-name="T3">primalac</text:span></text:p>
          </draw:text-box>
        </draw:frame>
        <draw:frame draw:style-name="gr2" draw:text-style-name="P10" draw:layer="layout" svg:width="2.75cm" svg:height="1.559cm" svg:x="-0.226cm" svg:y="-4.201cm">
          <draw:text-box>
            <text:p text:style-name="P9"><text:span text:style-name="T3">osoba</text:span></text:p>
            <text:p text:style-name="P9"><text:span text:style-name="T3">ponudakursa</text:span></text:p>
            <text:p text:style-name="P9"><text:span text:style-name="T3">studij</text:span></text:p>
          </draw:text-box>
        </draw:frame>
        <draw:frame draw:style-name="gr2" draw:layer="layout" svg:width="3.99cm" svg:height="1.673cm" svg:x="13.692cm" svg:y="16.013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aktuelna: TINYINT</text:span></text:p>
          </draw:text-box>
        </draw:frame>
        <draw:custom-shape draw:style-name="gr3" draw:text-style-name="P2" draw:layer="layout" svg:width="0.519cm" svg:height="1.964cm" svg:x="17.11cm" svg:y="16.1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2cm" svg:y="16.025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1cm" svg:y="15.251cm" svg:viewBox="0 0 3774 778" svg:d="m3774 778c0-389-315-778-629-778-839 0-1678 0-2517 0-314 0-628 389-628 778z">
          <text:p text:style-name="P4"><text:span text:style-name="T2">akademska_godina</text:span></text:p>
        </draw:path>
        <draw:frame draw:style-name="gr6" draw:text-style-name="P2" draw:layer="layout" svg:width="0.3cm" svg:height="0.3cm" svg:x="13.583cm" svg:y="16.259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6.7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7.20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438cm" svg:y1="16.533cm" svg:x2="10.32cm" svg:y2="16.54cm">
          <text:p/>
        </draw:line>
        <draw:frame draw:style-name="gr2" draw:text-style-name="P7" draw:layer="layout" svg:width="2.217cm" svg:height="0.687cm" svg:x="10.426cm" svg:y="16.501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0.472cm" svg:y1="16.719cm" svg:x2="10.472cm" svg:y2="16.354cm">
          <text:p/>
        </draw:line>
        <draw:line draw:style-name="gr7" draw:text-style-name="P2" draw:layer="layout" svg:x1="13.172cm" svg:y1="16.727cm" svg:x2="13.172cm" svg:y2="16.362cm">
          <text:p/>
        </draw:line>
        <draw:line draw:style-name="gr7" draw:text-style-name="P2" draw:layer="layout" svg:x1="13.177cm" svg:y1="16.53cm" svg:x2="13.451cm" svg:y2="16.372cm">
          <text:p/>
        </draw:line>
        <draw:line draw:style-name="gr7" draw:text-style-name="P2" draw:layer="layout" svg:x1="13.172cm" svg:y1="16.535cm" svg:x2="13.46cm" svg:y2="16.689cm">
          <text:p/>
        </draw:line>
        <draw:frame draw:style-name="gr2" draw:text-style-name="P7" draw:layer="layout" svg:width="0.803cm" svg:height="0.687cm" svg:x="12.41cm" svg:y="15.9cm">
          <draw:text-box>
            <text:p text:style-name="P6"><text:span text:style-name="T3">id</text:span></text:p>
          </draw:text-box>
        </draw:frame>
        <draw:line draw:style-name="gr7" draw:text-style-name="P2" draw:layer="layout" svg:x1="15.05cm" svg:y1="13.5cm" svg:x2="15.05cm" svg:y2="15.25cm">
          <text:p/>
        </draw:line>
        <draw:line draw:style-name="gr7" draw:text-style-name="P2" draw:layer="layout" svg:x1="15.05cm" svg:y1="15cm" svg:x2="14.894cm" svg:y2="15.246cm">
          <text:p/>
        </draw:line>
        <draw:line draw:style-name="gr7" draw:text-style-name="P2" draw:layer="layout" svg:x1="15.05cm" svg:y1="15cm" svg:x2="15.212cm" svg:y2="15.246cm">
          <text:p/>
        </draw:line>
        <draw:line draw:style-name="gr7" draw:text-style-name="P2" draw:layer="layout" svg:x1="15.202cm" svg:y1="14.996cm" svg:x2="14.908cm" svg:y2="14.996cm">
          <text:p/>
        </draw:line>
        <draw:line draw:style-name="gr7" draw:text-style-name="P2" draw:layer="layout" svg:x1="15.204cm" svg:y1="13.75cm" svg:x2="14.91cm" svg:y2="13.75cm">
          <text:p/>
        </draw:line>
        <draw:frame draw:style-name="gr2" draw:text-style-name="P7" draw:layer="layout" svg:width="0.803cm" svg:height="0.687cm" svg:x="15.045cm" svg:y="14.524cm">
          <draw:text-box>
            <text:p text:style-name="P6"><text:span text:style-name="T3">id</text:span></text:p>
          </draw:text-box>
        </draw:frame>
        <draw:frame draw:style-name="gr2" draw:text-style-name="P7" draw:layer="layout" svg:width="2.217cm" svg:height="0.687cm" svg:x="12.827cm" svg:y="13.502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3.05cm" svg:y1="3.75cm" svg:x2="12.3cm" svg:y2="3.75cm">
          <text:p/>
        </draw:line>
        <draw:line draw:style-name="gr7" draw:text-style-name="P2" draw:layer="layout" svg:x1="12.3cm" svg:y1="3.75cm" svg:x2="12.3cm" svg:y2="4.25cm">
          <text:p/>
        </draw:line>
        <draw:line draw:style-name="gr7" draw:text-style-name="P2" draw:layer="layout" svg:x1="12.3cm" svg:y1="4.25cm" svg:x2="10.3cm" svg:y2="4.25cm">
          <text:p/>
        </draw:line>
        <draw:line draw:style-name="gr7" draw:text-style-name="P2" draw:layer="layout" svg:x1="10.3cm" svg:y1="6.75cm" svg:x2="18.3cm" svg:y2="6.75cm">
          <text:p/>
        </draw:line>
        <draw:line draw:style-name="gr7" draw:text-style-name="P2" draw:layer="layout" svg:x1="10.589cm" svg:y1="6.938cm" svg:x2="10.589cm" svg:y2="6.573cm">
          <text:p/>
        </draw:line>
        <draw:line draw:style-name="gr7" draw:text-style-name="P2" draw:layer="layout" svg:x1="10.584cm" svg:y1="6.741cm" svg:x2="10.31cm" svg:y2="6.583cm">
          <text:p/>
        </draw:line>
        <draw:line draw:style-name="gr7" draw:text-style-name="P2" draw:layer="layout" svg:x1="10.589cm" svg:y1="6.746cm" svg:x2="10.301cm" svg:y2="6.9cm">
          <text:p/>
        </draw:line>
        <draw:frame draw:style-name="gr2" draw:text-style-name="P7" draw:layer="layout" svg:width="0.803cm" svg:height="0.687cm" svg:x="10.55cm" svg:y="6.75cm">
          <draw:text-box>
            <text:p text:style-name="P6"><text:span text:style-name="T3">id</text:span></text:p>
          </draw:text-box>
        </draw:frame>
        <draw:frame draw:style-name="gr2" draw:layer="layout" svg:width="4.003cm" svg:height="1.673cm" svg:x="18.543cm" svg:y="3.027cm">
          <draw:text-box>
            <text:p text:style-name="P1"><text:span text:style-name="T1">korisnik: INT</text:span></text:p>
            <text:p text:style-name="P1"><text:span text:style-name="T1">preferenca: VARC</text:span></text:p>
            <text:p text:style-name="P1"><text:span text:style-name="T1">vrijednost: VARCH</text:span></text:p>
          </draw:text-box>
        </draw:frame>
        <draw:custom-shape draw:style-name="gr3" draw:text-style-name="P2" draw:layer="layout" svg:width="0.519cm" svg:height="1.964cm" svg:x="21.875cm" svg:y="3.0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3.039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2.265cm" svg:viewBox="0 0 3774 778" svg:d="m3774 778c0-389-315-778-629-778-839 0-1678 0-2517 0-314 0-628 389-628 778z">
          <text:p text:style-name="P4"><text:span text:style-name="T2">preference</text:span></text:p>
        </draw:path>
        <draw:frame draw:style-name="gr6" draw:text-style-name="P2" draw:layer="layout" svg:width="0.3cm" svg:height="0.3cm" svg:x="18.432cm" svg:y="3.27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4.2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3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8.021cm" svg:y1="4.187cm" svg:x2="18.021cm" svg:y2="3.822cm">
          <text:p/>
        </draw:line>
        <draw:frame draw:style-name="gr2" draw:text-style-name="P7" draw:layer="layout" svg:width="1.819cm" svg:height="0.687cm" svg:x="16.699cm" svg:y="3.317cm">
          <draw:text-box>
            <text:p text:style-name="P6"><text:span text:style-name="T3">korisnik</text:span></text:p>
          </draw:text-box>
        </draw:frame>
        <draw:line draw:style-name="gr7" draw:text-style-name="P2" draw:layer="layout" svg:x1="8.8cm" svg:y1="25.25cm" svg:x2="9.55cm" svg:y2="25.25cm">
          <text:p/>
        </draw:line>
        <draw:line draw:style-name="gr7" draw:text-style-name="P2" draw:layer="layout" svg:x1="6.256cm" svg:y1="15.937cm" svg:x2="6.256cm" svg:y2="15.572cm">
          <text:p/>
        </draw:line>
        <draw:line draw:style-name="gr7" draw:text-style-name="P2" draw:layer="layout" svg:x1="6.261cm" svg:y1="15.74cm" svg:x2="6.535cm" svg:y2="15.582cm">
          <text:p/>
        </draw:line>
        <draw:line draw:style-name="gr7" draw:text-style-name="P2" draw:layer="layout" svg:x1="6.256cm" svg:y1="15.745cm" svg:x2="6.544cm" svg:y2="15.899cm">
          <text:p/>
        </draw:line>
        <draw:frame draw:style-name="gr2" draw:text-style-name="P7" draw:layer="layout" svg:width="0.803cm" svg:height="0.687cm" svg:x="5.55cm" svg:y="15.63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15.75cm" svg:x2="1.55cm" svg:y2="15.75cm">
          <text:p/>
        </draw:line>
        <draw:frame draw:style-name="gr6" draw:text-style-name="P2" draw:layer="layout" svg:width="0.3cm" svg:height="0.3cm" svg:x="-0.291cm" svg:y="21.41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3.973cm" svg:height="3.095cm" svg:x="-0.182cm" svg:y="22.012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gui_naziv: VARCH</text:span></text:p>
            <text:p text:style-name="P1"><text:span text:style-name="T1">url: VARCHAR</text:span></text:p>
            <text:p text:style-name="P1"><text:span text:style-name="T1">aktivan: TINYINT</text:span></text:p>
            <text:p text:style-name="P1"><text:span text:style-name="T1">novi_prozor: TINY</text:span></text:p>
          </draw:text-box>
        </draw:frame>
        <draw:custom-shape draw:style-name="gr3" draw:text-style-name="P2" draw:layer="layout" svg:width="0.519cm" svg:height="2.984cm" svg:x="3.236cm" svg:y="22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349cm" svg:x="-0.422cm" svg:y="22.024cm" svg:viewBox="0 0 3773 3350" svg:d="m0 4c0 920 0 1840 0 2761 0 292 314 585 628 585 839 0 1677 0 2516 0 314 0 629-293 629-585 0-921 0-1841 0-2761 0-9-3772-1-3773 0z">
          <text:p/>
        </draw:path>
        <draw:path draw:style-name="gr5" draw:text-style-name="P5" draw:layer="layout" svg:width="3.773cm" svg:height="0.777cm" svg:x="-0.423cm" svg:y="21.25cm" svg:viewBox="0 0 3774 778" svg:d="m3774 778c0-389-315-778-629-778-839 0-1678 0-2517 0-314 0-628 389-628 778z">
          <text:p text:style-name="P4"><text:span text:style-name="T2">studentski_moduli</text:span></text:p>
        </draw:path>
        <draw:frame draw:style-name="gr6" draw:text-style-name="P2" draw:layer="layout" svg:width="0.3cm" svg:height="0.3cm" svg:x="-0.291cm" svg:y="22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4.1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86cm" svg:y="22.73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55cm" svg:y1="15.75cm" svg:x2="1.55cm" svg:y2="21.25cm">
          <text:p/>
        </draw:line>
        <draw:line draw:style-name="gr7" draw:text-style-name="P2" draw:layer="layout" svg:x1="-0.052cm" svg:y1="12.714cm" svg:x2="-0.349cm" svg:y2="12.714cm">
          <text:p/>
        </draw:line>
        <draw:line draw:style-name="gr7" draw:text-style-name="P2" draw:layer="layout" svg:x1="-0.048cm" svg:y1="12.815cm" svg:x2="-0.349cm" svg:y2="12.815cm">
          <text:p/>
        </draw:line>
        <draw:frame draw:style-name="gr2" draw:text-style-name="P7" draw:layer="layout" svg:width="0.803cm" svg:height="0.687cm" svg:x="-0.181cm" svg:y="12.442cm">
          <draw:text-box>
            <text:p text:style-name="P6"><text:span text:style-name="T3">id</text:span></text:p>
          </draw:text-box>
        </draw:frame>
        <draw:line draw:style-name="gr7" draw:text-style-name="P2" draw:layer="layout" svg:x1="1.722cm" svg:y1="21.014cm" svg:x2="1.425cm" svg:y2="21.014cm">
          <text:p/>
        </draw:line>
        <draw:frame draw:style-name="gr2" draw:text-style-name="P7" draw:layer="layout" svg:width="1.933cm" svg:height="0.687cm" svg:x="-0.383cm" svg:y="20.517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5.497cm" svg:y="1.95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26.542cm" svg:y="17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5cm" svg:y1="19.25cm" svg:x2="-19.45cm" svg:y2="19.25cm">
          <text:p/>
        </draw:line>
        <draw:line draw:style-name="gr7" draw:text-style-name="P2" draw:layer="layout" svg:x1="-19.45cm" svg:y1="20cm" svg:x2="-19.45cm" svg:y2="19.25cm">
          <text:p/>
        </draw:line>
        <draw:line draw:style-name="gr7" draw:text-style-name="P2" draw:layer="layout" svg:x1="-14.2cm" svg:y1="2.5cm" svg:x2="6.55cm" svg:y2="2.5cm">
          <text:p/>
        </draw:line>
        <draw:frame draw:style-name="gr2" draw:layer="layout" svg:width="4.007cm" svg:height="5.465cm" svg:x="-16.019cm" svg:y="3.916cm">
          <draw:text-box>
            <text:p text:style-name="P1"><text:span text:style-name="T1">id: BIG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student: INT</text:span></text:p>
            <text:p text:style-name="P1"><text:span text:style-name="T1">status: TINYINT</text:span></text:p>
            <text:p text:style-name="P1"><text:span text:style-name="T1">bodova: FLOAT</text:span></text:p>
            <text:p text:style-name="P1"><text:span text:style-name="T1">izvjestaj_skripte: V</text:span></text:p>
            <text:p text:style-name="P1"><text:span text:style-name="T1">vrijeme: DATE</text:span></text:p>
            <text:p text:style-name="P1"><text:span text:style-name="T1">komentar: TEXT</text:span></text:p>
            <text:p text:style-name="P1"><text:span text:style-name="T1">filename: VARCH</text:span></text:p>
            <text:p text:style-name="P1"><text:span text:style-name="T1">userid: INT</text:span></text:p>
          </draw:text-box>
        </draw:frame>
        <draw:custom-shape draw:style-name="gr3" draw:text-style-name="P2" draw:layer="layout" svg:width="0.543cm" svg:height="4.934cm" svg:x="-12.493cm" svg:y="3.88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819cm" svg:height="0.777cm" svg:x="-16.2cm" svg:y="3cm" svg:viewBox="0 0 3820 778" svg:d="m3820 778c0-389-319-778-637-778-849 0-1698 0-2547 0-318 0-636 389-636 778z">
          <text:p text:style-name="P4"><text:span text:style-name="T2">zadatak</text:span></text:p>
        </draw:path>
        <draw:frame draw:style-name="gr6" draw:text-style-name="P2" draw:layer="layout" svg:width="0.3cm" svg:height="0.3cm" svg:x="-16.022cm" svg:y="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4.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8.7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017cm" svg:y="4.5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821cm" svg:height="5.725cm" svg:x="-16.2cm" svg:y="3.774cm" svg:viewBox="0 0 3822 5726" svg:d="m0 6c0 1573 0 3146 0 4719 0 500 318 1001 636 1001 850 0 1699 0 2549 0 318 0 637-501 637-1001 0-1573 0-3146 0-4719 0-14-3821-1-3822 0z">
          <text:p/>
        </draw:path>
        <draw:frame draw:style-name="gr6" draw:text-style-name="P2" draw:layer="layout" svg:width="0.3cm" svg:height="0.3cm" svg:x="-16.022cm" svg:y="5.93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6.256cm" svg:y1="2.694cm" svg:x2="6.256cm" svg:y2="2.329cm">
          <text:p/>
        </draw:line>
        <draw:line draw:style-name="gr7" draw:text-style-name="P2" draw:layer="layout" svg:x1="6.261cm" svg:y1="2.497cm" svg:x2="6.535cm" svg:y2="2.339cm">
          <text:p/>
        </draw:line>
        <draw:line draw:style-name="gr7" draw:text-style-name="P2" draw:layer="layout" svg:x1="6.256cm" svg:y1="2.502cm" svg:x2="6.544cm" svg:y2="2.656cm">
          <text:p/>
        </draw:line>
        <draw:line draw:style-name="gr7" draw:text-style-name="P2" draw:layer="layout" svg:x1="-14.2cm" svg:y1="2.5cm" svg:x2="-14.2cm" svg:y2="3cm">
          <text:p/>
        </draw:line>
        <draw:line draw:style-name="gr7" draw:text-style-name="P2" draw:layer="layout" svg:x1="-14.036cm" svg:y1="2.829cm" svg:x2="-14.333cm" svg:y2="2.829cm">
          <text:p/>
        </draw:line>
        <draw:frame draw:style-name="gr2" draw:text-style-name="P7" draw:layer="layout" svg:width="1.78cm" svg:height="0.687cm" svg:x="-15.95cm" svg:y="2.317cm">
          <draw:text-box>
            <text:p text:style-name="P6"><text:span text:style-name="T3">student</text:span></text:p>
          </draw:text-box>
        </draw:frame>
        <draw:frame draw:style-name="gr6" draw:text-style-name="P2" draw:layer="layout" svg:width="0.3cm" svg:height="0.3cm" svg:x="-16.022cm" svg:y="6.3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6.8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3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8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8.26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5.441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075cm" svg:height="5.465cm" svg:x="-16.019cm" svg:y="11.316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naziv: VARCHAR</text:span></text:p>
            <text:p text:style-name="P1"><text:span text:style-name="T1">zadataka: TINYIN</text:span></text:p>
            <text:p text:style-name="P1"><text:span text:style-name="T1">bodova: FLOAT</text:span></text:p>
            <text:p text:style-name="P1"><text:span text:style-name="T1">rok: DATETIME</text:span></text:p>
            <text:p text:style-name="P1"><text:span text:style-name="T1">aktivna: TINYINT</text:span></text:p>
            <text:p text:style-name="P1"><text:span text:style-name="T1">programskijezik: I</text:span></text:p>
            <text:p text:style-name="P1"><text:span text:style-name="T1">attachment: TINYI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5.196cm" svg:x="-12.601cm" svg:y="11.43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6.2cm" svg:y="10.554cm" svg:viewBox="0 0 3750 778" svg:d="m3750 778c0-389-313-778-625-778-834 0-1667 0-2501 0-312 0-624 389-624 778z">
          <text:p text:style-name="P4"><text:span text:style-name="T2">zadaca</text:span></text:p>
        </draw:path>
        <draw:frame draw:style-name="gr6" draw:text-style-name="P2" draw:layer="layout" svg:width="0.3cm" svg:height="0.3cm" svg:x="-16.13cm" svg:y="11.5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4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4.903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7" draw:layer="layout" svg:width="2.145cm" svg:height="0.687cm" svg:x="-12.095cm" svg:y="9.31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10.546cm" svg:y1="10.602cm" svg:x2="-10.847cm" svg:y2="10.602cm">
          <text:p/>
        </draw:line>
        <draw:path draw:style-name="gr4" draw:text-style-name="P3" draw:layer="layout" svg:width="3.749cm" svg:height="6.421cm" svg:x="-16.2cm" svg:y="11.328cm" svg:viewBox="0 0 3750 6422" svg:d="m1 4c0 1023-1 4745-1 5768 0 325 312 650 624 650 834 0 1666 0 2500 0 312 0 626-328 626-653 0-1023 0-4742 0-5765 0-9-3749 0-3749 0z">
          <text:p/>
        </draw:path>
        <draw:frame draw:style-name="gr6" draw:text-style-name="P2" draw:layer="layout" svg:width="0.3cm" svg:height="0.3cm" svg:x="-16.127cm" svg:y="12.04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5.8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9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4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9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4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5.3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6.31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56cm" svg:height="0.687cm" svg:x="-14.15cm" svg:y="2.373cm">
          <draw:text-box>
            <text:p text:style-name="P6"><text:span text:style-name="T3">userid</text:span></text:p>
          </draw:text-box>
        </draw:frame>
        <draw:line draw:style-name="gr7" draw:text-style-name="P2" draw:layer="layout" svg:x1="-14.7cm" svg:y1="9.5cm" svg:x2="-14.701cm" svg:y2="10.553cm">
          <text:p/>
        </draw:line>
        <draw:line draw:style-name="gr7" draw:text-style-name="P2" draw:layer="layout" svg:x1="-14.704cm" svg:y1="10.286cm" svg:x2="-14.863cm" svg:y2="10.559cm">
          <text:p/>
        </draw:line>
        <draw:line draw:style-name="gr7" draw:text-style-name="P2" draw:layer="layout" svg:x1="-14.711cm" svg:y1="10.284cm" svg:x2="-14.545cm" svg:y2="10.559cm">
          <text:p/>
        </draw:line>
        <draw:line draw:style-name="gr7" draw:text-style-name="P2" draw:layer="layout" svg:x1="-14.555cm" svg:y1="10.285cm" svg:x2="-14.849cm" svg:y2="10.285cm">
          <text:p/>
        </draw:line>
        <draw:line draw:style-name="gr7" draw:text-style-name="P2" draw:layer="layout" svg:x1="-14.555cm" svg:y1="9.685cm" svg:x2="-14.849cm" svg:y2="9.685cm">
          <text:p/>
        </draw:line>
        <draw:frame draw:style-name="gr2" draw:text-style-name="P7" draw:layer="layout" svg:width="0.803cm" svg:height="0.687cm" svg:x="-14.656cm" svg:y="9.90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9.548cm" svg:y="9.52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742cm" svg:height="0.687cm" svg:x="-16.455cm" svg:y="9.402cm">
          <draw:text-box>
            <text:p text:style-name="P6"><text:span text:style-name="T3">zadaca</text:span></text:p>
          </draw:text-box>
        </draw:frame>
        <draw:frame draw:style-name="gr2" draw:text-style-name="P7" draw:layer="layout" svg:width="0.803cm" svg:height="0.687cm" svg:x="5.55cm" svg:y="17.144cm">
          <draw:text-box>
            <text:p text:style-name="P6"><text:span text:style-name="T3">id</text:span></text:p>
          </draw:text-box>
        </draw:frame>
        <draw:line draw:style-name="gr7" draw:text-style-name="P2" draw:layer="layout" svg:x1="6.271cm" svg:y1="17.44cm" svg:x2="6.271cm" svg:y2="17.075cm">
          <text:p/>
        </draw:line>
        <draw:line draw:style-name="gr7" draw:text-style-name="P2" draw:layer="layout" svg:x1="6.276cm" svg:y1="17.243cm" svg:x2="6.55cm" svg:y2="17.085cm">
          <text:p/>
        </draw:line>
        <draw:line draw:style-name="gr7" draw:text-style-name="P2" draw:layer="layout" svg:x1="6.271cm" svg:y1="17.248cm" svg:x2="6.559cm" svg:y2="17.402cm">
          <text:p/>
        </draw:line>
        <draw:line draw:style-name="gr7" draw:text-style-name="P2" draw:layer="layout" svg:x1="6.55cm" svg:y1="17.25cm" svg:x2="-12.45cm" svg:y2="17.25cm">
          <text:p/>
        </draw:line>
        <draw:line draw:style-name="gr7" draw:text-style-name="P2" draw:layer="layout" svg:x1="-12.277cm" svg:y1="17.437cm" svg:x2="-12.277cm" svg:y2="17.072cm">
          <text:p/>
        </draw:line>
        <draw:frame draw:style-name="gr2" draw:text-style-name="P7" draw:layer="layout" svg:width="1.933cm" svg:height="0.687cm" svg:x="-12.383cm" svg:y="16.567cm">
          <draw:text-box>
            <text:p text:style-name="P6"><text:span text:style-name="T3">predmet</text:span></text:p>
          </draw:text-box>
        </draw:frame>
        <draw:frame draw:style-name="gr2" draw:layer="layout" svg:width="4.075cm" svg:height="2.147cm" svg:x="-21.529cm" svg:y="14.2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eshi: VARCHAR</text:span></text:p>
            <text:p text:style-name="P1"><text:span text:style-name="T1">ekstenzija: VARCH</text:span></text:p>
          </draw:text-box>
        </draw:frame>
        <draw:custom-shape draw:style-name="gr3" draw:text-style-name="P2" draw:layer="layout" svg:width="0.519cm" svg:height="1.964cm" svg:x="-18.111cm" svg:y="14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3.818cm" svg:height="2.237cm" svg:x="-21.769cm" svg:y="14.274cm" svg:viewBox="0 0 3819 2238" svg:d="m0 2c0 616 0 1230 0 1845 0 195 318 391 636 391 849 0 1697 0 2546 0 318 0 637-196 637-391 0-615 0-1229 0-1845 0-5-3818 0-3819 0z">
          <text:p/>
        </draw:path>
        <draw:path draw:style-name="gr5" draw:text-style-name="P5" draw:layer="layout" svg:width="3.819cm" svg:height="0.777cm" svg:x="-21.77cm" svg:y="13.5cm" svg:viewBox="0 0 3820 778" svg:d="m3820 778c0-389-319-778-637-778-849 0-1698 0-2547 0-318 0-636 389-636 778z">
          <text:p text:style-name="P4"><text:span text:style-name="T2">programskijezik</text:span></text:p>
        </draw:path>
        <draw:frame draw:style-name="gr6" draw:text-style-name="P2" draw:layer="layout" svg:width="0.3cm" svg:height="0.3cm" svg:x="-21.638cm" svg:y="14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4.9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92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95cm" svg:y1="15.25cm" svg:x2="-16.2cm" svg:y2="15.25cm">
          <text:p/>
        </draw:line>
        <draw:line draw:style-name="gr7" draw:text-style-name="P2" draw:layer="layout" svg:x1="-17.665cm" svg:y1="15.453cm" svg:x2="-17.665cm" svg:y2="15.088cm">
          <text:p/>
        </draw:line>
        <draw:line draw:style-name="gr7" draw:text-style-name="P2" draw:layer="layout" svg:x1="-17.67cm" svg:y1="15.256cm" svg:x2="-17.944cm" svg:y2="15.098cm">
          <text:p/>
        </draw:line>
        <draw:line draw:style-name="gr7" draw:text-style-name="P2" draw:layer="layout" svg:x1="-17.665cm" svg:y1="15.261cm" svg:x2="-17.953cm" svg:y2="15.415cm">
          <text:p/>
        </draw:line>
        <draw:line draw:style-name="gr7" draw:text-style-name="P2" draw:layer="layout" svg:x1="-16.45cm" svg:y1="15.451cm" svg:x2="-16.45cm" svg:y2="15.086cm">
          <text:p/>
        </draw:line>
        <draw:frame draw:style-name="gr2" draw:text-style-name="P7" draw:layer="layout" svg:width="0.803cm" svg:height="0.687cm" svg:x="-17.95cm" svg:y="1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611cm" svg:height="0.687cm" svg:x="-17.7cm" svg:y="14.5cm">
          <draw:text-box>
            <text:p text:style-name="P6"><text:span text:style-name="T3">prog...</text:span></text:p>
          </draw:text-box>
        </draw:frame>
        <draw:line draw:style-name="gr7" draw:text-style-name="P2" draw:layer="layout" svg:x1="-24.7cm" svg:y1="17.25cm" svg:x2="-16.2cm" svg:y2="17.25cm">
          <text:p/>
        </draw:line>
        <draw:line draw:style-name="gr7" draw:text-style-name="P2" draw:layer="layout" svg:x1="-16.43cm" svg:y1="17.425cm" svg:x2="-16.43cm" svg:y2="17.06cm">
          <text:p/>
        </draw:line>
        <draw:frame draw:style-name="gr2" draw:text-style-name="P7" draw:layer="layout" svg:width="2.644cm" svg:height="0.687cm" svg:x="-18.844cm" svg:y="16.5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542cm" svg:y1="19.741cm" svg:x2="-24.843cm" svg:y2="19.741cm">
          <text:p/>
        </draw:line>
        <draw:frame draw:style-name="gr9" draw:text-style-name="P8" draw:layer="layout" svg:width="1.386cm" svg:height="0.687cm" svg:x="-25.456cm" svg:y="19.27cm">
          <draw:text-box>
            <text:p text:style-name="P6"><text:span text:style-name="T3">id</text:span></text:p>
          </draw:text-box>
        </draw:frame>
        <draw:line draw:style-name="gr7" draw:text-style-name="P2" draw:layer="layout" svg:x1="-24.7cm" svg:y1="20cm" svg:x2="-24.7cm" svg:y2="17.25cm">
          <text:p/>
        </draw:line>
        <draw:line draw:style-name="gr7" draw:text-style-name="P2" draw:layer="layout" svg:x1="-24.698cm" svg:y1="19.738cm" svg:x2="-24.857cm" svg:y2="20.011cm">
          <text:p/>
        </draw:line>
        <draw:line draw:style-name="gr7" draw:text-style-name="P2" draw:layer="layout" svg:x1="-24.699cm" svg:y1="19.745cm" svg:x2="-24.539cm" svg:y2="20.011cm">
          <text:p/>
        </draw:line>
        <draw:frame draw:style-name="gr2" draw:layer="layout" svg:width="2.911cm" svg:height="1.199cm" svg:x="-20.384cm" svg:y="2.787cm">
          <draw:text-box>
            <text:p text:style-name="P1"><text:span text:style-name="T1">zadatak: INT</text:span></text:p>
            <text:p text:style-name="P1"><text:span text:style-name="T1">diff: TEXT</text:span></text:p>
          </draw:text-box>
        </draw:frame>
        <draw:path draw:style-name="gr4" draw:text-style-name="P3" draw:layer="layout" svg:width="3.772cm" svg:height="2.2cm" svg:x="-20.624cm" svg:y="2.799cm" svg:viewBox="0 0 3773 2201" svg:d="m0 2c0 606 0 1210 0 1815 0 191 314 384 628 384 839 0 1677 0 2516 0 314 0 629-193 629-384 0-605 0-1209 0-1815 0-5-3772 0-3773 0z">
          <text:p/>
        </draw:path>
        <draw:path draw:style-name="gr5" draw:text-style-name="P5" draw:layer="layout" svg:width="3.773cm" svg:height="0.777cm" svg:x="-20.625cm" svg:y="2.025cm" svg:viewBox="0 0 3774 778" svg:d="m3774 778c0-389-315-778-629-778-839 0-1678 0-2517 0-314 0-628 389-628 778z">
          <text:p text:style-name="P4"><text:span text:style-name="T2">zadatakdiff</text:span></text:p>
        </draw:path>
        <draw:frame draw:style-name="gr6" draw:text-style-name="P2" draw:layer="layout" svg:width="0.3cm" svg:height="0.3cm" svg:x="-20.493cm" svg:y="3.03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0.493cm" svg:y="3.5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8.2cm" svg:y1="5cm" svg:x2="-18.2cm" svg:y2="7cm">
          <text:p/>
        </draw:line>
        <draw:line draw:style-name="gr7" draw:text-style-name="P2" draw:layer="layout" svg:x1="-18.2cm" svg:y1="7cm" svg:x2="-16.2cm" svg:y2="7cm">
          <text:p/>
        </draw:line>
        <draw:line draw:style-name="gr7" draw:text-style-name="P2" draw:layer="layout" svg:x1="-18.033cm" svg:y1="5.29cm" svg:x2="-18.327cm" svg:y2="5.29cm">
          <text:p/>
        </draw:line>
        <draw:frame draw:style-name="gr2" draw:text-style-name="P7" draw:layer="layout" svg:width="1.852cm" svg:height="0.687cm" svg:x="-20.065cm" svg:y="5.25cm">
          <draw:text-box>
            <text:p text:style-name="P6"><text:span text:style-name="T3">zadatak</text:span></text:p>
          </draw:text-box>
        </draw:frame>
        <draw:line draw:style-name="gr7" draw:text-style-name="P2" draw:layer="layout" svg:x1="-16.411cm" svg:y1="7.17cm" svg:x2="-16.411cm" svg:y2="6.805cm">
          <text:p/>
        </draw:line>
        <draw:frame draw:style-name="gr2" draw:text-style-name="P7" draw:layer="layout" svg:width="0.803cm" svg:height="0.687cm" svg:x="-17.003cm" svg:y="6.317cm">
          <draw:text-box>
            <text:p text:style-name="P6"><text:span text:style-name="T3">id</text:span></text:p>
          </draw:text-box>
        </draw:frame>
        <draw:frame draw:style-name="gr2" draw:layer="layout" svg:width="3.313cm" svg:height="2.147cm" svg:x="-21.275cm" svg:y="10.392cm">
          <draw:text-box>
            <text:p text:style-name="P1"><text:span text:style-name="T1">id: 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ulaz: TXT</text:span></text:p>
          </draw:text-box>
        </draw:frame>
        <draw:custom-shape draw:style-name="gr3" draw:text-style-name="P2" draw:layer="layout" svg:width="0.519cm" svg:height="1.964cm" svg:x="-17.857cm" svg:y="10.50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814cm" svg:height="2.237cm" svg:x="-21.515cm" svg:y="10.404cm" svg:viewBox="0 0 3815 2238" svg:d="m0 2c0 616 0 1230 0 1845 0 195 317 391 635 391 848 0 1696 0 2544 0 317 0 636-196 636-391 0-615 0-1229 0-1845 0-5-3814 0-3815 0z">
          <text:p/>
        </draw:path>
        <draw:path draw:style-name="gr5" draw:text-style-name="P5" draw:layer="layout" svg:width="3.815cm" svg:height="0.777cm" svg:x="-21.516cm" svg:y="9.63cm" svg:viewBox="0 0 3816 778" svg:d="m3816 778c0-389-319-778-636-778-848 0-1697 0-2545 0-318 0-635 389-635 778z">
          <text:p text:style-name="P4"><text:span text:style-name="T2">stdin</text:span></text:p>
        </draw:path>
        <draw:frame draw:style-name="gr6" draw:text-style-name="P2" draw:layer="layout" svg:width="0.3cm" svg:height="0.3cm" svg:x="-21.384cm" svg:y="10.63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1.5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2.05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541cm" svg:y1="11.423cm" svg:x2="-17.541cm" svg:y2="11.058cm">
          <text:p/>
        </draw:line>
        <draw:frame draw:style-name="gr6" draw:text-style-name="P2" draw:layer="layout" svg:width="0.3cm" svg:height="0.3cm" svg:x="-21.372cm" svg:y="11.11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17.7cm" svg:y1="11.25cm" svg:x2="-17.2cm" svg:y2="11.25cm">
          <text:p/>
        </draw:line>
        <draw:line draw:style-name="gr7" draw:text-style-name="P2" draw:layer="layout" svg:x1="-17.2cm" svg:y1="11.25cm" svg:x2="-17.2cm" svg:y2="13.25cm">
          <text:p/>
        </draw:line>
        <draw:line draw:style-name="gr7" draw:text-style-name="P2" draw:layer="layout" svg:x1="-17.2cm" svg:y1="13.25cm" svg:x2="-16.2cm" svg:y2="13.25cm">
          <text:p/>
        </draw:line>
        <draw:line draw:style-name="gr7" draw:text-style-name="P2" draw:layer="layout" svg:x1="-16.488cm" svg:y1="13.436cm" svg:x2="-16.488cm" svg:y2="13.071cm">
          <text:p/>
        </draw:line>
        <draw:line draw:style-name="gr7" draw:text-style-name="P2" draw:layer="layout" svg:x1="-16.483cm" svg:y1="13.239cm" svg:x2="-16.209cm" svg:y2="13.081cm">
          <text:p/>
        </draw:line>
        <draw:line draw:style-name="gr7" draw:text-style-name="P2" draw:layer="layout" svg:x1="-16.488cm" svg:y1="13.244cm" svg:x2="-16.2cm" svg:y2="13.398cm">
          <text:p/>
        </draw:line>
        <draw:frame draw:style-name="gr2" draw:text-style-name="P7" draw:layer="layout" svg:width="0.803cm" svg:height="0.687cm" svg:x="-17.003cm" svg:y="13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42cm" svg:height="0.687cm" svg:x="-17.845cm" svg:y="10.5cm">
          <draw:text-box>
            <text:p text:style-name="P6"><text:span text:style-name="T3">zadaca</text:span></text:p>
          </draw:text-box>
        </draw:frame>
        <draw:frame draw:style-name="gr2" draw:layer="layout" svg:width="3.427cm" svg:height="2.147cm" svg:x="18.55cm" svg:y="6.6cm">
          <draw:text-box>
            <text:p text:style-name="P1"><text:span text:style-name="T1">id: INT</text:span></text:p>
            <text:p text:style-name="P1"><text:span text:style-name="T1">osoba: INT</text:span></text:p>
            <text:p text:style-name="P1"><text:span text:style-name="T1">iz_odsjeka: INT</text:span></text:p>
            <text:p text:style-name="P1"><text:span text:style-name="T1">u_odsjek: INT</text:span></text:p>
          </draw:text-box>
        </draw:frame>
        <draw:custom-shape draw:style-name="gr3" draw:text-style-name="P2" draw:layer="layout" svg:width="0.519cm" svg:height="1.964cm" svg:x="21.875cm" svg:y="6.5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1cm" svg:x="18.301cm" svg:y="6.539cm" svg:viewBox="0 0 3773 2211" svg:d="m0 2c0 609 0 1215 0 1823 0 192 314 386 628 386 839 0 1677 0 2516 0 314 0 629-194 629-386 0-608 0-1214 0-1823 0-5-3772 0-3773 0z">
          <text:p/>
        </draw:path>
        <draw:path draw:style-name="gr5" draw:text-style-name="P5" draw:layer="layout" svg:width="3.773cm" svg:height="0.777cm" svg:x="18.3cm" svg:y="5.765cm" svg:viewBox="0 0 3774 778" svg:d="m3774 778c0-389-315-778-629-778-839 0-1678 0-2517 0-314 0-628 389-628 778z">
          <text:p text:style-name="P4"><text:span text:style-name="T2">promjena_odsjeka</text:span></text:p>
        </draw:path>
        <draw:frame draw:style-name="gr6" draw:text-style-name="P2" draw:layer="layout" svg:width="0.3cm" svg:height="0.3cm" svg:x="18.432cm" svg:y="6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0.3cm" svg:y1="6cm" svg:x2="17.3cm" svg:y2="6cm">
          <text:p/>
        </draw:line>
        <draw:line draw:style-name="gr7" draw:text-style-name="P2" draw:layer="layout" svg:x1="10.589cm" svg:y1="6.193cm" svg:x2="10.589cm" svg:y2="5.828cm">
          <text:p/>
        </draw:line>
        <draw:line draw:style-name="gr7" draw:text-style-name="P2" draw:layer="layout" svg:x1="10.584cm" svg:y1="5.996cm" svg:x2="10.31cm" svg:y2="5.838cm">
          <text:p/>
        </draw:line>
        <draw:line draw:style-name="gr7" draw:text-style-name="P2" draw:layer="layout" svg:x1="10.589cm" svg:y1="6.001cm" svg:x2="10.301cm" svg:y2="6.155cm">
          <text:p/>
        </draw:line>
        <draw:frame draw:style-name="gr2" draw:text-style-name="P7" draw:layer="layout" svg:width="0.803cm" svg:height="0.687cm" svg:x="10.55cm" svg:y="6cm">
          <draw:text-box>
            <text:p text:style-name="P6"><text:span text:style-name="T3">id</text:span></text:p>
          </draw:text-box>
        </draw:frame>
        <draw:line draw:style-name="gr7" draw:text-style-name="P2" draw:layer="layout" svg:x1="17.3cm" svg:y1="6cm" svg:x2="17.3cm" svg:y2="4cm">
          <text:p/>
        </draw:line>
        <draw:line draw:style-name="gr7" draw:text-style-name="P2" draw:layer="layout" svg:x1="17.3cm" svg:y1="4cm" svg:x2="18.3cm" svg:y2="4cm">
          <text:p/>
        </draw:line>
        <draw:line draw:style-name="gr7" draw:text-style-name="P2" draw:layer="layout" svg:x1="18.021cm" svg:y1="6.958cm" svg:x2="18.021cm" svg:y2="6.593cm">
          <text:p/>
        </draw:line>
        <draw:frame draw:style-name="gr2" draw:text-style-name="P7" draw:layer="layout" svg:width="1.56cm" svg:height="0.687cm" svg:x="16.74cm" svg:y="6cm">
          <draw:text-box>
            <text:p text:style-name="P6"><text:span text:style-name="T3">osoba</text:span></text:p>
          </draw:text-box>
        </draw:frame>
        <draw:frame draw:style-name="gr6" draw:text-style-name="P2" draw:layer="layout" svg:width="0.3cm" svg:height="0.3cm" svg:x="18.446cm" svg:y="8.25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78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313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3.897cm" svg:height="1.673cm" svg:x="18.543cm" svg:y="-0.373cm">
          <draw:text-box>
            <text:p text:style-name="P1"><text:span text:style-name="T1">id: VARCHAR</text:span></text:p>
            <text:p text:style-name="P1"><text:span text:style-name="T1">auth: INT</text:span></text:p>
            <text:p text:style-name="P1"><text:span text:style-name="T1">access: DATETIM</text:span></text:p>
          </draw:text-box>
        </draw:frame>
        <draw:custom-shape draw:style-name="gr3" draw:text-style-name="P2" draw:layer="layout" svg:width="0.519cm" svg:height="1.964cm" svg:x="21.875cm" svg:y="-0.35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-0.3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-1.135cm" svg:viewBox="0 0 3774 778" svg:d="m3774 778c0-389-315-778-629-778-839 0-1678 0-2517 0-314 0-628 389-628 778z">
          <text:p text:style-name="P4"><text:span text:style-name="T2">rss</text:span></text:p>
        </draw:path>
        <draw:frame draw:style-name="gr6" draw:text-style-name="P2" draw:layer="layout" svg:width="0.3cm" svg:height="0.3cm" svg:x="18.432cm" svg:y="-0.127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0.8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0.34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9.8cm" svg:y1="8.75cm" svg:x2="19.8cm" svg:y2="10.25cm">
          <text:p/>
        </draw:line>
        <draw:line draw:style-name="gr7" draw:text-style-name="P2" draw:layer="layout" svg:x1="19.797cm" svg:y1="10.015cm" svg:x2="19.641cm" svg:y2="10.261cm">
          <text:p/>
        </draw:line>
        <draw:line draw:style-name="gr7" draw:text-style-name="P2" draw:layer="layout" svg:x1="19.797cm" svg:y1="10.015cm" svg:x2="19.959cm" svg:y2="10.261cm">
          <text:p/>
        </draw:line>
        <draw:line draw:style-name="gr7" draw:text-style-name="P2" draw:layer="layout" svg:x1="19.949cm" svg:y1="10.011cm" svg:x2="19.655cm" svg:y2="10.011cm">
          <text:p/>
        </draw:line>
        <draw:line draw:style-name="gr7" draw:text-style-name="P2" draw:layer="layout" svg:x1="19.954cm" svg:y1="9cm" svg:x2="19.66cm" svg:y2="9cm">
          <text:p/>
        </draw:line>
        <draw:frame draw:style-name="gr2" draw:text-style-name="P7" draw:layer="layout" svg:width="0.803cm" svg:height="0.687cm" svg:x="19.7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322cm" svg:height="0.687cm" svg:x="17.596cm" svg:y="8.823cm">
          <draw:text-box>
            <text:p text:style-name="P6"><text:span text:style-name="T3">iz_odsjeka</text:span></text:p>
          </draw:text-box>
        </draw:frame>
        <draw:line draw:style-name="gr7" draw:text-style-name="P2" draw:layer="layout" svg:x1="20.9cm" svg:y1="8.75cm" svg:x2="20.9cm" svg:y2="10.25cm">
          <text:p/>
        </draw:line>
        <draw:line draw:style-name="gr7" draw:text-style-name="P2" draw:layer="layout" svg:x1="20.901cm" svg:y1="9.999cm" svg:x2="20.745cm" svg:y2="10.245cm">
          <text:p/>
        </draw:line>
        <draw:line draw:style-name="gr7" draw:text-style-name="P2" draw:layer="layout" svg:x1="20.901cm" svg:y1="9.999cm" svg:x2="21.063cm" svg:y2="10.245cm">
          <text:p/>
        </draw:line>
        <draw:line draw:style-name="gr7" draw:text-style-name="P2" draw:layer="layout" svg:x1="21.053cm" svg:y1="9.995cm" svg:x2="20.759cm" svg:y2="9.995cm">
          <text:p/>
        </draw:line>
        <draw:line draw:style-name="gr7" draw:text-style-name="P2" draw:layer="layout" svg:x1="21.054cm" svg:y1="9cm" svg:x2="20.76cm" svg:y2="9cm">
          <text:p/>
        </draw:line>
        <draw:frame draw:style-name="gr2" draw:text-style-name="P7" draw:layer="layout" svg:width="0.803cm" svg:height="0.687cm" svg:x="20.8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056cm" svg:height="0.687cm" svg:x="20.865cm" svg:y="8.817cm">
          <draw:text-box>
            <text:p text:style-name="P6"><text:span text:style-name="T3">u_odsjek</text:span></text:p>
          </draw:text-box>
        </draw:frame>
        <draw:line draw:style-name="gr7" draw:text-style-name="P2" draw:layer="layout" svg:x1="10.3cm" svg:y1="3cm" svg:x2="12.05cm" svg:y2="3cm">
          <text:p/>
        </draw:line>
        <draw:frame draw:style-name="gr2" draw:text-style-name="P7" draw:layer="layout" svg:width="0.803cm" svg:height="0.687cm" svg:x="10.55cm" svg:y="3cm">
          <draw:text-box>
            <text:p text:style-name="P6"><text:span text:style-name="T3">id</text:span></text:p>
          </draw:text-box>
        </draw:frame>
        <draw:line draw:style-name="gr7" draw:text-style-name="P2" draw:layer="layout" svg:x1="10.598cm" svg:y1="3.189cm" svg:x2="10.598cm" svg:y2="2.824cm">
          <text:p/>
        </draw:line>
        <draw:line draw:style-name="gr7" draw:text-style-name="P2" draw:layer="layout" svg:x1="10.593cm" svg:y1="2.992cm" svg:x2="10.319cm" svg:y2="2.834cm">
          <text:p/>
        </draw:line>
        <draw:line draw:style-name="gr7" draw:text-style-name="P2" draw:layer="layout" svg:x1="10.598cm" svg:y1="2.997cm" svg:x2="10.31cm" svg:y2="3.151cm">
          <text:p/>
        </draw:line>
        <draw:line draw:style-name="gr7" draw:text-style-name="P2" draw:layer="layout" svg:x1="12.05cm" svg:y1="3cm" svg:x2="12.05cm" svg:y2="1.75cm">
          <text:p/>
        </draw:line>
        <draw:line draw:style-name="gr7" draw:text-style-name="P2" draw:layer="layout" svg:x1="12.05cm" svg:y1="1.75cm" svg:x2="17.8cm" svg:y2="1.75cm">
          <text:p/>
        </draw:line>
        <draw:line draw:style-name="gr7" draw:text-style-name="P2" draw:layer="layout" svg:x1="17.8cm" svg:y1="1.75cm" svg:x2="17.8cm" svg:y2="0.75cm">
          <text:p/>
        </draw:line>
        <draw:line draw:style-name="gr7" draw:text-style-name="P2" draw:layer="layout" svg:x1="17.8cm" svg:y1="0.75cm" svg:x2="18.3cm" svg:y2="0.75cm">
          <text:p/>
        </draw:line>
        <draw:line draw:style-name="gr7" draw:text-style-name="P2" draw:layer="layout" svg:x1="18.021cm" svg:y1="0.948cm" svg:x2="18.021cm" svg:y2="0.583cm">
          <text:p/>
        </draw:line>
        <draw:line draw:style-name="gr7" draw:text-style-name="P2" draw:layer="layout" svg:x1="10.3cm" svg:y1="1.5cm" svg:x2="11.55cm" svg:y2="1.5cm">
          <text:p/>
        </draw:line>
        <draw:line draw:style-name="gr7" draw:text-style-name="P2" draw:layer="layout" svg:x1="10.55cm" svg:y1="1.682cm" svg:x2="10.55cm" svg:y2="1.317cm">
          <text:p/>
        </draw:line>
        <draw:frame draw:style-name="gr2" draw:text-style-name="P7" draw:layer="layout" svg:width="0.803cm" svg:height="0.687cm" svg:x="10.55cm" svg:y="1.5cm">
          <draw:text-box>
            <text:p text:style-name="P6"><text:span text:style-name="T3">id</text:span></text:p>
          </draw:text-box>
        </draw:frame>
        <draw:line draw:style-name="gr7" draw:text-style-name="P2" draw:layer="layout" svg:x1="11.55cm" svg:y1="1.5cm" svg:x2="11.55cm" svg:y2="-2.25cm">
          <text:p/>
        </draw:line>
        <draw:line draw:style-name="gr7" draw:text-style-name="P2" draw:layer="layout" svg:x1="11.55cm" svg:y1="-2.5cm" svg:x2="18.3cm" svg:y2="-2.5cm">
          <text:p/>
        </draw:line>
        <draw:frame draw:style-name="gr2" draw:layer="layout" svg:width="4.079cm" svg:height="7.835cm" svg:x="18.541cm" svg:y="-9.08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zavrsena_skola: V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redovni: TINYINT</text:span></text:p>
            <text:p text:style-name="P1"><text:span text:style-name="T1">odsjek_prvi: INT</text:span></text:p>
            <text:p text:style-name="P1"><text:span text:style-name="T1">odsjek_drugi: INT</text:span></text:p>
            <text:p text:style-name="P1"><text:span text:style-name="T1">odsjek_treci: INT</text:span></text:p>
            <text:p text:style-name="P1"><text:span text:style-name="T1">...</text:span></text:p>
          </draw:text-box>
        </draw:frame>
        <draw:custom-shape draw:style-name="gr3" draw:text-style-name="P2" draw:layer="layout" svg:width="0.519cm" svg:height="6.757cm" svg:x="21.923cm" svg:y="-9.10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18.301cm" svg:y="-9.169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18.3cm" svg:y="-9.944cm" svg:viewBox="0 0 3774 778" svg:d="m3774 778c0-389-315-778-629-778-839 0-1678 0-2517 0-314 0-628 389-628 778z">
          <text:p text:style-name="P4"><text:span text:style-name="T2">prijemni</text:span></text:p>
        </draw:path>
        <draw:frame draw:style-name="gr6" draw:text-style-name="P2" draw:layer="layout" svg:width="0.3cm" svg:height="0.3cm" svg:x="18.432cm" svg:y="-9.03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5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6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1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67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1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69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21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4.7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3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3.32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4.28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87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38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8.101cm" svg:y1="-2.134cm" svg:x2="18.101cm" svg:y2="-2.499cm">
          <text:p/>
        </draw:line>
        <draw:frame draw:style-name="gr2" draw:text-style-name="P7" draw:layer="layout" svg:width="0.803cm" svg:height="0.687cm" svg:x="17.447cm" svg:y="-3.133cm">
          <draw:text-box>
            <text:p text:style-name="P6"><text:span text:style-name="T3">id</text:span></text:p>
          </draw:text-box>
        </draw:frame>
        <draw:line draw:style-name="gr7" draw:text-style-name="P2" draw:layer="layout" svg:x1="22.05cm" svg:y1="-2.25cm" svg:x2="23.3cm" svg:y2="-2.25cm">
          <text:p/>
        </draw:line>
        <draw:line draw:style-name="gr7" draw:text-style-name="P2" draw:layer="layout" svg:x1="23.3cm" svg:y1="11.25cm" svg:x2="22.8cm" svg:y2="11.25cm">
          <text:p/>
        </draw:line>
        <draw:line draw:style-name="gr7" draw:text-style-name="P2" draw:layer="layout" svg:x1="22.301cm" svg:y1="-1.863cm" svg:x2="22.301cm" svg:y2="-2.228cm">
          <text:p/>
        </draw:line>
        <draw:frame draw:style-name="gr2" draw:text-style-name="P7" draw:layer="layout" svg:width="1.992cm" svg:height="0.687cm" svg:x="22.252cm" svg:y="-2.898cm">
          <draw:text-box>
            <text:p text:style-name="P6"><text:span text:style-name="T3">odsjek_*</text:span></text:p>
          </draw:text-box>
        </draw:frame>
        <draw:line draw:style-name="gr7" draw:text-style-name="P2" draw:layer="layout" svg:x1="23.095cm" svg:y1="11.442cm" svg:x2="23.095cm" svg:y2="11.077cm">
          <text:p/>
        </draw:line>
        <draw:line draw:style-name="gr7" draw:text-style-name="P2" draw:layer="layout" svg:x1="23.09cm" svg:y1="11.245cm" svg:x2="22.816cm" svg:y2="11.087cm">
          <text:p/>
        </draw:line>
        <draw:line draw:style-name="gr7" draw:text-style-name="P2" draw:layer="layout" svg:x1="23.095cm" svg:y1="11.25cm" svg:x2="22.807cm" svg:y2="11.404cm">
          <text:p/>
        </draw:line>
        <draw:frame draw:style-name="gr2" draw:text-style-name="P7" draw:layer="layout" svg:width="0.803cm" svg:height="0.687cm" svg:x="22.896cm" svg:y="11.223cm">
          <draw:text-box>
            <text:p text:style-name="P6"><text:span text:style-name="T3">id</text:span></text:p>
          </draw:text-box>
        </draw:frame>
        <draw:frame draw:style-name="gr2" draw:text-style-name="P7" draw:layer="layout" svg:width="1.26cm" svg:height="0.687cm" svg:x="17.252cm" svg:y="0.002cm">
          <draw:text-box>
            <text:p text:style-name="P6"><text:span text:style-name="T3">auth</text:span></text:p>
          </draw:text-box>
        </draw:frame>
        <draw:line draw:style-name="gr7" draw:text-style-name="P2" draw:layer="layout" svg:x1="18.3cm" svg:y1="-4cm" svg:x2="17.3cm" svg:y2="-4cm">
          <text:p/>
        </draw:line>
        <draw:line draw:style-name="gr7" draw:text-style-name="P2" draw:layer="layout" svg:x1="17.3cm" svg:y1="-4cm" svg:x2="17.3cm" svg:y2="2.75cm">
          <text:p/>
        </draw:line>
        <draw:line draw:style-name="gr7" draw:text-style-name="P2" draw:layer="layout" svg:x1="17.3cm" svg:y1="2.75cm" svg:x2="16.8cm" svg:y2="2.75cm">
          <text:p/>
        </draw:line>
        <draw:line draw:style-name="gr7" draw:text-style-name="P2" draw:layer="layout" svg:x1="17.084cm" svg:y1="2.947cm" svg:x2="17.084cm" svg:y2="2.582cm">
          <text:p/>
        </draw:line>
        <draw:line draw:style-name="gr7" draw:text-style-name="P2" draw:layer="layout" svg:x1="17.079cm" svg:y1="2.75cm" svg:x2="16.805cm" svg:y2="2.592cm">
          <text:p/>
        </draw:line>
        <draw:line draw:style-name="gr7" draw:text-style-name="P2" draw:layer="layout" svg:x1="17.084cm" svg:y1="2.755cm" svg:x2="16.796cm" svg:y2="2.909cm">
          <text:p/>
        </draw:line>
        <draw:frame draw:style-name="gr2" draw:text-style-name="P7" draw:layer="layout" svg:width="0.803cm" svg:height="0.687cm" svg:x="16.623cm" svg:y="2cm">
          <draw:text-box>
            <text:p text:style-name="P6"><text:span text:style-name="T3">id</text:span></text:p>
          </draw:text-box>
        </draw:frame>
        <draw:line draw:style-name="gr7" draw:text-style-name="P2" draw:layer="layout" svg:x1="18.102cm" svg:y1="-3.633cm" svg:x2="18.102cm" svg:y2="-3.998cm">
          <text:p/>
        </draw:line>
        <draw:frame draw:style-name="gr2" draw:text-style-name="P7" draw:layer="layout" svg:width="1.67cm" svg:height="0.687cm" svg:x="16.848cm" svg:y="-4.732cm">
          <draw:text-box>
            <text:p text:style-name="P6"><text:span text:style-name="T3">kanton</text:span></text:p>
          </draw:text-box>
        </draw:frame>
        <draw:frame draw:style-name="gr2" draw:layer="layout" svg:width="3.91cm" svg:height="1.199cm" svg:x="24.793cm" svg:y="-8.688cm">
          <draw:text-box>
            <text:p text:style-name="P1"><text:span text:style-name="T1">prijemni: INT</text:span></text:p>
            <text:p text:style-name="P1"><text:span text:style-name="T1">vrijeme: TIMESTA</text:span></text:p>
          </draw:text-box>
        </draw:frame>
        <draw:custom-shape draw:style-name="gr3" draw:text-style-name="P2" draw:layer="layout" svg:width="0.519cm" svg:height="1.964cm" svg:x="28.125cm" svg:y="-8.6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8.6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9.45cm" svg:viewBox="0 0 3774 778" svg:d="m3774 778c0-389-315-778-629-778-839 0-1678 0-2517 0-314 0-628 389-628 778z">
          <text:p text:style-name="P4"><text:span text:style-name="T2">prijemni_trenutno...</text:span></text:p>
        </draw:path>
        <draw:frame draw:style-name="gr6" draw:text-style-name="P2" draw:layer="layout" svg:width="0.3cm" svg:height="0.3cm" svg:x="24.682cm" svg:y="-7.9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8.4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line draw:style-name="gr7" draw:text-style-name="P2" draw:layer="layout" svg:x1="22.346cm" svg:y1="-7.999cm" svg:x2="22.072cm" svg:y2="-8.157cm">
          <text:p/>
        </draw:line>
        <draw:line draw:style-name="gr7" draw:text-style-name="P2" draw:layer="layout" svg:x1="22.351cm" svg:y1="-7.994cm" svg:x2="22.063cm" svg:y2="-7.84cm">
          <text:p/>
        </draw:line>
        <draw:frame draw:style-name="gr2" draw:text-style-name="P7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2" draw:layer="layout" svg:width="3.821cm" svg:height="2.147cm" svg:x="24.793cm" svg:y="-5.088cm">
          <draw:text-box>
            <text:p text:style-name="P1"><text:span text:style-name="T1">prijemni: INT</text:span></text:p>
            <text:p text:style-name="P1"><text:span text:style-name="T1">razred: TINYINT</text:span></text:p>
            <text:p text:style-name="P1"><text:span text:style-name="T1">ocjena: TINYINT</text:span></text:p>
            <text:p text:style-name="P1"><text:span text:style-name="T1">tipocjene: TINYIN</text:span></text:p>
          </draw:text-box>
        </draw:frame>
        <draw:custom-shape draw:style-name="gr3" draw:text-style-name="P2" draw:layer="layout" svg:width="0.519cm" svg:height="1.964cm" svg:x="28.125cm" svg:y="-5.0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5.0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5.85cm" svg:viewBox="0 0 3774 778" svg:d="m3774 778c0-389-315-778-629-778-839 0-1678 0-2517 0-314 0-628 389-628 778z">
          <text:p text:style-name="P4"><text:span text:style-name="T2">prijemniocjene</text:span></text:p>
        </draw:path>
        <draw:frame draw:style-name="gr6" draw:text-style-name="P2" draw:layer="layout" svg:width="0.3cm" svg:height="0.3cm" svg:x="24.682cm" svg:y="-4.3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4.8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4.6cm" svg:x2="22.05cm" svg:y2="-4.6cm">
          <text:p/>
        </draw:line>
        <draw:line draw:style-name="gr7" draw:text-style-name="P2" draw:layer="layout" svg:x1="22.351cm" svg:y1="-4.202cm" svg:x2="22.351cm" svg:y2="-4.567cm">
          <text:p/>
        </draw:line>
        <draw:line draw:style-name="gr7" draw:text-style-name="P2" draw:layer="layout" svg:x1="22.346cm" svg:y1="-4.399cm" svg:x2="22.072cm" svg:y2="-4.557cm">
          <text:p/>
        </draw:line>
        <draw:line draw:style-name="gr7" draw:text-style-name="P2" draw:layer="layout" svg:x1="22.351cm" svg:y1="-4.394cm" svg:x2="22.063cm" svg:y2="-4.24cm">
          <text:p/>
        </draw:line>
        <draw:frame draw:style-name="gr2" draw:text-style-name="P7" draw:layer="layout" svg:width="0.803cm" svg:height="0.687cm" svg:x="22.152cm" svg:y="-4.4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4.417cm" svg:x2="24.301cm" svg:y2="-4.782cm">
          <text:p/>
        </draw:line>
        <draw:frame draw:style-name="gr2" draw:text-style-name="P7" draw:layer="layout" svg:width="1.861cm" svg:height="0.687cm" svg:x="22.753cm" svg:y="-5.3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24.682cm" svg:y="-3.89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82cm" svg:y="-3.431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037cm" svg:height="4.043cm" svg:x="24.626cm" svg:y="-1.461cm">
          <draw:text-box>
            <text:p text:style-name="P1"><text:span text:style-name="T1">id: INT</text:span></text:p>
            <text:p text:style-name="P1"><text:span text:style-name="T1">donja_granica: FL</text:span></text:p>
            <text:p text:style-name="P1"><text:span text:style-name="T1">gornja_granica: FL</text:span></text:p>
            <text:p text:style-name="P1"><text:span text:style-name="T1">kandidati_strani: I</text:span></text:p>
            <text:p text:style-name="P1"><text:span text:style-name="T1">kandidati_sami_p</text:span></text:p>
            <text:p text:style-name="P1"><text:span text:style-name="T1">kandidati_kanton_</text:span></text:p>
            <text:p text:style-name="P1"><text:span text:style-name="T1">prijemni_max: INT</text:span></text:p>
            <text:p text:style-name="P1"><text:span text:style-name="T1">studij: INT</text:span></text:p>
          </draw:text-box>
        </draw:frame>
        <draw:path draw:style-name="gr5" draw:text-style-name="P5" draw:layer="layout" svg:width="3.749cm" svg:height="0.777cm" svg:x="24.35cm" svg:y="-2.25cm" svg:viewBox="0 0 3750 778" svg:d="m3750 778c0-389-313-778-625-778-834 0-1667 0-2501 0-312 0-624 389-624 778z">
          <text:p text:style-name="P4"><text:span text:style-name="T2">upis_kriterij</text:span></text:p>
        </draw:path>
        <draw:frame draw:style-name="gr6" draw:text-style-name="P2" draw:layer="layout" svg:width="0.3cm" svg:height="0.3cm" svg:x="24.517cm" svg:y="-1.21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-0.23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2cm" svg:y="2.1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8.044cm" svg:y="-1.34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4.475cm" svg:x="24.35cm" svg:y="-1.476cm" svg:viewBox="0 0 3750 4476" svg:d="m0 5c0 1230 0 2459 0 3689 0 391 312 782 624 782 834 0 1667 0 2501 0 312 0 625-391 625-782 0-1230 0-2459 0-3689 0-11-3749-1-3750 0z">
          <text:p/>
        </draw:path>
        <draw:frame draw:style-name="gr6" draw:text-style-name="P2" draw:layer="layout" svg:width="0.3cm" svg:height="0.3cm" svg:x="24.517cm" svg:y="-0.6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197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5.6cm" svg:y1="12cm" svg:x2="22.6cm" svg:y2="12cm">
          <text:p/>
        </draw:line>
        <draw:line draw:style-name="gr7" draw:text-style-name="P2" draw:layer="layout" svg:x1="23.096cm" svg:y1="12.191cm" svg:x2="23.096cm" svg:y2="11.826cm">
          <text:p/>
        </draw:line>
        <draw:line draw:style-name="gr7" draw:text-style-name="P2" draw:layer="layout" svg:x1="23.091cm" svg:y1="11.994cm" svg:x2="22.817cm" svg:y2="11.836cm">
          <text:p/>
        </draw:line>
        <draw:line draw:style-name="gr7" draw:text-style-name="P2" draw:layer="layout" svg:x1="23.096cm" svg:y1="11.999cm" svg:x2="22.808cm" svg:y2="12.153cm">
          <text:p/>
        </draw:line>
        <draw:frame draw:style-name="gr2" draw:text-style-name="P7" draw:layer="layout" svg:width="0.803cm" svg:height="0.687cm" svg:x="22.897cm" svg:y="12.024cm">
          <draw:text-box>
            <text:p text:style-name="P6"><text:span text:style-name="T3">id</text:span></text:p>
          </draw:text-box>
        </draw:frame>
        <draw:line draw:style-name="gr7" draw:text-style-name="P2" draw:layer="layout" svg:x1="25.6cm" svg:y1="12cm" svg:x2="25.6cm" svg:y2="3cm">
          <text:p/>
        </draw:line>
        <draw:line draw:style-name="gr7" draw:text-style-name="P2" draw:layer="layout" svg:x1="25.754cm" svg:y1="3.3cm" svg:x2="25.46cm" svg:y2="3.3cm">
          <text:p/>
        </draw:line>
        <draw:frame draw:style-name="gr2" draw:text-style-name="P7" draw:layer="layout" svg:width="1.408cm" svg:height="0.687cm" svg:x="24.152cm" svg:y="3.003cm">
          <draw:text-box>
            <text:p text:style-name="P6"><text:span text:style-name="T3">studij</text:span></text:p>
          </draw:text-box>
        </draw:frame>
        <draw:line draw:style-name="gr7" draw:text-style-name="P2" draw:layer="layout" svg:x1="10.3cm" svg:y1="5.5cm" svg:x2="25.929cm" svg:y2="5.523cm">
          <text:p/>
        </draw:line>
        <draw:line draw:style-name="gr7" draw:text-style-name="P2" draw:layer="layout" svg:x1="10.55cm" svg:y1="5.722cm" svg:x2="10.55cm" svg:y2="5.357cm">
          <text:p/>
        </draw:line>
        <draw:frame draw:style-name="gr2" draw:text-style-name="P7" draw:layer="layout" svg:width="0.803cm" svg:height="0.687cm" svg:x="10.55cm" svg:y="4.917cm">
          <draw:text-box>
            <text:p text:style-name="P6"><text:span text:style-name="T3">id</text:span></text:p>
          </draw:text-box>
        </draw:frame>
        <draw:frame draw:style-name="gr2" draw:layer="layout" svg:width="4.1cm" svg:height="6.887cm" svg:x="26.091cm" svg:y="4.51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vrijeme_zahtjeva:</text:span></text:p>
          </draw:text-box>
        </draw:frame>
        <draw:custom-shape draw:style-name="gr3" draw:text-style-name="P2" draw:layer="layout" svg:width="0.519cm" svg:height="6.757cm" svg:x="29.573cm" svg:y="4.691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25.951cm" svg:y="4.525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25.95cm" svg:y="3.75cm" svg:viewBox="0 0 3774 778" svg:d="m3774 778c0-389-315-778-629-778-839 0-1678 0-2517 0-314 0-628 389-628 778z">
          <text:p text:style-name="P4"><text:span text:style-name="T2">promjena_podataka</text:span></text:p>
        </draw:path>
        <draw:frame draw:style-name="gr6" draw:text-style-name="P2" draw:layer="layout" svg:width="0.3cm" svg:height="0.3cm" svg:x="26.082cm" svg:y="4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6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6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11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6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09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5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04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51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0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8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5cm" svg:y="10.46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5.721cm" svg:y1="5.704cm" svg:x2="25.721cm" svg:y2="5.339cm">
          <text:p/>
        </draw:line>
        <draw:frame draw:style-name="gr2" draw:text-style-name="P7" draw:layer="layout" svg:width="0.803cm" svg:height="0.687cm" svg:x="25.396cm" svg:y="4.923cm">
          <draw:text-box>
            <text:p text:style-name="P6"><text:span text:style-name="T3">id</text:span></text:p>
          </draw:text-box>
        </draw:frame>
        <draw:line draw:style-name="gr7" draw:text-style-name="P2" draw:layer="layout" svg:x1="5.55cm" svg:y1="11cm" svg:x2="5.55cm" svg:y2="13.5cm">
          <text:p/>
        </draw:line>
        <draw:custom-shape draw:style-name="gr8" draw:text-style-name="P2" draw:layer="layout" svg:width="0.174cm" svg:height="0.174cm" svg:x="5.448cm" svg:y="11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5cm" svg:y1="13.5cm" svg:x2="6.55cm" svg:y2="13.5cm">
          <text:p/>
        </draw:line>
        <draw:frame draw:style-name="gr2" draw:text-style-name="P7" draw:layer="layout" svg:width="2.145cm" svg:height="0.687cm" svg:x="2.363cm" svg:y="10.067cm">
          <draw:text-box>
            <text:p text:style-name="P6"><text:span text:style-name="T3">nastavnik</text:span></text:p>
          </draw:text-box>
        </draw:frame>
        <draw:custom-shape draw:style-name="gr8" draw:text-style-name="P2" draw:layer="layout" svg:width="0.174cm" svg:height="0.174cm" svg:x="2.955cm" svg:y="10.8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-1.45cm" svg:y2="5.834cm">
          <text:p/>
        </draw:line>
        <draw:custom-shape draw:style-name="gr8" draw:text-style-name="P2" draw:layer="layout" svg:width="0.174cm" svg:height="0.174cm" svg:x="-1.543cm" svg:y="5.3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4.045cm" svg:height="3.569cm" svg:x="-7.319cm" svg:y="7.716cm">
          <draw:text-box>
            <text:p text:style-name="P1"><text:span text:style-name="T1">id: INT</text:span></text:p>
            <text:p text:style-name="P1"><text:span text:style-name="T1">student: INT</text:span></text:p>
            <text:p text:style-name="P1"><text:span text:style-name="T1">nastavnik: INT</text:span></text:p>
            <text:p text:style-name="P1"><text:span text:style-name="T1">labgrupa: INT</text:span></text:p>
            <text:p text:style-name="P1"><text:span text:style-name="T1">predmet: INT</text:span><text:span text:style-name="T1"><text:line-break/></text:span><text:span text:style-name="T1">datum: DATETIME</text:span></text:p>
            <text:p text:style-name="P1"><text:span text:style-name="T1">komentar: TEXT</text:span></text:p>
          </draw:text-box>
        </draw:frame>
        <draw:custom-shape draw:style-name="gr3" draw:text-style-name="P2" draw:layer="layout" svg:width="0.543cm" svg:height="3.253cm" svg:x="-3.901cm" svg:y="7.8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7.43cm" svg:y="7.9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7.43cm" svg:y="10.7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9.39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9.875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06cm" svg:x="-7.45cm" svg:y="7.743cm" svg:viewBox="0 0 3773 4507" svg:d="m0 5c0 1238 0 2476 0 3715 0 393 314 787 628 787 839 0 1677 0 2516 0 314 0 629-394 629-787 0-1239 0-2477 0-3715 0-11-3772-1-3773 0z">
          <text:p/>
        </draw:path>
        <draw:frame draw:style-name="gr6" draw:text-style-name="P2" draw:layer="layout" svg:width="0.3cm" svg:height="0.3cm" svg:x="-7.43cm" svg:y="10.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8.92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8.45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1.65cm" svg:x="-3.448cm" svg:y="6.599cm" svg:viewBox="0 0 3773 1651" svg:d="m0 2c0 454 0 907 0 1361 0 144 314 288 628 288 839 0 1677 0 2516 0 314 0 629-144 629-288 0-454 0-907 0-1361 0-4-3772-1-3773 0z">
          <text:p/>
        </draw:path>
        <draw:path draw:style-name="gr5" draw:text-style-name="P5" draw:layer="layout" svg:width="3.773cm" svg:height="0.777cm" svg:x="-3.45cm" svg:y="5.824cm" svg:viewBox="0 0 3774 778" svg:d="m3774 778c0-389-315-778-629-778-839 0-1678 0-2517 0-314 0-628 389-628 778z">
          <text:p text:style-name="P4"><text:span text:style-name="T2">student_labgrupa</text:span></text:p>
        </draw:path>
        <draw:path draw:style-name="gr5" draw:text-style-name="P5" draw:layer="layout" svg:width="3.773cm" svg:height="0.777cm" svg:x="-7.45cm" svg:y="7cm" svg:viewBox="0 0 3774 778" svg:d="m3774 778c0-389-315-778-629-778-839 0-1678 0-2517 0-314 0-628 389-628 778z">
          <text:p text:style-name="P4"><text:span text:style-name="T2">komentar</text:span></text:p>
        </draw:path>
        <draw:line draw:style-name="gr7" draw:text-style-name="P2" draw:layer="layout" svg:x1="-2.987cm" svg:y1="13.943cm" svg:x2="-2.987cm" svg:y2="13.578cm">
          <text:p/>
        </draw:line>
        <draw:line draw:style-name="gr7" draw:text-style-name="P2" draw:layer="layout" svg:x1="-2.982cm" svg:y1="13.746cm" svg:x2="-2.708cm" svg:y2="13.588cm">
          <text:p/>
        </draw:line>
        <draw:line draw:style-name="gr7" draw:text-style-name="P2" draw:layer="layout" svg:x1="-2.987cm" svg:y1="13.751cm" svg:x2="-2.699cm" svg:y2="13.905cm">
          <text:p/>
        </draw:line>
        <draw:frame draw:style-name="gr2" draw:text-style-name="P7" draw:layer="layout" svg:width="0.803cm" svg:height="0.687cm" svg:x="-3.503cm" svg:y="13.817cm">
          <draw:text-box>
            <text:p text:style-name="P6"><text:span text:style-name="T3">id</text:span></text:p>
          </draw:text-box>
        </draw:frame>
        <draw:line draw:style-name="gr7" draw:text-style-name="P2" draw:layer="layout" svg:x1="-2.7cm" svg:y1="13.75cm" svg:x2="-5.95cm" svg:y2="13.75cm">
          <text:p/>
        </draw:line>
        <draw:line draw:style-name="gr7" draw:text-style-name="P2" draw:layer="layout" svg:x1="-5.95cm" svg:y1="13.75cm" svg:x2="-5.95cm" svg:y2="12.25cm">
          <text:p/>
        </draw:line>
        <draw:line draw:style-name="gr7" draw:text-style-name="P2" draw:layer="layout" svg:x1="-5.797cm" svg:y1="12.509cm" svg:x2="-6.098cm" svg:y2="12.509cm">
          <text:p/>
        </draw:line>
        <draw:frame draw:style-name="gr2" draw:text-style-name="P7" draw:layer="layout" svg:width="2.013cm" svg:height="0.687cm" svg:x="-6.963cm" svg:y="12.567cm">
          <draw:text-box>
            <text:p text:style-name="P6"><text:span text:style-name="T3">labgrupa</text:span></text:p>
          </draw:text-box>
        </draw:frame>
        <draw:frame draw:style-name="gr2" draw:text-style-name="P7" draw:layer="layout" svg:width="2.145cm" svg:height="0.687cm" svg:x="-7.845cm" svg:y="6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6.7cm" svg:y1="4cm" svg:x2="-6.7cm" svg:y2="7cm">
          <text:p/>
        </draw:line>
        <draw:frame draw:style-name="gr2" draw:text-style-name="P7" draw:layer="layout" svg:width="1.78cm" svg:height="0.687cm" svg:x="-5.23cm" svg:y="6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5.2cm" svg:y1="4.5cm" svg:x2="-5.2cm" svg:y2="7cm">
          <text:p/>
        </draw:line>
        <draw:line draw:style-name="gr7" draw:text-style-name="P2" draw:layer="layout" svg:x1="-5.2cm" svg:y1="4.5cm" svg:x2="6.55cm" svg:y2="4.5cm">
          <text:p/>
        </draw:line>
        <draw:frame draw:style-name="gr2" draw:text-style-name="P7" draw:layer="layout" svg:width="0.803cm" svg:height="0.687cm" svg:x="5.497cm" svg:y="3.965cm">
          <draw:text-box>
            <text:p text:style-name="P6"><text:span text:style-name="T3">id</text:span></text:p>
          </draw:text-box>
        </draw:frame>
        <draw:line draw:style-name="gr7" draw:text-style-name="P2" draw:layer="layout" svg:x1="-11.95cm" svg:y1="3cm" svg:x2="-11.95cm" svg:y2="10cm">
          <text:p/>
        </draw:line>
        <draw:line draw:style-name="gr7" draw:text-style-name="P2" draw:layer="layout" svg:x1="6.55cm" svg:y1="16.25cm" svg:x2="-4.95cm" svg:y2="16.25cm">
          <text:p/>
        </draw:line>
        <draw:line draw:style-name="gr7" draw:text-style-name="P2" draw:layer="layout" svg:x1="-4.95cm" svg:y1="16.25cm" svg:x2="-4.95cm" svg:y2="12.25cm">
          <text:p/>
        </draw:line>
        <draw:line draw:style-name="gr7" draw:text-style-name="P2" draw:layer="layout" svg:x1="6.263cm" svg:y1="16.438cm" svg:x2="6.263cm" svg:y2="16.073cm">
          <text:p/>
        </draw:line>
        <draw:line draw:style-name="gr7" draw:text-style-name="P2" draw:layer="layout" svg:x1="6.268cm" svg:y1="16.241cm" svg:x2="6.542cm" svg:y2="16.083cm">
          <text:p/>
        </draw:line>
        <draw:line draw:style-name="gr7" draw:text-style-name="P2" draw:layer="layout" svg:x1="6.263cm" svg:y1="16.246cm" svg:x2="6.551cm" svg:y2="16.4cm">
          <text:p/>
        </draw:line>
        <draw:frame draw:style-name="gr2" draw:text-style-name="P7" draw:layer="layout" svg:width="0.803cm" svg:height="0.687cm" svg:x="5.551cm" svg:y="16.131cm">
          <draw:text-box>
            <text:p text:style-name="P6"><text:span text:style-name="T3">id</text:span></text:p>
          </draw:text-box>
        </draw:frame>
        <draw:line draw:style-name="gr7" draw:text-style-name="P2" draw:layer="layout" svg:x1="-4.789cm" svg:y1="12.509cm" svg:x2="-5.09cm" svg:y2="12.509cm">
          <text:p/>
        </draw:line>
        <draw:frame draw:style-name="gr2" draw:text-style-name="P7" draw:layer="layout" svg:width="1.933cm" svg:height="0.687cm" svg:x="-4.962cm" svg:y="12.268cm">
          <draw:text-box>
            <text:p text:style-name="P6"><text:span text:style-name="T3">predmet</text:span></text:p>
          </draw:text-box>
        </draw:frame>
        <draw:line draw:style-name="gr7" draw:text-style-name="P2" draw:layer="layout" svg:x1="-6.7cm" svg:y1="4cm" svg:x2="6.55cm" svg:y2="4cm">
          <text:p/>
        </draw:line>
        <draw:frame draw:style-name="gr2" draw:text-style-name="P7" draw:layer="layout" svg:width="0.803cm" svg:height="0.687cm" svg:x="5.498cm" svg:y="2.966cm">
          <draw:text-box>
            <text:p text:style-name="P6"><text:span text:style-name="T3">id</text:span></text:p>
          </draw:text-box>
        </draw:frame>
        <draw:line draw:style-name="gr7" draw:text-style-name="P2" draw:layer="layout" svg:x1="6.256cm" svg:y1="4.189cm" svg:x2="6.256cm" svg:y2="3.824cm">
          <text:p/>
        </draw:line>
        <draw:line draw:style-name="gr7" draw:text-style-name="P2" draw:layer="layout" svg:x1="6.261cm" svg:y1="3.992cm" svg:x2="6.535cm" svg:y2="3.834cm">
          <text:p/>
        </draw:line>
        <draw:line draw:style-name="gr7" draw:text-style-name="P2" draw:layer="layout" svg:x1="6.256cm" svg:y1="3.997cm" svg:x2="6.544cm" svg:y2="4.151cm">
          <text:p/>
        </draw:line>
        <draw:line draw:style-name="gr7" draw:text-style-name="P2" draw:layer="layout" svg:x1="6.256cm" svg:y1="4.689cm" svg:x2="6.256cm" svg:y2="4.324cm">
          <text:p/>
        </draw:line>
        <draw:line draw:style-name="gr7" draw:text-style-name="P2" draw:layer="layout" svg:x1="6.261cm" svg:y1="4.492cm" svg:x2="6.535cm" svg:y2="4.334cm">
          <text:p/>
        </draw:line>
        <draw:line draw:style-name="gr7" draw:text-style-name="P2" draw:layer="layout" svg:x1="6.256cm" svg:y1="4.497cm" svg:x2="6.544cm" svg:y2="4.651cm">
          <text:p/>
        </draw:line>
        <draw:line draw:style-name="gr7" draw:text-style-name="P2" draw:layer="layout" svg:x1="6.271cm" svg:y1="5.439cm" svg:x2="6.271cm" svg:y2="5.074cm">
          <text:p/>
        </draw:line>
        <draw:line draw:style-name="gr7" draw:text-style-name="P2" draw:layer="layout" svg:x1="6.171cm" svg:y1="5.439cm" svg:x2="6.171cm" svg:y2="5.074cm">
          <text:p/>
        </draw:line>
        <draw:line draw:style-name="gr7" draw:text-style-name="P2" draw:layer="layout" svg:x1="6.271cm" svg:y1="3.681cm" svg:x2="6.271cm" svg:y2="3.316cm">
          <text:p/>
        </draw:line>
        <draw:line draw:style-name="gr7" draw:text-style-name="P2" draw:layer="layout" svg:x1="6.171cm" svg:y1="3.681cm" svg:x2="6.171cm" svg:y2="3.316cm">
          <text:p/>
        </draw:line>
        <draw:line draw:style-name="gr7" draw:text-style-name="P2" draw:layer="layout" svg:x1="-6.535cm" svg:y1="6.829cm" svg:x2="-6.832cm" svg:y2="6.829cm">
          <text:p/>
        </draw:line>
        <draw:line draw:style-name="gr7" draw:text-style-name="P2" draw:layer="layout" svg:x1="-5.034cm" svg:y1="6.829cm" svg:x2="-5.331cm" svg:y2="6.829cm">
          <text:p/>
        </draw:line>
        <draw:line draw:style-name="gr7" draw:text-style-name="P2" draw:layer="layout" svg:x1="-25.95cm" svg:y1="20cm" svg:x2="-25.95cm" svg:y2="18.25cm">
          <text:p/>
        </draw:line>
        <draw:line draw:style-name="gr7" draw:text-style-name="P2" draw:layer="layout" svg:x1="-25.95cm" svg:y1="18.25cm" svg:x2="-10.2cm" svg:y2="18.25cm">
          <text:p/>
        </draw:line>
        <draw:line draw:style-name="gr7" draw:text-style-name="P2" draw:layer="layout" svg:x1="-10.2cm" svg:y1="18.25cm" svg:x2="-10.2cm" svg:y2="16cm">
          <text:p/>
        </draw:line>
        <draw:line draw:style-name="gr7" draw:text-style-name="P2" draw:layer="layout" svg:x1="-10.045cm" svg:y1="16.202cm" svg:x2="-10.346cm" svg:y2="16.202cm">
          <text:p/>
        </draw:line>
        <draw:frame draw:style-name="gr2" draw:text-style-name="P7" draw:layer="layout" svg:width="2.644cm" svg:height="0.687cm" svg:x="-11.494cm" svg:y="16.1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5.793cm" svg:y1="19.735cm" svg:x2="-26.094cm" svg:y2="19.735cm">
          <text:p/>
        </draw:line>
        <draw:frame draw:style-name="gr9" draw:text-style-name="P8" draw:layer="layout" svg:width="1.386cm" svg:height="0.687cm" svg:x="-26.714cm" svg:y="19.271cm">
          <draw:text-box>
            <text:p text:style-name="P6"><text:span text:style-name="T3">id</text:span></text:p>
          </draw:text-box>
        </draw:frame>
        <draw:line draw:style-name="gr7" draw:text-style-name="P2" draw:layer="layout" svg:x1="-25.949cm" svg:y1="19.732cm" svg:x2="-26.108cm" svg:y2="20.005cm">
          <text:p/>
        </draw:line>
        <draw:line draw:style-name="gr7" draw:text-style-name="P2" draw:layer="layout" svg:x1="-25.95cm" svg:y1="19.739cm" svg:x2="-25.79cm" svg:y2="20.005cm">
          <text:p/>
        </draw:line>
        <draw:frame draw:style-name="gr2" draw:layer="layout" svg:width="2.822cm" svg:height="1.199cm" svg:x="32.579cm" svg:y="-8.744cm">
          <draw:text-box>
            <text:p text:style-name="P1"><text:span text:style-name="T1">student: INT</text:span></text:p>
            <text:p text:style-name="P1"><text:span text:style-name="T1">tim: INT</text:span></text:p>
          </draw:text-box>
        </draw:frame>
        <draw:custom-shape draw:style-name="gr3" draw:text-style-name="P2" draw:layer="layout" svg:width="0.519cm" svg:height="1.964cm" svg:x="35.75cm" svg:y="-8.62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32.092cm" svg:y="-8.732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2.091cm" svg:y="-9.506cm" svg:viewBox="0 0 3750 778" svg:d="m3750 778c0-389-313-778-625-778-834 0-1667 0-2501 0-312 0-624 389-624 778z">
          <text:p text:style-name="P4"><text:span text:style-name="T2">osoba_tim</text:span></text:p>
        </draw:path>
        <draw:frame draw:style-name="gr6" draw:text-style-name="P2" draw:layer="layout" svg:width="0.3cm" svg:height="0.3cm" svg:x="32.223cm" svg:y="-8.498cm">
          <draw:image xlink:href="Pictures/100002010000001000000010384D0A63.png" xlink:type="simple" xlink:show="embed" xlink:actuate="onLoad">
            <text:p/>
          </draw:image>
        </draw:frame>
        <draw:frame draw:style-name="gr2" draw:layer="layout" svg:width="3.88cm" svg:height="1.199cm" svg:x="38.994cm" svg:y="-8.692cm">
          <draw:text-box>
            <text:p text:style-name="P1"><text:span text:style-name="T1">id: INT</text:span></text:p>
            <text:p text:style-name="P1"><text:span text:style-name="T1">naziv: VARCHAR </text:span></text:p>
          </draw:text-box>
        </draw:frame>
        <draw:path draw:style-name="gr4" draw:text-style-name="P3" draw:layer="layout" svg:width="3.748cm" svg:height="2.237cm" svg:x="38.754cm" svg:y="-8.68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8.753cm" svg:y="-9.454cm" svg:viewBox="0 0 3750 778" svg:d="m3750 778c0-389-313-778-625-778-834 0-1667 0-2501 0-312 0-624 389-624 778z">
          <text:p text:style-name="P4"><text:span text:style-name="T2">tim</text:span></text:p>
        </draw:path>
        <draw:frame draw:style-name="gr6" draw:text-style-name="P2" draw:layer="layout" svg:width="0.3cm" svg:height="0.3cm" svg:x="38.885cm" svg:y="-8.44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8.885cm" svg:y="-7.954cm">
          <draw:image xlink:href="Pictures/100002010000001000000010B17B76B9.png" xlink:type="simple" xlink:show="embed" xlink:actuate="onLoad">
            <text:p/>
          </draw:image>
        </draw:frame>
        <draw:frame draw:style-name="gr10" draw:text-style-name="P1" draw:layer="layout" svg:width="3.762cm" svg:height="3.095cm" svg:x="45.968cm" svg:y="-9.204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tim: INT</text:span></text:p>
            <text:p text:style-name="P1"><text:span text:style-name="T1">tip_projekta:INT</text:span></text:p>
            <text:p text:style-name="P1"><text:span text:style-name="T1">predmet:INT</text:span></text:p>
            <text:p text:style-name="P1"><text:span text:style-name="T1">opis: VARCHAR </text:span></text:p>
          </draw:text-box>
        </draw:frame>
        <draw:custom-shape draw:style-name="gr3" draw:text-style-name="P2" draw:layer="layout" svg:width="0.519cm" svg:height="1.964cm" svg:x="49.353cm" svg:y="-8.52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3.105cm" svg:x="45.695cm" svg:y="-9.125cm" svg:viewBox="0 0 3749 3106" svg:d="m0 3c0 855 0 1707 0 2561 0 270 312 542 624 542 834 0 1666 0 2500 0 312 0 625-272 625-542 0-854 0-1706 0-2561 0-7-3748 0-3749 0z">
          <text:p/>
        </draw:path>
        <draw:path draw:style-name="gr5" draw:text-style-name="P5" draw:layer="layout" svg:width="3.749cm" svg:height="0.777cm" svg:x="45.694cm" svg:y="-9.899cm" svg:viewBox="0 0 3750 778" svg:d="m3750 778c0-389-313-778-625-778-834 0-1667 0-2501 0-312 0-624 389-624 778z">
          <text:p text:style-name="P4"><text:span text:style-name="T2">projekat</text:span></text:p>
        </draw:path>
        <draw:frame draw:style-name="gr6" draw:text-style-name="P2" draw:layer="layout" svg:width="0.3cm" svg:height="0.3cm" svg:x="45.826cm" svg:y="-8.99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8.4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3.762cm" svg:height="1.199cm" svg:x="52.821cm" svg:y="-8.468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3" draw:text-style-name="P2" draw:layer="layout" svg:width="0.519cm" svg:height="1.964cm" svg:x="56.239cm" svg:y="-8.35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2.581cm" svg:y="-8.456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2.58cm" svg:y="-9.23cm" svg:viewBox="0 0 3750 778" svg:d="m3750 778c0-389-313-778-625-778-834 0-1667 0-2501 0-312 0-624 389-624 778z">
          <text:p text:style-name="P4"><text:span text:style-name="T2">tip_projekta</text:span></text:p>
        </draw:path>
        <draw:frame draw:style-name="gr6" draw:text-style-name="P2" draw:layer="layout" svg:width="0.3cm" svg:height="0.3cm" svg:x="52.712cm" svg:y="-8.2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2.712cm" svg:y="-7.73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5.921cm" svg:height="3.095cm" svg:x="32.118cm" svg:y="-2.374cm">
          <draw:text-box>
            <text:p text:style-name="P1"><text:span text:style-name="T1">id: INT</text:span></text:p>
            <text:p text:style-name="P1"><text:span text:style-name="T1">min_timova: TINYINT</text:span></text:p>
            <text:p text:style-name="P1"><text:span text:style-name="T1">max_timova: TINYINT</text:span></text:p>
            <text:p text:style-name="P1"><text:span text:style-name="T1">min_clanova_tima: TINYINT</text:span></text:p>
            <text:p text:style-name="P1"><text:span text:style-name="T1">max_clanova_tima: TINYINT</text:span></text:p>
            <text:p text:style-name="P1"><text:span text:style-name="T1">predmet: INT</text:span></text:p>
          </draw:text-box>
        </draw:frame>
        <draw:path draw:style-name="gr4" draw:text-style-name="P3" draw:layer="layout" svg:width="6.253cm" svg:height="3.334cm" svg:x="31.878cm" svg:y="-2.362cm" svg:viewBox="0 0 6254 3335" svg:d="m0 3c0 918 0 1833 0 2750 0 290 520 582 1041 582 1391 0 2779 0 4170 0 521 0 1043-292 1043-582 0-917 0-1832 0-2750 0-7-6252 0-6254 0z">
          <text:p/>
        </draw:path>
        <draw:path draw:style-name="gr5" draw:text-style-name="P5" draw:layer="layout" svg:width="6.254cm" svg:height="0.777cm" svg:x="31.877cm" svg:y="-3.136cm" svg:viewBox="0 0 6255 778" svg:d="m6255 778c0-389-522-778-1043-778-1391 0-2780 0-4171 0-521 0-1041 389-1041 778z">
          <text:p text:style-name="P4"><text:span text:style-name="T2">predmet_parametri</text:span></text:p>
        </draw:path>
        <draw:frame draw:style-name="gr6" draw:text-style-name="P2" draw:layer="layout" svg:width="0.3cm" svg:height="0.3cm" svg:x="32.009cm" svg:y="-2.12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frame draw:style-name="gr2" draw:text-style-name="P8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32.223cm" svg:y="-7.998cm">
          <draw:image xlink:href="Pictures/100002010000001000000010384D0A63.png" xlink:type="simple" xlink:show="embed" xlink:actuate="onLoad">
            <text:p/>
          </draw:image>
        </draw:fram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9.399cm" svg:y1="-0.536cm" svg:x2="9.425cm" svg:y2="-10.325cm">
          <text:p/>
        </draw:line>
        <draw:line draw:style-name="gr7" draw:text-style-name="P2" draw:layer="layout" svg:x1="9.357cm" svg:y1="-10.293cm" svg:x2="33.702cm" svg:y2="-10.319cm">
          <text:p/>
        </draw:line>
        <draw:line draw:style-name="gr7" draw:text-style-name="P2" draw:layer="layout" svg:x1="33.734cm" svg:y1="-10.319cm" svg:x2="33.734cm" svg:y2="-9.492cm">
          <text:p/>
        </draw:line>
        <draw:line draw:style-name="gr7" draw:text-style-name="P2" draw:layer="layout" svg:x1="33.734cm" svg:y1="-9.856cm" svg:x2="33.403cm" svg:y2="-9.492cm">
          <text:p/>
        </draw:line>
        <draw:line draw:style-name="gr7" draw:text-style-name="P2" draw:layer="layout" svg:x1="33.701cm" svg:y1="-9.823cm" svg:x2="34.131cm" svg:y2="-9.492cm">
          <text:p/>
        </draw:line>
        <draw:frame draw:style-name="gr2" draw:text-style-name="P11" draw:layer="layout" svg:width="1.653cm" svg:height="0.64cm" svg:x="31.854cm" svg:y="-10.174cm">
          <draw:text-box>
            <text:p><text:span text:style-name="T4">student</text:span></text:p>
          </draw:text-box>
        </draw:frame>
        <draw:frame draw:style-name="gr2" draw:text-style-name="P7" draw:layer="layout" svg:width="0.803cm" svg:height="0.687cm" svg:x="8.577cm" svg:y="-1.354cm">
          <draw:text-box>
            <text:p text:style-name="P6"><text:span text:style-name="T3">id</text:span></text:p>
          </draw:text-box>
        </draw:frame>
        <draw:line draw:style-name="gr7" draw:text-style-name="P2" draw:layer="layout" svg:x1="9.69cm" svg:y1="-0.794cm" svg:x2="9.028cm" svg:y2="-0.794cm">
          <text:p/>
        </draw:line>
        <draw:line draw:style-name="gr7" draw:text-style-name="P2" draw:layer="layout" svg:x1="35.851cm" svg:y1="-7.97cm" svg:x2="38.795cm" svg:y2="-7.97cm">
          <text:p/>
        </draw:line>
        <draw:line draw:style-name="gr7" draw:text-style-name="P2" draw:layer="layout" svg:x1="35.818cm" svg:y1="-8.334cm" svg:x2="36.579cm" svg:y2="-7.937cm">
          <text:p/>
        </draw:line>
        <draw:line draw:style-name="gr7" draw:text-style-name="P2" draw:layer="layout" svg:x1="35.851cm" svg:y1="-7.507cm" svg:x2="36.546cm" svg:y2="-7.937cm">
          <text:p/>
        </draw:line>
        <draw:line draw:style-name="gr7" draw:text-style-name="P2" draw:layer="layout" svg:x1="38.464cm" svg:y1="-8.334cm" svg:x2="38.464cm" svg:y2="-7.541cm">
          <text:p/>
        </draw:line>
        <draw:frame draw:style-name="gr2" draw:text-style-name="P12" draw:layer="layout" svg:width="0.832cm" svg:height="0.725cm" svg:x="37.837cm" svg:y="-9.095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35.885cm" svg:y="-9.16cm">
          <draw:text-box>
            <text:p><text:span text:style-name="T5">tim</text:span></text:p>
          </draw:text-box>
        </draw:frame>
        <draw:line draw:style-name="gr7" draw:text-style-name="P2" draw:layer="layout" svg:x1="42.465cm" svg:y1="-7.906cm" svg:x2="45.673cm" svg:y2="-7.906cm">
          <text:p/>
        </draw:line>
        <draw:frame draw:style-name="gr6" draw:text-style-name="P2" draw:layer="layout" svg:width="0.283cm" svg:height="0.3cm" svg:x="45.82cm" svg:y="-8.0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2.796cm" svg:y1="-8.268cm" svg:x2="42.796cm" svg:y2="-7.574cm">
          <text:p/>
        </draw:line>
        <draw:line draw:style-name="gr7" draw:text-style-name="P2" draw:layer="layout" svg:x1="45.443cm" svg:y1="-8.268cm" svg:x2="45.443cm" svg:y2="-7.507cm">
          <text:p/>
        </draw:line>
        <draw:frame draw:style-name="gr2" draw:text-style-name="P12" draw:layer="layout" svg:width="0.832cm" svg:height="0.725cm" svg:x="42.537cm" svg:y="-8.993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44.604cm" svg:y="-8.958cm">
          <draw:text-box>
            <text:p><text:span text:style-name="T5">tim</text:span></text:p>
          </draw:text-box>
        </draw:frame>
        <draw:line draw:style-name="gr7" draw:text-style-name="P2" draw:layer="layout" svg:x1="49.444cm" svg:y1="-7.739cm" svg:x2="52.586cm" svg:y2="-7.739cm">
          <text:p/>
        </draw:line>
        <draw:frame draw:style-name="gr6" draw:text-style-name="P2" draw:layer="layout" svg:width="0.283cm" svg:height="0.3cm" svg:x="45.821cm" svg:y="-7.5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9.378cm" svg:y1="-8.136cm" svg:x2="50.138cm" svg:y2="-7.706cm">
          <text:p/>
        </draw:line>
        <draw:line draw:style-name="gr7" draw:text-style-name="P2" draw:layer="layout" svg:x1="49.443cm" svg:y1="-7.31cm" svg:x2="50.005cm" svg:y2="-7.773cm">
          <text:p/>
        </draw:line>
        <draw:frame draw:style-name="gr2" draw:text-style-name="P12" draw:layer="layout" svg:width="2.699cm" svg:height="0.725cm" svg:x="49.369cm" svg:y="-8.824cm">
          <draw:text-box>
            <text:p><text:span text:style-name="T5">tip_projekta</text:span></text:p>
          </draw:text-box>
        </draw:frame>
        <draw:line draw:style-name="gr7" draw:text-style-name="P2" draw:layer="layout" svg:x1="52.288cm" svg:y1="-8.202cm" svg:x2="52.288cm" svg:y2="-7.276cm">
          <text:p/>
        </draw:line>
        <draw:line draw:style-name="gr7" draw:text-style-name="P2" draw:layer="layout" svg:x1="52.123cm" svg:y1="-8.168cm" svg:x2="52.123cm" svg:y2="-7.275cm">
          <text:p/>
        </draw:line>
        <draw:frame draw:style-name="gr2" draw:text-style-name="P12" draw:layer="layout" svg:width="0.832cm" svg:height="0.725cm" svg:x="51.566cm" svg:y="-7.238cm">
          <draw:text-box>
            <text:p><text:span text:style-name="T5">id</text:span></text:p>
          </draw:text-box>
        </draw:frame>
        <draw:line draw:style-name="gr7" draw:text-style-name="P2" draw:layer="layout" svg:x1="50.039cm" svg:y1="-8.136cm" svg:x2="50.055cm" svg:y2="-7.353cm">
          <text:p/>
        </draw:line>
        <draw:frame draw:style-name="gr6" draw:text-style-name="P2" draw:layer="layout" svg:width="0.3cm" svg:height="0.3cm" svg:x="32.022cm" svg:y="-1.6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1.1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7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2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32.022cm" svg:y="0.226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2.147cm" svg:y1="1.205cm" svg:x2="33.139cm" svg:y2="1.205cm">
          <text:p/>
        </draw:line>
        <draw:frame draw:style-name="gr11" draw:text-style-name="P8" draw:layer="layout" svg:width="1.933cm" svg:height="0.687cm" svg:x="32.742cm" svg:y="1.461cm">
          <draw:text-box>
            <text:p text:style-name="P6"><text:span text:style-name="T3">predmet</text:span></text:p>
          </draw:text-box>
        </draw:frame>
        <draw:frame draw:style-name="gr12" draw:text-style-name="P8" draw:layer="layout" svg:width="0.803cm" svg:height="0.687cm" svg:x="10.205cm" svg:y="18.183cm">
          <draw:text-box>
            <text:p text:style-name="P6"><text:span text:style-name="T3">id</text:span></text:p>
          </draw:text-box>
        </draw:frame>
        <draw:line draw:style-name="gr7" draw:text-style-name="P2" draw:layer="layout" svg:x1="47.526cm" svg:y1="-6.085cm" svg:x2="47.526cm" svg:y2="-5.225cm">
          <text:p/>
        </draw:line>
        <draw:line draw:style-name="gr7" draw:text-style-name="P2" draw:layer="layout" svg:x1="47.526cm" svg:y1="-5.19cm" svg:x2="31.621cm" svg:y2="-5.163cm">
          <text:p/>
        </draw:line>
        <draw:line draw:style-name="gr7" draw:text-style-name="P2" draw:layer="layout" svg:x1="31.576cm" svg:y1="-5.192cm" svg:x2="31.477cm" svg:y2="25.069cm">
          <text:p/>
        </draw:line>
        <draw:line draw:style-name="gr7" draw:text-style-name="P2" draw:layer="layout" svg:x1="10.121cm" svg:y1="17.727cm" svg:x2="15.379cm" svg:y2="24.937cm">
          <text:p/>
        </draw:line>
        <draw:line draw:style-name="gr7" draw:text-style-name="P2" draw:layer="layout" svg:x1="15.346cm" svg:y1="24.937cm" svg:x2="31.459cm" svg:y2="25.006cm">
          <text:p/>
        </draw:line>
        <draw:frame draw:style-name="gr12" draw:text-style-name="P8" draw:layer="layout" svg:width="0.803cm" svg:height="0.687cm" svg:x="10.702cm" svg:y="18.019cm">
          <draw:text-box>
            <text:p text:style-name="P6"><text:span text:style-name="T3">id</text:span></text:p>
          </draw:text-box>
        </draw:frame>
        <draw:line draw:style-name="gr7" draw:text-style-name="P2" draw:layer="layout" svg:x1="10.091cm" svg:y1="18.222cm" svg:x2="10.752cm" svg:y2="17.792cm">
          <text:p/>
        </draw:line>
        <draw:line draw:style-name="gr7" draw:text-style-name="P2" draw:layer="layout" svg:x1="10.192cm" svg:y1="18.322cm" svg:x2="10.853cm" svg:y2="17.892cm">
          <text:p/>
        </draw:line>
        <draw:frame draw:style-name="gr6" draw:text-style-name="P2" draw:layer="layout" svg:width="0.283cm" svg:height="0.3cm" svg:x="45.822cm" svg:y="-7.0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996cm" svg:y1="-5.952cm" svg:x2="47.526cm" svg:y2="-5.456cm">
          <text:p/>
        </draw:line>
        <draw:line draw:style-name="gr7" draw:text-style-name="P2" draw:layer="layout" svg:x1="48.022cm" svg:y1="-5.984cm" svg:x2="47.493cm" svg:y2="-5.389cm">
          <text:p/>
        </draw:line>
        <draw:ellipse draw:style-name="gr13" draw:text-style-name="P2" draw:layer="layout" svg:width="0.33cm" svg:height="0.23cm" svg:x="47.361cm" svg:y="-5.488cm">
          <text:p/>
        </draw:ellipse>
        <draw:ellipse draw:style-name="gr13" draw:text-style-name="P2" draw:layer="layout" svg:width="0.33cm" svg:height="0.23cm" svg:x="36.361cm" svg:y="-8.088cm">
          <text:p/>
        </draw:ellipse>
        <draw:ellipse draw:style-name="gr13" draw:text-style-name="P2" draw:layer="layout" svg:width="0.33cm" svg:height="0.23cm" svg:x="33.561cm" svg:y="-9.988cm">
          <text:p/>
        </draw:ellipse>
        <draw:frame draw:style-name="gr6" draw:text-style-name="P2" draw:layer="layout" svg:width="0.3cm" svg:height="0.3cm" svg:x="45.826cm" svg:y="-6.599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12" draw:layer="layout" svg:width="2.064cm" svg:height="0.725cm" svg:x="45.333cm" svg:y="-5.947cm">
          <draw:text-box>
            <text:p><text:span text:style-name="T5">predmet</text:span></text:p>
          </draw:text-box>
        </draw:frame>
        <draw:path draw:style-name="gr5" draw:text-style-name="P5" draw:layer="layout" svg:width="4.803cm" svg:height="0.777cm" svg:x="39.811cm" svg:y="-3.124cm" svg:viewBox="0 0 4804 778" svg:d="m4804 778c0-389-401-778-801-778-1068 0-2135 0-3204 0-399 0-799 389-799 778z">
          <text:p text:style-name="P4"><text:span text:style-name="T2">bl_clanak</text:span></text:p>
        </draw:path>
        <draw:frame draw:style-name="gr6" draw:text-style-name="P2" draw:layer="layout" svg:width="0.3cm" svg:height="0.3cm" svg:x="39.943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39.812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39.943cm" svg:y="-1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0.724cm">
          <draw:image xlink:href="Pictures/100002010000001000000010B17B76B9.png" xlink:type="simple" xlink:show="embed" xlink:actuate="onLoad">
            <text:p/>
          </draw:image>
        </draw:frame>
        <draw:frame draw:style-name="gr1" draw:text-style-name="P1" draw:layer="layout" svg:width="4.545cm" svg:height="2.147cm" svg:x="47.253cm" svg:y="-2.362cm">
          <draw:text-box>
            <text:p text:style-name="P1"><text:span text:style-name="T1">id: INT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clanak: INT</text:span></text:p>
          </draw:text-box>
        </draw:frame>
        <draw:path draw:style-name="gr5" draw:text-style-name="P5" draw:layer="layout" svg:width="4.803cm" svg:height="0.777cm" svg:x="47.012cm" svg:y="-3.124cm" svg:viewBox="0 0 4804 778" svg:d="m4804 778c0-389-401-778-801-778-1068 0-2135 0-3204 0-399 0-799 389-799 778z">
          <text:p text:style-name="P4"><text:span text:style-name="T2">bl_clanak_slika</text:span></text:p>
        </draw:path>
        <draw:frame draw:style-name="gr6" draw:text-style-name="P2" draw:layer="layout" svg:width="0.3cm" svg:height="0.3cm" svg:x="47.144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144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47.013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47.144cm" svg:y="-1.22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4.681cm" svg:y1="-1.044cm" svg:x2="46.996cm" svg:y2="-1.044cm">
          <text:p/>
        </draw:line>
        <draw:frame draw:style-name="gr6" draw:text-style-name="P2" draw:layer="layout" svg:width="0.283cm" svg:height="0.3cm" svg:x="47.123cm" svg:y="-0.6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566cm" svg:y1="-1.11cm" svg:x2="47.096cm" svg:y2="-1.507cm">
          <text:p/>
        </draw:line>
        <draw:line draw:style-name="gr7" draw:text-style-name="P2" draw:layer="layout" svg:x1="47.062cm" svg:y1="-0.515cm" svg:x2="46.467cm" svg:y2="-1.011cm">
          <text:p/>
        </draw:line>
        <draw:ellipse draw:style-name="gr13" draw:text-style-name="P2" draw:layer="layout" svg:width="0.33cm" svg:height="0.23cm" svg:x="46.261cm" svg:y="-1.188cm">
          <text:p/>
        </draw:ellipse>
        <draw:line draw:style-name="gr7" draw:text-style-name="P2" draw:layer="layout" svg:x1="44.814cm" svg:y1="-1.44cm" svg:x2="44.814cm" svg:y2="-0.547cm">
          <text:p/>
        </draw:line>
        <draw:line draw:style-name="gr7" draw:text-style-name="P2" draw:layer="layout" svg:x1="45.011cm" svg:y1="-1.44cm" svg:x2="45.011cm" svg:y2="-0.547cm">
          <text:p/>
        </draw:line>
        <draw:frame draw:style-name="gr2" draw:text-style-name="P12" draw:layer="layout" svg:width="0.832cm" svg:height="0.725cm" svg:x="44.554cm" svg:y="-2.064cm">
          <draw:text-box>
            <text:p><text:span text:style-name="T5">id</text:span></text:p>
          </draw:text-box>
        </draw:frame>
        <draw:frame draw:style-name="gr2" draw:text-style-name="P12" draw:layer="layout" svg:width="1.73cm" svg:height="0.725cm" svg:x="45.392cm" svg:y="-2.096cm">
          <draw:text-box>
            <text:p><text:span text:style-name="T5">clanak</text:span></text:p>
          </draw:text-box>
        </draw:frame>
        <draw:line draw:style-name="gr7" draw:text-style-name="P2" draw:layer="layout" svg:x1="30.878cm" svg:y1="-10.326cm" svg:x2="30.878cm" svg:y2="16.682cm">
          <text:p/>
        </draw:line>
        <draw:line draw:style-name="gr7" draw:text-style-name="P2" draw:layer="layout" svg:x1="30.956cm" svg:y1="-4.12cm" svg:x2="42.466cm" svg:y2="-4.12cm">
          <text:p/>
        </draw:line>
        <draw:line draw:style-name="gr7" draw:text-style-name="P2" draw:layer="layout" svg:x1="42.4cm" svg:y1="-4.12cm" svg:x2="42.4cm" svg:y2="-3.161cm">
          <text:p/>
        </draw:line>
        <draw:frame draw:style-name="gr6" draw:text-style-name="P2" draw:layer="layout" svg:width="0.283cm" svg:height="0.3cm" svg:x="39.921cm" svg:y="-0.1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9.691cm" svg:y1="-0.595cm" svg:x2="9.096cm" svg:y2="-0.595cm">
          <text:p/>
        </draw:line>
        <draw:line draw:style-name="gr7" draw:text-style-name="P2" draw:layer="layout" svg:x1="38.264cm" svg:y1="-8.333cm" svg:x2="38.264cm" svg:y2="-7.54cm">
          <text:p/>
        </draw:line>
        <draw:line draw:style-name="gr7" draw:text-style-name="P2" draw:layer="layout" svg:x1="42.367cm" svg:y1="-3.888cm" svg:x2="41.771cm" svg:y2="-3.161cm">
          <text:p/>
        </draw:line>
        <draw:line draw:style-name="gr7" draw:text-style-name="P2" draw:layer="layout" svg:x1="43.194cm" svg:y1="-3.128cm" svg:x2="42.433cm" svg:y2="-3.855cm">
          <text:p/>
        </draw:line>
        <draw:ellipse draw:style-name="gr13" draw:text-style-name="P2" draw:layer="layout" svg:width="0.33cm" svg:height="0.23cm" svg:x="42.161cm" svg:y="-4.088cm">
          <text:p/>
        </draw:ellipse>
        <draw:frame draw:style-name="gr1" draw:text-style-name="P1" draw:layer="layout" svg:width="5.933cm" svg:height="3.569cm" svg:x="51.951cm" svg:y="4.186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revizija_aktuelna: VARCHAR</text:span></text:p>
            <text:p text:style-name="P1"><text:span text:style-name="T1">osoba: INT </text:span></text:p>
            <text:p text:style-name="P1"><text:span text:style-name="T1">projekat: INT</text:span></text:p>
          </draw:text-box>
        </draw:frame>
        <draw:path draw:style-name="gr5" draw:text-style-name="P5" draw:layer="layout" svg:width="5.96cm" svg:height="0.777cm" svg:x="51.71cm" svg:y="3.424cm" svg:viewBox="0 0 5961 778" svg:d="m5961 778c0-389-498-778-993-778-1326 0-2650 0-3976 0-496 0-992 389-992 778z">
          <text:p text:style-name="P4"><text:span text:style-name="T2">projekat_file</text:span></text:p>
        </draw:path>
        <draw:frame draw:style-name="gr6" draw:text-style-name="P2" draw:layer="layout" svg:width="0.3cm" svg:height="0.3cm" svg:x="51.842cm" svg:y="4.43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4.9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5.992cm" svg:height="3.805cm" svg:x="51.711cm" svg:y="4.198cm" svg:viewBox="0 0 5993 3806" svg:d="m0 4c0 1047 0 2091 0 3137 0 332 499 665 998 665 1333 0 2663 0 3996 0 499 0 999-333 999-665 0-1046 0-2090 0-3137 0-9-5991 0-5993 0z">
          <text:p/>
        </draw:path>
        <draw:frame draw:style-name="gr6" draw:text-style-name="P2" draw:layer="layout" svg:width="0.3cm" svg:height="0.3cm" svg:x="51.842cm" svg:y="5.3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8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1.82cm" svg:y="6.7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6.324cm">
          <draw:image xlink:href="Pictures/100002010000001000000010B17B76B9.png" xlink:type="simple" xlink:show="embed" xlink:actuate="onLoad">
            <text:p/>
          </draw:image>
        </draw:frame>
        <draw:frame draw:style-name="gr1" draw:text-style-name="P1" draw:layer="layout" svg:width="4.545cm" svg:height="3.095cm" svg:x="44.451cm" svg:y="3.32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revizija: VARCHAR</text:span></text:p>
            <text:p text:style-name="P1"><text:span text:style-name="T1">file: INT </text:span></text:p>
          </draw:text-box>
        </draw:frame>
        <draw:path draw:style-name="gr5" draw:text-style-name="P5" draw:layer="layout" svg:width="5.199cm" svg:height="0.777cm" svg:x="44.21cm" svg:y="2.558cm" svg:viewBox="0 0 5200 778" svg:d="m5200 778c0-389-434-778-867-778-1156 0-2311 0-3468 0-432 0-865 389-865 778z">
          <text:p text:style-name="P4"><text:span text:style-name="T2">projekat_file_revizija</text:span></text:p>
        </draw:path>
        <draw:frame draw:style-name="gr6" draw:text-style-name="P2" draw:layer="layout" svg:width="0.3cm" svg:height="0.3cm" svg:x="44.342cm" svg:y="3.56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342cm" svg:y="4.058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5.165cm" svg:height="3.089cm" svg:x="44.211cm" svg:y="3.332cm" svg:viewBox="0 0 5166 3090" svg:d="m0 3c0 850 0 1698 0 2547 0 269 430 540 860 540 1149 0 2296 0 3445 0 430 0 861-271 861-540 0-849 0-1697 0-2547 0-7-5165 0-5166 0z">
          <text:p/>
        </draw:path>
        <draw:frame draw:style-name="gr6" draw:text-style-name="P2" draw:layer="layout" svg:width="0.3cm" svg:height="0.3cm" svg:x="44.342cm" svg:y="4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44.342cm" svg:y="4.9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44.32cm" svg:y="5.90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44.342cm" svg:y="5.458cm">
          <draw:image xlink:href="Pictures/100002010000001000000010B17B76B9.png" xlink:type="simple" xlink:show="embed" xlink:actuate="onLoad">
            <text:p/>
          </draw:image>
        </draw:frame>
        <draw:frame draw:style-name="gr1" draw:text-style-name="P1" draw:layer="layout" svg:width="3.34cm" svg:height="1.199cm" svg:x="44.806cm" svg:y="7.276cm">
          <draw:text-box>
            <text:p text:style-name="P1"><text:span text:style-name="T1">file: INT</text:span></text:p>
            <text:p text:style-name="P1"><text:span text:style-name="T1">diff: TEXT</text:span></text:p>
          </draw:text-box>
        </draw:frame>
        <draw:path draw:style-name="gr5" draw:text-style-name="P5" draw:layer="layout" svg:width="4.145cm" svg:height="0.777cm" svg:x="44.565cm" svg:y="6.514cm" svg:viewBox="0 0 4146 778" svg:d="m4146 778c0-389-346-778-691-778-922 0-1843 0-2765 0-345 0-690 389-690 778z">
          <text:p text:style-name="P4"><text:span text:style-name="T2">projekat_file_diff</text:span></text:p>
        </draw:path>
        <draw:frame draw:style-name="gr6" draw:text-style-name="P2" draw:layer="layout" svg:width="0.3cm" svg:height="0.3cm" svg:x="44.697cm" svg:y="7.5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697cm" svg:y="8.0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1.555cm" svg:x="44.566cm" svg:y="7.288cm" svg:viewBox="0 0 4179 1556" svg:d="m0 1c0 429 0 856 0 1283 0 136 348 272 696 272 929 0 1857 0 2786 0 348 0 697-136 697-272 0-427 0-854 0-1283 0-3-4178 0-4179 0z">
          <text:p/>
        </draw:path>
        <draw:line draw:style-name="gr7" draw:text-style-name="P2" draw:layer="layout" svg:x1="54.691cm" svg:y1="2.549cm" svg:x2="54.691cm" svg:y2="-1.129cm">
          <text:p/>
        </draw:line>
        <draw:line draw:style-name="gr7" draw:text-style-name="P2" draw:layer="layout" svg:x1="54.728cm" svg:y1="2.811cm" svg:x2="54.199cm" svg:y2="3.44cm">
          <text:p/>
        </draw:line>
        <draw:line draw:style-name="gr7" draw:text-style-name="P2" draw:layer="layout" svg:x1="55.324cm" svg:y1="3.407cm" svg:x2="54.695cm" svg:y2="2.844cm">
          <text:p/>
        </draw:line>
        <draw:ellipse draw:style-name="gr13" draw:text-style-name="P2" draw:layer="layout" svg:width="0.33cm" svg:height="0.23cm" svg:x="54.561cm" svg:y="2.612cm">
          <text:p/>
        </draw:ellipse>
        <draw:frame draw:style-name="gr2" draw:text-style-name="P12" draw:layer="layout" svg:width="1.662cm" svg:height="0.725cm" svg:x="42.686cm" svg:y="-4.359cm">
          <draw:text-box>
            <text:p><text:span text:style-name="T5">osoba</text:span></text:p>
          </draw:text-box>
        </draw:frame>
        <draw:frame draw:style-name="gr2" draw:text-style-name="P12" draw:layer="layout" svg:width="2.013cm" svg:height="0.725cm" svg:x="54.983cm" svg:y="2.587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1.821cm" svg:y="7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78cm" svg:y1="2.355cm" svg:x2="52.784cm" svg:y2="2.448cm">
          <text:p/>
        </draw:line>
        <draw:line draw:style-name="gr7" draw:text-style-name="P2" draw:layer="layout" svg:x1="52.777cm" svg:y1="2.514cm" svg:x2="52.777cm" svg:y2="3.44cm">
          <text:p/>
        </draw:line>
        <draw:frame draw:style-name="gr2" draw:text-style-name="P12" draw:layer="layout" svg:width="1.662cm" svg:height="0.725cm" svg:x="50.389cm" svg:y="2.555cm">
          <draw:text-box>
            <text:p><text:span text:style-name="T5">osoba</text:span></text:p>
          </draw:text-box>
        </draw:frame>
        <draw:line draw:style-name="gr7" draw:text-style-name="P2" draw:layer="layout" svg:x1="52.829cm" svg:y1="2.811cm" svg:x2="52.3cm" svg:y2="3.44cm">
          <text:p/>
        </draw:line>
        <draw:line draw:style-name="gr7" draw:text-style-name="P2" draw:layer="layout" svg:x1="53.425cm" svg:y1="3.407cm" svg:x2="52.796cm" svg:y2="2.844cm">
          <text:p/>
        </draw:line>
        <draw:ellipse draw:style-name="gr13" draw:text-style-name="P2" draw:layer="layout" svg:width="0.33cm" svg:height="0.23cm" svg:x="52.662cm" svg:y="2.612cm">
          <text:p/>
        </draw:ellipse>
        <draw:line draw:style-name="gr7" draw:text-style-name="P2" draw:layer="layout" svg:x1="49.344cm" svg:y1="4.255cm" svg:x2="51.66cm" svg:y2="4.254cm">
          <text:p/>
        </draw:line>
        <draw:line draw:style-name="gr7" draw:text-style-name="P2" draw:layer="layout" svg:x1="49.344cm" svg:y1="3.659cm" svg:x2="49.973cm" svg:y2="4.255cm">
          <text:p/>
        </draw:line>
        <draw:line draw:style-name="gr7" draw:text-style-name="P2" draw:layer="layout" svg:x1="49.378cm" svg:y1="4.85cm" svg:x2="49.973cm" svg:y2="4.321cm">
          <text:p/>
        </draw:line>
        <draw:ellipse draw:style-name="gr13" draw:text-style-name="P2" draw:layer="layout" svg:width="0.33cm" svg:height="0.23cm" svg:x="49.862cm" svg:y="4.212cm">
          <text:p/>
        </draw:ellipse>
        <draw:line draw:style-name="gr7" draw:text-style-name="P2" draw:layer="layout" svg:x1="51.52cm" svg:y1="3.859cm" svg:x2="51.52cm" svg:y2="4.686cm">
          <text:p/>
        </draw:line>
        <draw:line draw:style-name="gr7" draw:text-style-name="P2" draw:layer="layout" svg:x1="51.32cm" svg:y1="3.86cm" svg:x2="51.32cm" svg:y2="4.687cm">
          <text:p/>
        </draw:line>
        <draw:frame draw:style-name="gr2" draw:text-style-name="P12" draw:layer="layout" svg:width="0.832cm" svg:height="0.725cm" svg:x="50.518cm" svg:y="3.456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49.518cm" svg:y="4.557cm">
          <draw:text-box>
            <text:p><text:span text:style-name="T5">file</text:span></text:p>
          </draw:text-box>
        </draw:frame>
        <draw:line draw:style-name="gr7" draw:text-style-name="P2" draw:layer="layout" svg:x1="48.824cm" svg:y1="7.46cm" svg:x2="51.685cm" svg:y2="7.452cm">
          <text:p/>
        </draw:line>
        <draw:line draw:style-name="gr7" draw:text-style-name="P2" draw:layer="layout" svg:x1="49.042cm" svg:y1="7.022cm" svg:x2="49.042cm" svg:y2="7.882cm">
          <text:p/>
        </draw:line>
        <draw:line draw:style-name="gr7" draw:text-style-name="P2" draw:layer="layout" svg:x1="51.521cm" svg:y1="6.889cm" svg:x2="51.521cm" svg:y2="7.815cm">
          <text:p/>
        </draw:line>
        <draw:frame draw:style-name="gr2" draw:text-style-name="P12" draw:layer="layout" svg:width="0.832cm" svg:height="0.725cm" svg:x="50.818cm" svg:y="6.557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48.918cm" svg:y="6.658cm">
          <draw:text-box>
            <text:p><text:span text:style-name="T5">file</text:span></text:p>
          </draw:text-box>
        </draw:frame>
        <draw:frame draw:style-name="gr1" draw:text-style-name="P1" draw:layer="layout" svg:width="3.918cm" svg:height="2.621cm" svg:x="54.431cm" svg:y="11.176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oredak: TINYINT</text:span></text:p>
            <text:p text:style-name="P1"><text:span text:style-name="T1">projekat: INT</text:span></text:p>
            <text:p text:style-name="P1"><text:span text:style-name="T1">osoba: INT</text:span></text:p>
          </draw:text-box>
        </draw:frame>
        <draw:path draw:style-name="gr5" draw:text-style-name="P5" draw:layer="layout" svg:width="4.145cm" svg:height="0.777cm" svg:x="54.19cm" svg:y="10.414cm" svg:viewBox="0 0 4146 778" svg:d="m4146 778c0-389-346-778-691-778-922 0-1843 0-2765 0-345 0-690 389-690 778z">
          <text:p text:style-name="P4"><text:span text:style-name="T2">projekat_link</text:span></text:p>
        </draw:path>
        <draw:frame draw:style-name="gr6" draw:text-style-name="P2" draw:layer="layout" svg:width="0.3cm" svg:height="0.3cm" svg:x="54.322cm" svg:y="11.4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1.9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54.191cm" svg:y="11.188cm" svg:viewBox="0 0 4179 2967" svg:d="m0 3c0 816 0 1630 0 2446 0 258 348 518 696 518 929 0 1857 0 2786 0 348 0 697-260 697-518 0-816 0-1630 0-2446 0-7-4178 0-4179 0z">
          <text:p/>
        </draw:path>
        <draw:frame draw:style-name="gr6" draw:text-style-name="P2" draw:layer="layout" svg:width="0.3cm" svg:height="0.3cm" svg:x="54.322cm" svg:y="12.31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7.404cm" svg:y1="9.822cm" svg:x2="56.875cm" svg:y2="10.451cm">
          <text:p/>
        </draw:line>
        <draw:line draw:style-name="gr7" draw:text-style-name="P2" draw:layer="layout" svg:x1="57.51cm" svg:y1="9.889cm" svg:x2="57.873cm" svg:y2="10.418cm">
          <text:p/>
        </draw:line>
        <draw:ellipse draw:style-name="gr13" draw:text-style-name="P2" draw:layer="layout" svg:width="0.33cm" svg:height="0.23cm" svg:x="57.237cm" svg:y="9.623cm">
          <text:p/>
        </draw:ellipse>
        <draw:frame draw:style-name="gr2" draw:text-style-name="P12" draw:layer="layout" svg:width="2.013cm" svg:height="0.725cm" svg:x="54.815cm" svg:y="9.501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4.322cm" svg:y="12.8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4.323cm" svg:y="13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46cm" svg:y1="11.487cm" svg:x2="54.768cm" svg:y2="11.585cm">
          <text:p/>
        </draw:line>
        <draw:line draw:style-name="gr7" draw:text-style-name="P2" draw:layer="layout" svg:x1="53.706cm" svg:y1="11.543cm" svg:x2="54.169cm" svg:y2="11.08cm">
          <text:p/>
        </draw:line>
        <draw:line draw:style-name="gr7" draw:text-style-name="P2" draw:layer="layout" svg:x1="54.202cm" svg:y1="12.006cm" svg:x2="53.706cm" svg:y2="11.609cm">
          <text:p/>
        </draw:line>
        <draw:ellipse draw:style-name="gr13" draw:text-style-name="P2" draw:layer="layout" svg:width="0.33cm" svg:height="0.23cm" svg:x="53.437cm" svg:y="11.423cm">
          <text:p/>
        </draw:ellipse>
        <draw:frame draw:style-name="gr2" draw:text-style-name="P12" draw:layer="layout" svg:width="1.662cm" svg:height="0.725cm" svg:x="51.751cm" svg:y="10.899cm">
          <draw:text-box>
            <text:p><text:span text:style-name="T5">osoba</text:span></text:p>
          </draw:text-box>
        </draw:frame>
        <draw:frame draw:style-name="gr1" draw:text-style-name="P1" draw:layer="layout" svg:width="3.918cm" svg:height="2.621cm" svg:x="47.487cm" svg:y="13.104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oredak: TINYINT</text:span></text:p>
            <text:p text:style-name="P1"><text:span text:style-name="T1">projekat: INT</text:span></text:p>
            <text:p text:style-name="P1"><text:span text:style-name="T1">osoba: INT</text:span></text:p>
          </draw:text-box>
        </draw:frame>
        <draw:path draw:style-name="gr5" draw:text-style-name="P5" draw:layer="layout" svg:width="4.145cm" svg:height="0.777cm" svg:x="47.246cm" svg:y="12.342cm" svg:viewBox="0 0 4146 778" svg:d="m4146 778c0-389-346-778-691-778-922 0-1843 0-2765 0-345 0-690 389-690 778z">
          <text:p text:style-name="P4"><text:span text:style-name="T2">projekat_rss</text:span></text:p>
        </draw:path>
        <draw:frame draw:style-name="gr6" draw:text-style-name="P2" draw:layer="layout" svg:width="0.3cm" svg:height="0.3cm" svg:x="47.378cm" svg:y="13.3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3.842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47.247cm" svg:y="13.116cm" svg:viewBox="0 0 4179 2967" svg:d="m0 3c0 816 0 1630 0 2446 0 258 348 518 696 518 929 0 1857 0 2786 0 348 0 697-260 697-518 0-816 0-1630 0-2446 0-7-4178 0-4179 0z">
          <text:p/>
        </draw:path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0.46cm" svg:y1="11.75cm" svg:x2="49.931cm" svg:y2="12.379cm">
          <text:p/>
        </draw:line>
        <draw:line draw:style-name="gr7" draw:text-style-name="P2" draw:layer="layout" svg:x1="50.566cm" svg:y1="11.817cm" svg:x2="50.929cm" svg:y2="12.346cm">
          <text:p/>
        </draw:line>
        <draw:ellipse draw:style-name="gr13" draw:text-style-name="P2" draw:layer="layout" svg:width="0.33cm" svg:height="0.23cm" svg:x="50.293cm" svg:y="11.551cm">
          <text:p/>
        </draw:ellipse>
        <draw:frame draw:style-name="gr2" draw:text-style-name="P12" draw:layer="layout" svg:width="2.013cm" svg:height="0.725cm" svg:x="48.366cm" svg:y="10.503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47.378cm" svg:y="14.80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47.379cm" svg:y="15.20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762cm" svg:y1="13.471cm" svg:x2="47.225cm" svg:y2="13.008cm">
          <text:p/>
        </draw:line>
        <draw:line draw:style-name="gr7" draw:text-style-name="P2" draw:layer="layout" svg:x1="47.258cm" svg:y1="13.934cm" svg:x2="46.762cm" svg:y2="13.537cm">
          <text:p/>
        </draw:line>
        <draw:ellipse draw:style-name="gr13" draw:text-style-name="P2" draw:layer="layout" svg:width="0.33cm" svg:height="0.23cm" svg:x="46.493cm" svg:y="13.351cm">
          <text:p/>
        </draw:ellipse>
        <draw:frame draw:style-name="gr2" draw:text-style-name="P12" draw:layer="layout" svg:width="1.662cm" svg:height="0.725cm" svg:x="44.905cm" svg:y="12.397cm">
          <draw:text-box>
            <text:p><text:span text:style-name="T5">osoba</text:span></text:p>
          </draw:text-box>
        </draw:frame>
        <draw:line draw:style-name="gr7" draw:text-style-name="P2" draw:layer="layout" svg:x1="57.381cm" svg:y1="9.592cm" svg:x2="57.381cm" svg:y2="9.129cm">
          <text:p/>
        </draw:line>
        <draw:line draw:style-name="gr7" draw:text-style-name="P2" draw:layer="layout" svg:x1="58.595cm" svg:y1="9.099cm" svg:x2="57.348cm" svg:y2="9.095cm">
          <text:p/>
        </draw:line>
        <draw:line draw:style-name="gr7" draw:text-style-name="P2" draw:layer="layout" svg:x1="49.547cm" svg:y1="-6.652cm" svg:x2="58.539cm" svg:y2="3.175cm">
          <text:p/>
        </draw:line>
        <draw:frame draw:style-name="gr14" draw:text-style-name="P12" draw:layer="layout" svg:width="0.832cm" svg:height="0.725cm" svg:x="49.845cm" svg:y="-6.152cm">
          <draw:text-box>
            <text:p><text:span text:style-name="T5">id</text:span></text:p>
          </draw:text-box>
        </draw:frame>
        <draw:line draw:style-name="gr7" draw:text-style-name="P2" draw:layer="layout" svg:x1="50.178cm" svg:y1="-6.32cm" svg:x2="49.781cm" svg:y2="-6.022cm">
          <text:p/>
        </draw:line>
        <draw:line draw:style-name="gr7" draw:text-style-name="P2" draw:layer="layout" svg:x1="50.279cm" svg:y1="-6.22cm" svg:x2="49.882cm" svg:y2="-5.922cm">
          <text:p/>
        </draw:line>
        <draw:line draw:style-name="gr7" draw:text-style-name="P2" draw:layer="layout" svg:x1="58.539cm" svg:y1="3.175cm" svg:x2="58.595cm" svg:y2="16.553cm">
          <text:p/>
        </draw:line>
        <draw:line draw:style-name="gr7" draw:text-style-name="P2" draw:layer="layout" svg:x1="50.436cm" svg:y1="8.533cm" svg:x2="50.498cm" svg:y2="11.641cm">
          <text:p/>
        </draw:line>
        <draw:line draw:style-name="gr7" draw:text-style-name="P2" draw:layer="layout" svg:x1="58.539cm" svg:y1="8.5cm" svg:x2="50.37cm" svg:y2="8.566cm">
          <text:p/>
        </draw:line>
        <draw:line draw:style-name="gr7" draw:text-style-name="P2" draw:layer="layout" svg:x1="46.434cm" svg:y1="13.532cm" svg:x2="30.846cm" svg:y2="13.455cm">
          <text:p/>
        </draw:line>
        <draw:frame draw:style-name="gr1" draw:text-style-name="P1" draw:layer="layout" svg:width="4.545cm" svg:height="3.569cm" svg:x="53.801cm" svg:y="18.647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naslov: VARCHAR</text:span></text:p>
            <text:p text:style-name="P1"><text:span text:style-name="T1">prvi_post: INT</text:span></text:p>
            <text:p text:style-name="P1"><text:span text:style-name="T1">zadnji_post: INT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path draw:style-name="gr5" draw:text-style-name="P5" draw:layer="layout" svg:width="4.798cm" svg:height="0.777cm" svg:x="53.56cm" svg:y="17.885cm" svg:viewBox="0 0 4799 778" svg:d="m4799 778c0-389-400-778-800-778-1067 0-2133 0-3200 0-400 0-799 389-799 778z">
          <text:p text:style-name="P4"><text:span text:style-name="T2">bb_tema</text:span></text:p>
        </draw:path>
        <draw:frame draw:style-name="gr6" draw:text-style-name="P2" draw:layer="layout" svg:width="0.3cm" svg:height="0.3cm" svg:x="53.692cm" svg:y="18.89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19.385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855cm" svg:x="53.561cm" svg:y="18.659cm" svg:viewBox="0 0 4831 3856" svg:d="m0 4c0 1060 0 2118 0 3179 0 335 402 673 805 673 1074 0 2146 0 3220 0 403 0 806-338 806-673 0-1061 0-2119 0-3179 0-9-4830 0-4831 0z">
          <text:p/>
        </draw:path>
        <draw:frame draw:style-name="gr6" draw:text-style-name="P2" draw:layer="layout" svg:width="0.3cm" svg:height="0.3cm" svg:x="53.692cm" svg:y="19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3.692cm" svg:y="20.3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3cm" svg:y="20.7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4cm" svg:y="21.2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745cm">
          <draw:image xlink:href="Pictures/100002010000001000000010F520EFBD.png" xlink:type="simple" xlink:show="embed" xlink:actuate="onLoad">
            <text:p/>
          </draw:image>
        </draw:frame>
        <draw:frame draw:style-name="gr1" draw:text-style-name="P1" draw:layer="layout" svg:width="4.545cm" svg:height="2.147cm" svg:x="45.089cm" svg:y="18.848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tema: INT</text:span></text:p>
          </draw:text-box>
        </draw:frame>
        <draw:path draw:style-name="gr5" draw:text-style-name="P5" draw:layer="layout" svg:width="4.798cm" svg:height="0.777cm" svg:x="44.848cm" svg:y="18.086cm" svg:viewBox="0 0 4799 778" svg:d="m4799 778c0-389-400-778-800-778-1067 0-2133 0-3200 0-400 0-799 389-799 778z">
          <text:p text:style-name="P4"><text:span text:style-name="T2">bb_post</text:span></text:p>
        </draw:path>
        <draw:frame draw:style-name="gr6" draw:text-style-name="P2" draw:layer="layout" svg:width="0.3cm" svg:height="0.3cm" svg:x="44.98cm" svg:y="19.094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98cm" svg:y="19.586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016cm" svg:x="44.849cm" svg:y="18.86cm" svg:viewBox="0 0 4831 3017" svg:d="m0 3c0 830 0 1657 0 2487 0 263 402 527 805 527 1074 0 2146 0 3220 0 403 0 806-264 806-527 0-830 0-1657 0-2487 0-7-4830 0-4831 0z">
          <text:p/>
        </draw:path>
        <draw:frame draw:style-name="gr6" draw:text-style-name="P2" draw:layer="layout" svg:width="0.283cm" svg:height="0.3cm" svg:x="44.981cm" svg:y="20.046cm">
          <draw:image xlink:href="Pictures/100002010000001000000010F520EFBD.png" xlink:type="simple" xlink:show="embed" xlink:actuate="onLoad">
            <text:p/>
          </draw:image>
        </draw:frame>
        <draw:frame draw:style-name="gr15" draw:text-style-name="P1" draw:layer="layout" svg:width="4.003cm" svg:height="1.673cm" svg:x="37.645cm" svg:y="18.916cm">
          <draw:text-box>
            <text:p text:style-name="P1"><text:span text:style-name="T1">post: INT</text:span></text:p>
            <text:p text:style-name="P1"><text:span text:style-name="T1">naslov: VARCHAR</text:span></text:p>
            <text:p text:style-name="P1"><text:span text:style-name="T1">tekst: TEXT</text:span></text:p>
          </draw:text-box>
        </draw:frame>
        <draw:path draw:style-name="gr5" draw:text-style-name="P5" draw:layer="layout" svg:width="4.798cm" svg:height="0.777cm" svg:x="37.404cm" svg:y="18.154cm" svg:viewBox="0 0 4799 778" svg:d="m4799 778c0-389-400-778-800-778-1067 0-2133 0-3200 0-400 0-799 389-799 778z">
          <text:p text:style-name="P4"><text:span text:style-name="T2">bb_post_text</text:span></text:p>
        </draw:path>
        <draw:frame draw:style-name="gr6" draw:text-style-name="P2" draw:layer="layout" svg:width="0.3cm" svg:height="0.3cm" svg:x="37.536cm" svg:y="19.1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7.536cm" svg:y="19.65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2.071cm" svg:x="37.405cm" svg:y="18.928cm" svg:viewBox="0 0 4831 2072" svg:d="m0 2c0 570 0 1138 0 1708 0 180 402 362 805 362 1074 0 2146 0 3220 0 403 0 806-182 806-362 0-570 0-1138 0-1708 0-5-4830 0-4831 0z">
          <text:p/>
        </draw:path>
        <draw:frame draw:style-name="gr6" draw:text-style-name="P2" draw:layer="layout" svg:width="0.3cm" svg:height="0.3cm" svg:x="37.536cm" svg:y="20.05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2.24cm" svg:y1="19.3cm" svg:x2="44.853cm" svg:y2="19.3cm">
          <text:p/>
        </draw:line>
        <draw:frame draw:style-name="gr2" draw:text-style-name="P12" draw:layer="layout" svg:width="1.306cm" svg:height="0.725cm" svg:x="42.067cm" svg:y="18.082cm">
          <draw:text-box>
            <text:p><text:span text:style-name="T5">post</text:span></text:p>
          </draw:text-box>
        </draw:frame>
        <draw:frame draw:style-name="gr2" draw:text-style-name="P12" draw:layer="layout" svg:width="0.832cm" svg:height="0.725cm" svg:x="44.057cm" svg:y="18.032cm">
          <draw:text-box>
            <text:p><text:span text:style-name="T5">id</text:span></text:p>
          </draw:text-box>
        </draw:frame>
        <draw:line draw:style-name="gr7" draw:text-style-name="P2" draw:layer="layout" svg:x1="42.337cm" svg:y1="18.876cm" svg:x2="42.369cm" svg:y2="19.682cm">
          <text:p/>
        </draw:line>
        <draw:line draw:style-name="gr7" draw:text-style-name="P2" draw:layer="layout" svg:x1="42.437cm" svg:y1="18.876cm" svg:x2="42.469cm" svg:y2="19.682cm">
          <text:p/>
        </draw:line>
        <draw:line draw:style-name="gr7" draw:text-style-name="P2" draw:layer="layout" svg:x1="44.637cm" svg:y1="18.876cm" svg:x2="44.669cm" svg:y2="19.682cm">
          <text:p/>
        </draw:line>
        <draw:line draw:style-name="gr7" draw:text-style-name="P2" draw:layer="layout" svg:x1="44.737cm" svg:y1="18.876cm" svg:x2="44.769cm" svg:y2="19.682cm">
          <text:p/>
        </draw:line>
        <draw:line draw:style-name="gr7" draw:text-style-name="P2" draw:layer="layout" svg:x1="49.625cm" svg:y1="18.824cm" svg:x2="53.561cm" svg:y2="18.824cm">
          <text:p/>
        </draw:line>
        <draw:frame draw:style-name="gr2" draw:text-style-name="P12" draw:layer="layout" svg:width="1.45cm" svg:height="0.725cm" svg:x="50.542cm" svg:y="17.948cm">
          <draw:text-box>
            <text:p><text:span text:style-name="T5">tema</text:span></text:p>
          </draw:text-box>
        </draw:frame>
        <draw:frame draw:style-name="gr2" draw:text-style-name="P12" draw:layer="layout" svg:width="0.832cm" svg:height="0.725cm" svg:x="52.548cm" svg:y="17.896cm">
          <draw:text-box>
            <text:p><text:span text:style-name="T5">id</text:span></text:p>
          </draw:text-box>
        </draw:frame>
        <draw:line draw:style-name="gr7" draw:text-style-name="P2" draw:layer="layout" svg:x1="49.528cm" svg:y1="18.456cm" svg:x2="50.229cm" svg:y2="18.824cm">
          <text:p/>
        </draw:line>
        <draw:line draw:style-name="gr7" draw:text-style-name="P2" draw:layer="layout" svg:x1="49.657cm" svg:y1="19.328cm" svg:x2="50.206cm" svg:y2="18.811cm">
          <text:p/>
        </draw:line>
        <draw:line draw:style-name="gr7" draw:text-style-name="P2" draw:layer="layout" svg:x1="53.271cm" svg:y1="18.437cm" svg:x2="53.271cm" svg:y2="19.179cm">
          <text:p/>
        </draw:line>
        <draw:line draw:style-name="gr7" draw:text-style-name="P2" draw:layer="layout" svg:x1="49.625cm" svg:y1="20.024cm" svg:x2="53.561cm" svg:y2="20.024cm">
          <text:p/>
        </draw:line>
        <draw:frame draw:style-name="gr6" draw:text-style-name="P2" draw:layer="layout" svg:width="0.283cm" svg:height="0.3cm" svg:x="44.982cm" svg:y="20.446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12" draw:layer="layout" svg:width="0.832cm" svg:height="0.725cm" svg:x="50.064cm" svg:y="19.195cm">
          <draw:text-box>
            <text:p><text:span text:style-name="T5">id</text:span></text:p>
          </draw:text-box>
        </draw:frame>
        <draw:frame draw:style-name="gr2" draw:text-style-name="P12" draw:layer="layout" svg:width="2.221cm" svg:height="0.725cm" svg:x="51.194cm" svg:y="19.107cm">
          <draw:text-box>
            <text:p><text:span text:style-name="T5">prvi_post</text:span></text:p>
          </draw:text-box>
        </draw:frame>
        <draw:line draw:style-name="gr7" draw:text-style-name="P2" draw:layer="layout" svg:x1="49.948cm" svg:y1="19.499cm" svg:x2="49.948cm" svg:y2="20.467cm">
          <text:p/>
        </draw:line>
        <draw:line draw:style-name="gr7" draw:text-style-name="P2" draw:layer="layout" svg:x1="50.048cm" svg:y1="19.499cm" svg:x2="50.048cm" svg:y2="20.467cm">
          <text:p/>
        </draw:line>
        <draw:line draw:style-name="gr7" draw:text-style-name="P2" draw:layer="layout" svg:x1="53.448cm" svg:y1="19.499cm" svg:x2="53.448cm" svg:y2="20.467cm">
          <text:p/>
        </draw:line>
        <draw:line draw:style-name="gr7" draw:text-style-name="P2" draw:layer="layout" svg:x1="53.348cm" svg:y1="19.499cm" svg:x2="53.348cm" svg:y2="20.467cm">
          <text:p/>
        </draw:line>
        <draw:line draw:style-name="gr7" draw:text-style-name="P2" draw:layer="layout" svg:x1="49.948cm" svg:y1="20.499cm" svg:x2="49.948cm" svg:y2="21.467cm">
          <text:p/>
        </draw:line>
        <draw:line draw:style-name="gr7" draw:text-style-name="P2" draw:layer="layout" svg:x1="50.048cm" svg:y1="20.499cm" svg:x2="50.048cm" svg:y2="21.467cm">
          <text:p/>
        </draw:line>
        <draw:line draw:style-name="gr7" draw:text-style-name="P2" draw:layer="layout" svg:x1="53.348cm" svg:y1="20.499cm" svg:x2="53.348cm" svg:y2="21.467cm">
          <text:p/>
        </draw:line>
        <draw:line draw:style-name="gr7" draw:text-style-name="P2" draw:layer="layout" svg:x1="53.448cm" svg:y1="20.499cm" svg:x2="53.448cm" svg:y2="21.467cm">
          <text:p/>
        </draw:line>
        <draw:line draw:style-name="gr7" draw:text-style-name="P2" draw:layer="layout" svg:x1="49.625cm" svg:y1="20.924cm" svg:x2="53.561cm" svg:y2="20.924cm">
          <text:p/>
        </draw:line>
        <draw:frame draw:style-name="gr2" draw:text-style-name="P12" draw:layer="layout" svg:width="0.832cm" svg:height="0.725cm" svg:x="50.064cm" svg:y="20.296cm">
          <draw:text-box>
            <text:p><text:span text:style-name="T5">id</text:span></text:p>
          </draw:text-box>
        </draw:frame>
        <draw:frame draw:style-name="gr2" draw:text-style-name="P12" draw:layer="layout" svg:width="2.648cm" svg:height="0.725cm" svg:x="50.795cm" svg:y="20.208cm">
          <draw:text-box>
            <text:p><text:span text:style-name="T5">zadnji_post</text:span></text:p>
          </draw:text-box>
        </draw:frame>
        <draw:line draw:style-name="gr7" draw:text-style-name="P2" draw:layer="layout" svg:x1="53.171cm" svg:y1="18.437cm" svg:x2="53.171cm" svg:y2="19.179cm">
          <text:p/>
        </draw:line>
        <draw:line draw:style-name="gr7" draw:text-style-name="P2" draw:layer="layout" svg:x1="50.171cm" svg:y1="18.437cm" svg:x2="50.171cm" svg:y2="19.179cm">
          <text:p/>
        </draw:line>
        <draw:line draw:style-name="gr7" draw:text-style-name="P2" draw:layer="layout" svg:x1="10.229cm" svg:y1="0.448cm" svg:x2="10.616cm" svg:y2="0.448cm">
          <text:p/>
        </draw:line>
        <draw:line draw:style-name="gr7" draw:text-style-name="P2" draw:layer="layout" svg:x1="10.561cm" svg:y1="0.619cm" svg:x2="10.561cm" svg:y2="0.2cm">
          <text:p/>
        </draw:line>
        <draw:line draw:style-name="gr7" draw:text-style-name="P2" draw:layer="layout" svg:x1="10.461cm" svg:y1="0.62cm" svg:x2="10.461cm" svg:y2="0.201cm">
          <text:p/>
        </draw:line>
        <draw:line draw:style-name="gr7" draw:text-style-name="P2" draw:layer="layout" svg:x1="55.723cm" svg:y1="16.714cm" svg:x2="30.878cm" svg:y2="16.682cm">
          <text:p/>
        </draw:line>
        <draw:line draw:style-name="gr7" draw:text-style-name="P2" draw:layer="layout" svg:x1="46.141cm" svg:y1="17.456cm" svg:x2="45.753cm" svg:y2="18.102cm">
          <text:p/>
        </draw:line>
        <draw:line draw:style-name="gr7" draw:text-style-name="P2" draw:layer="layout" svg:x1="46.754cm" svg:y1="18.037cm" svg:x2="46.205cm" svg:y2="17.456cm">
          <text:p/>
        </draw:line>
        <draw:ellipse draw:style-name="gr13" draw:text-style-name="P2" draw:layer="layout" svg:width="0.387cm" svg:height="0.323cm" svg:x="45.979cm" svg:y="17.101cm">
          <text:p/>
        </draw:ellipse>
        <draw:frame draw:style-name="gr2" draw:text-style-name="P12" draw:layer="layout" svg:width="1.662cm" svg:height="0.725cm" svg:x="44.405cm" svg:y="16.698cm">
          <draw:text-box>
            <text:p><text:span text:style-name="T5">osoba</text:span></text:p>
          </draw:text-box>
        </draw:frame>
        <draw:line draw:style-name="gr7" draw:text-style-name="P2" draw:layer="layout" svg:x1="55.642cm" svg:y1="17.256cm" svg:x2="55.254cm" svg:y2="17.902cm">
          <text:p/>
        </draw:line>
        <draw:line draw:style-name="gr7" draw:text-style-name="P2" draw:layer="layout" svg:x1="56.255cm" svg:y1="17.837cm" svg:x2="55.706cm" svg:y2="17.256cm">
          <text:p/>
        </draw:line>
        <draw:ellipse draw:style-name="gr13" draw:text-style-name="P2" draw:layer="layout" svg:width="0.387cm" svg:height="0.323cm" svg:x="55.48cm" svg:y="16.901cm">
          <text:p/>
        </draw:ellipse>
        <draw:frame draw:style-name="gr2" draw:text-style-name="P12" draw:layer="layout" svg:width="1.662cm" svg:height="0.725cm" svg:x="53.906cm" svg:y="16.898cm">
          <draw:text-box>
            <text:p><text:span text:style-name="T5">osoba</text:span></text:p>
          </draw:text-box>
        </draw:frame>
        <draw:line draw:style-name="gr7" draw:text-style-name="P2" draw:layer="layout" svg:x1="46.173cm" svg:y1="17.069cm" svg:x2="46.108cm" svg:y2="16.65cm">
          <text:p/>
        </draw:line>
        <draw:line draw:style-name="gr7" draw:text-style-name="P2" draw:layer="layout" svg:x1="55.691cm" svg:y1="16.84cm" svg:x2="55.691cm" svg:y2="16.646cm">
          <text:p/>
        </draw:line>
        <draw:line draw:style-name="gr7" draw:text-style-name="P2" draw:layer="layout" svg:x1="32.622cm" svg:y1="1cm" svg:x2="32.622cm" svg:y2="1.968cm">
          <text:p/>
        </draw:line>
        <draw:line draw:style-name="gr7" draw:text-style-name="P2" draw:layer="layout" svg:x1="31.524cm" svg:y1="2cm" svg:x2="32.654cm" svg:y2="2cm">
          <text:p/>
        </draw:line>
        <draw:line draw:style-name="gr7" draw:text-style-name="P2" draw:layer="layout" svg:x1="57.433cm" svg:y1="16.617cm" svg:x2="58.627cm" svg:y2="16.617cm">
          <text:p/>
        </draw:line>
        <draw:line draw:style-name="gr7" draw:text-style-name="P2" draw:layer="layout" svg:x1="57.466cm" svg:y1="17.166cm" svg:x2="57.466cm" svg:y2="16.649cm">
          <text:p/>
        </draw:line>
        <draw:line draw:style-name="gr7" draw:text-style-name="P2" draw:layer="layout" svg:x1="57.504cm" svg:y1="17.322cm" svg:x2="56.975cm" svg:y2="17.951cm">
          <text:p/>
        </draw:line>
        <draw:line draw:style-name="gr7" draw:text-style-name="P2" draw:layer="layout" svg:x1="57.61cm" svg:y1="17.389cm" svg:x2="57.973cm" svg:y2="17.918cm">
          <text:p/>
        </draw:line>
        <draw:ellipse draw:style-name="gr13" draw:text-style-name="P2" draw:layer="layout" svg:width="0.33cm" svg:height="0.23cm" svg:x="57.337cm" svg:y="17.123cm">
          <text:p/>
        </draw:ellipse>
        <draw:frame draw:style-name="gr2" draw:text-style-name="P12" draw:layer="layout" svg:width="2.013cm" svg:height="0.725cm" svg:x="56.215cm" svg:y="15.901cm">
          <draw:text-box>
            <text:p><text:span text:style-name="T5">projekat</text:span></text:p>
          </draw:text-box>
        </draw:frame>
        <draw:line draw:style-name="gr7" draw:text-style-name="P2" draw:layer="layout" svg:x1="57.481cm" svg:y1="17.092cm" svg:x2="57.481cm" svg:y2="16.629cm">
          <text:p/>
        </draw:line>
        <draw:line draw:style-name="gr7" draw:text-style-name="P2" draw:layer="layout" svg:x1="45.343cm" svg:y1="-8.267cm" svg:x2="45.343cm" svg:y2="-7.5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s" fo:country="B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ETF</meta:initial-creator>
    <meta:creation-date>2009-02-17T18:16:21</meta:creation-date>
    <dc:date>2009-03-09T22:03:16.59</dc:date>
    <dc:language>bs-BA</dc:language>
    <meta:editing-cycles>34</meta:editing-cycles>
    <meta:editing-duration>PT13H02M57S</meta:editing-duration>
    <meta:document-statistic meta:object-count="1232"/>
    <meta:user-defined meta:name="Info 1"/>
    <meta:user-defined meta:name="Info 2"/>
    <meta:user-defined meta:name="Info 3"/>
    <meta:user-defined meta:name="Info 4"/>
  </office:meta>
</office:document-meta>
</file>